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Object 10/Pictures/20000011000000DD000000DDB1B86C74.svm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" manifest:full-path="Object 1/Pictures/20000011000000DD000000DDB1B86C7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" manifest:full-path="Object 2/Pictures/20000011000000DD000000DDB1B86C74.svm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" manifest:full-path="Object 3/Pictures/20000011000000DD000000DDB1B86C74.svm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" manifest:full-path="Object 4/Pictures/20000011000000DD000000DDB1B86C74.svm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11000000DD000000DDB1B86C74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20000011000000DD000000DDB1B86C74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20000011000000DD000000DDB1B86C74.svm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20000011000000DD000000DDB1B86C74.svm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settings.xml"/>
  <manifest:file-entry manifest:media-type="" manifest:full-path="Object 9/Pictures/20000011000000DD000000DDB1B86C74.svm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0.71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9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5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10"/>
    <style:style style:name="ce12" style:family="table-cell" style:parent-style-name="Default" style:data-style-name="N113"/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149">
      <style:table-cell-properties fo:padding="0.071cm"/>
    </style:style>
    <style:style style:name="ce15" style:family="table-cell" style:parent-style-name="Default" style:data-style-name="N109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padding="0.071cm"/>
    </style:style>
    <style:style style:name="ce17" style:family="table-cell" style:parent-style-name="Default" style:data-style-name="N109">
      <style:table-cell-properties fo:padding="0.071cm"/>
      <style:text-properties fo:font-weight="normal" style:font-weight-asian="normal" style:font-weight-complex="normal"/>
    </style:style>
    <style:style style:name="ce18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Planilha1" table:style-name="ta1">
        <office:forms form:automatic-focus="false" form:apply-design-mode="false"/>
        <table:shapes>
          <draw:frame draw:z-index="0" draw:style-name="gr1" svg:width="9.557cm" svg:height="9.03cm" svg:x="9.976cm" svg:y="17.633cm">
            <draw:object draw:notify-on-update-of-ranges="Planilha1.E2:Planilha1.E36 Planilha1.D1:Planilha1.D1 Planilha1.D2:Planilha1.D36 Planilha1.E2:Planilha1.E36 Planilha1.K1:Planilha1.K1 Planilha1.K2:Planilha1.K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558cm" svg:height="9.028cm" svg:x="0.336cm" svg:y="17.606cm">
            <draw:object draw:notify-on-update-of-ranges="Planilha1.E2:Planilha1.E12 Planilha1.D1:Planilha1.D1 Planilha1.D2:Planilha1.D12 Planilha1.E2:Planilha1.E12 Planilha1.J1:Planilha1.J1 Planilha1.J2:Planilha1.J12 Planilha1.E2:Planilha1.E12 Planilha1.L1:Planilha1.L1 Planilha1.L2:Planilha1.L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556cm" svg:height="9.036cm" svg:x="0.31cm" svg:y="26.894cm">
            <draw:object draw:notify-on-update-of-ranges="Planilha1.M21:Planilha1.M36 Planilha1.N1:Planilha1.N1 Planilha1.N21:Planilha1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9.558cm" svg:height="9.029cm" svg:x="9.976cm" svg:y="26.928cm">
            <draw:object draw:notify-on-update-of-ranges="Planilha1.M2:Planilha1.M36 Planilha1.N1:Planilha1.N1 Planilha1.N2:Planilha1.N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613cm" svg:height="9.035cm" svg:x="0.3cm" svg:y="36.216cm">
            <draw:object draw:notify-on-update-of-ranges="Planilha1.O1:Planilha1.O1 Planilha1.O21:Planilha1.O36 Planilha1.P1:Planilha1.P1 Planilha1.P21:Planilha1.P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9.613cm" svg:height="9.035cm" svg:x="10.053cm" svg:y="36.25cm">
            <draw:object draw:notify-on-update-of-ranges="Planilha1.O2:Planilha1.O36 Planilha1.P1:Planilha1.P1 Planilha1.P2:Planilha1.P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9.56cm" svg:height="8.999cm" svg:x="24.381cm" svg:y="47.545cm">
            <draw:object draw:notify-on-update-of-ranges="Planilha1.Y8:Planilha1.Y17 Planilha1.D1:Planilha1.D1 Planilha1.X8:Planilha1.X17 Planilha1.Y8:Planilha1.Y17 Planilha1.AA7:Planilha1.AA7 Planilha1.AA8:Planilha1.AA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9.56cm" svg:height="8.999cm" svg:x="34.814cm" svg:y="47.834cm">
            <draw:object draw:notify-on-update-of-ranges="Planilha1.AD37:Planilha1.AD90 Planilha1.AC7:Planilha1.AC7 Planilha1.AC37:Planilha1.AC9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9.563cm" svg:height="8.999cm" svg:x="0.296cm" svg:y="45.41cm">
            <draw:object draw:notify-on-update-of-ranges="Planilha1.R2:Planilha1.R36 Planilha1.S1:Planilha1.S1 Planilha1.S2:Planilha1.S3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9.54cm" svg:height="8.999cm" svg:x="22.491cm" svg:y="41.199cm">
            <draw:object draw:notify-on-update-of-ranges="Planilha1.AF37:Planilha1.AF90 Planilha1.AG7:Planilha1.AG7 Planilha1.AG37:Planilha1.AG9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>
            <text:p>I(A)</text:p>
          </table:table-cell>
          <table:table-cell table:style-name="ce4" office:value-type="string">
            <text:p>L</text:p>
          </table:table-cell>
          <table:table-cell table:style-name="ce1" office:value-type="string">
            <text:p>Resistência medida</text:p>
          </table:table-cell>
          <table:table-cell table:style-name="ce1" office:value-type="string">
            <text:p>P(W)</text:p>
          </table:table-cell>
          <table:table-cell table:style-name="ce7" office:value-type="string">
            <text:p>P²(W²)</text:p>
          </table:table-cell>
          <table:table-cell table:style-name="ce7" table:number-matrix-columns-spanned="3" table:number-matrix-rows-spanned="5" table:formula="of:=LINEST([.D2:.D12];[.E2:.F12];1;1)" office:value-type="float" office:value="-1.88267609336897">
            <text:p>-1,8826760934</text:p>
          </table:table-cell>
          <table:table-cell table:style-name="ce7" office:value-type="float" office:value="3.82095231319693">
            <text:p>3,8209523132</text:p>
          </table:table-cell>
          <table:table-cell table:style-name="ce7" office:value-type="float" office:value="0.814842605807468">
            <text:p>0,8148426058</text:p>
          </table:table-cell>
          <table:table-cell table:style-name="ce10" office:value-type="string">
            <text:p>Interpolação usando valores até 1,1volts</text:p>
          </table:table-cell>
          <table:table-cell table:number-columns-repeated="2" table:style-name="ce10" office:value-type="string">
            <text:p>Interpolação usando todos os valores</text:p>
          </table:table-cell>
          <table:table-cell table:style-name="ce10" office:value-type="string">
            <text:p>ln(P)(W)</text:p>
          </table:table-cell>
          <table:table-cell table:style-name="ce10" office:value-type="string">
            <text:p>ln(R)(Ω)</text:p>
          </table:table-cell>
          <table:table-cell table:style-name="ce10" office:value-type="string">
            <text:p>ln(P)(W)</text:p>
          </table:table-cell>
          <table:table-cell table:style-name="ce10" office:value-type="string">
            <text:p>ln(R/Ro)(Ω)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1/T</text:p>
          </table:table-cell>
          <table:table-cell table:style-name="ce10" office:value-type="string">
            <text:p>ln(L-L0)(u.a.)</text:p>
          </table:table-cell>
          <table:table-cell table:style-name="ce7"/>
          <table:table-cell table:formula="of:=[.U7]" office:value-type="string" office:string-value="V(volts)">
            <text:p>V(volts)</text:p>
          </table:table-cell>
          <table:table-cell table:formula="of:=[.V7]" office:value-type="string" office:string-value="I(amperes)">
            <text:p>I(amperes)</text:p>
          </table:table-cell>
          <table:table-cell table:formula="of:=[.W7]" office:value-type="string" office:string-value="S(u.a.)">
            <text:p>S(u.a.)</text:p>
          </table:table-cell>
          <table:table-cell table:formula="of:=[.X7]" office:value-type="string" office:string-value="R">
            <text:p>R</text:p>
          </table:table-cell>
          <table:table-cell table:formula="of:=[.Y7]" office:value-type="string" office:string-value="P">
            <text:p>P</text:p>
          </table:table-cell>
          <table:table-cell table:style-name="ce7" office:value-type="string">
            <text:p>r0</text:p>
          </table:table-cell>
          <table:table-cell table:style-name="ce7"/>
          <table:table-cell table:formula="of:=[.AB7]" office:value-type="string" office:string-value="R/R0">
            <text:p>R/R0</text:p>
          </table:table-cell>
          <table:table-cell table:formula="of:=[.AC7]" office:value-type="string" office:string-value="ln(R/Ro)(Ω)">
            <text:p>ln(R/Ro)(Ω)</text:p>
          </table:table-cell>
          <table:table-cell table:formula="of:=[.AD7]" office:value-type="string" office:string-value="ln(P)(W)">
            <text:p>ln(P)(W)</text:p>
          </table:table-cell>
          <table:table-cell table:formula="of:=[.AE7]" office:value-type="string" office:string-value="T">
            <text:p>T</text:p>
          </table:table-cell>
          <table:table-cell table:formula="of:=[.AF7]" office:value-type="string" office:string-value="1/T">
            <text:p>1/T</text:p>
          </table:table-cell>
          <table:table-cell table:formula="of:=[.AG7]" office:value-type="string" office:string-value="ln(L-L0)(u.a.)">
            <text:p>ln(L-L0)(u.a.)</text:p>
          </table:table-cell>
          <table:table-cell table:style-name="ce7" table:number-columns-repeated="990"/>
        </table:table-row>
        <table:table-row table:style-name="ro2"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 office:value-type="float" office:value="5.7">
            <text:p>5,7</text:p>
          </table:table-cell>
          <table:table-cell table:style-name="ce2" table:formula="of:=[.A2]/[.B2]" office:value-type="float" office:value="0.916666666666667">
            <text:p>0,92</text:p>
          </table:table-cell>
          <table:table-cell table:style-name="ce2" table:formula="of:=[.B2]*[.A2]" office:value-type="float" office:value="0.0132">
            <text:p>0,01</text:p>
          </table:table-cell>
          <table:table-cell table:style-name="ce8" table:formula="of:=[.E2]^2" office:value-type="float" office:value="0.00017424">
            <text:p>0,00017</text:p>
          </table:table-cell>
          <table:table-cell office:value-type="float" office:value="0.397157080364879">
            <text:p>0,3971570804</text:p>
          </table:table-cell>
          <table:table-cell office:value-type="float" office:value="0.216766691347517">
            <text:p>0,2167666913</text:p>
          </table:table-cell>
          <table:table-cell office:value-type="float" office:value="0.0236808530073563">
            <text:p>0,023680853</text:p>
          </table:table-cell>
          <table:table-cell table:formula="of:=[.$I$1]+([.$H$1]*[.$E2])+([.$G$1]*[.$F2])" office:value-type="float" office:value="0.864951138859159">
            <text:p>0,865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LN([.E2])" office:value-type="float" office:value="-4.32753844938981">
            <text:p>-4,328</text:p>
          </table:table-cell>
          <table:table-cell table:formula="of:=LN([.D2])" office:value-type="float" office:value="-0.0870113769896297">
            <text:p>-0,087</text:p>
          </table:table-cell>
          <table:table-cell table:formula="of:=[.M2]" office:value-type="float" office:value="-4.32753844938981">
            <text:p>-4,328</text:p>
          </table:table-cell>
          <table:table-cell table:formula="of:=LN([.D2]/[.$I$1])" office:value-type="float" office:value="0.117748929110671">
            <text:p>0,118</text:p>
          </table:table-cell>
          <table:table-cell table:formula="of:=[.$V$4]*([.D2]/[.$I$1])^(1/[.$H$17])" office:value-type="float" office:value="330.233295107984">
            <text:p>330,233</text:p>
          </table:table-cell>
          <table:table-cell table:style-name="ce12" table:formula="of:=1/[.Q2]" office:value-type="float" office:value="0.00302816225624072">
            <text:p>0,0030282</text:p>
          </table:table-cell>
          <table:table-cell table:formula="of:=LN([.C2]-[.$H$19])" office:value-type="float" office:value="0">
            <text:p>Erro:502</text:p>
          </table:table-cell>
          <table:table-cell table:number-columns-repeated="2"/>
          <table:table-cell table:style-name="ce13"/>
          <table:table-cell/>
          <table:table-cell table:style-name="ce7" table:number-matrix-columns-spanned="3" table:number-matrix-rows-spanned="5" table:formula="of:=LINEST([.X8:.X17];[.Y8:.Z17];1;1)" office:value-type="float" office:value="-1.361548480911">
            <text:p>-1,3615484809</text:p>
          </table:table-cell>
          <table:table-cell table:style-name="ce7" office:value-type="float" office:value="3.76278915323452">
            <text:p>3,7627891532</text:p>
          </table:table-cell>
          <table:table-cell table:style-name="ce7" office:value-type="float" office:value="0.654328764594652">
            <text:p>0,6543287646</text:p>
          </table:table-cell>
          <table:table-cell table:number-columns-repeated="997"/>
        </table:table-row>
        <table:table-row table:style-name="ro2"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5.8">
            <text:p>5,8</text:p>
          </table:table-cell>
          <table:table-cell table:style-name="ce2" table:formula="of:=[.A3]/[.B3]" office:value-type="float" office:value="0.954545454545455">
            <text:p>0,95</text:p>
          </table:table-cell>
          <table:table-cell table:style-name="ce2" table:formula="of:=[.B3]*[.A3]" office:value-type="float" office:value="0.0462">
            <text:p>0,05</text:p>
          </table:table-cell>
          <table:table-cell table:style-name="ce8" table:formula="of:=[.E3]^2" office:value-type="float" office:value="0.00213444">
            <text:p>0,00213</text:p>
          </table:table-cell>
          <table:table-cell office:value-type="float" office:value="0.996775080731789">
            <text:p>0,9967750807</text:p>
          </table:table-cell>
          <table:table-cell office:value-type="float" office:value="0.0310953863614381">
            <text:p>0,0310953864</text:p>
          </table:table-cell>
          <table:table-cell office:value-type="string" office:string-value="#N/DISP">
            <text:p>#N/DISP</text:p>
          </table:table-cell>
          <table:table-cell table:formula="of:=[.$I$1]+([.$H$1]*[.$E3])+([.$G$1]*[.$F3])" office:value-type="float" office:value="0.987352143516436">
            <text:p>0,98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LN([.E3])" office:value-type="float" office:value="-3.07477548089444">
            <text:p>-3,075</text:p>
          </table:table-cell>
          <table:table-cell table:formula="of:=LN([.D3])" office:value-type="float" office:value="-0.0465200156348929">
            <text:p>-0,047</text:p>
          </table:table-cell>
          <table:table-cell table:formula="of:=[.M3]" office:value-type="float" office:value="-3.07477548089444">
            <text:p>-3,075</text:p>
          </table:table-cell>
          <table:table-cell table:formula="of:=LN([.D3]/[.$I$1])" office:value-type="float" office:value="0.158240290465408">
            <text:p>0,158</text:p>
          </table:table-cell>
          <table:table-cell table:formula="of:=[.$V$4]*([.D3]/[.$I$1])^(1/[.$H$17])" office:value-type="float" office:value="341.711122422405">
            <text:p>341,711</text:p>
          </table:table-cell>
          <table:table-cell table:style-name="ce12" table:formula="of:=1/[.Q3]" office:value-type="float" office:value="0.002926448495182">
            <text:p>0,0029264</text:p>
          </table:table-cell>
          <table:table-cell table:formula="of:=LN([.C3]-[.$H$19])" office:value-type="float" office:value="0">
            <text:p>Erro:502</text:p>
          </table:table-cell>
          <table:table-cell table:number-columns-repeated="2"/>
          <table:table-cell table:style-name="ce13"/>
          <table:table-cell/>
          <table:table-cell table:style-name="ce7" office:value-type="float" office:value="0.50397432084548">
            <text:p>0,5039743208</text:p>
          </table:table-cell>
          <table:table-cell table:style-name="ce7" office:value-type="float" office:value="0.16211678227842">
            <text:p>0,1621167823</text:p>
          </table:table-cell>
          <table:table-cell table:style-name="ce7" office:value-type="float" office:value="0.011394431866988">
            <text:p>0,0113944319</text:p>
          </table:table-cell>
          <table:table-cell table:number-columns-repeated="997"/>
        </table:table-row>
        <table:table-row table:style-name="ro3">
          <table:table-cell office:value-type="float" office:value="0.3">
            <text:p>0,30</text:p>
          </table:table-cell>
          <table:table-cell office:value-type="float" office:value="0.27">
            <text:p>0,27</text:p>
          </table:table-cell>
          <table:table-cell office:value-type="float" office:value="5.9">
            <text:p>5,9</text:p>
          </table:table-cell>
          <table:table-cell table:style-name="ce2" table:formula="of:=[.A4]/[.B4]" office:value-type="float" office:value="1.11111111111111">
            <text:p>1,11</text:p>
          </table:table-cell>
          <table:table-cell table:style-name="ce2" table:formula="of:=[.B4]*[.A4]" office:value-type="float" office:value="0.081">
            <text:p>0,08</text:p>
          </table:table-cell>
          <table:table-cell table:style-name="ce8" table:formula="of:=[.E4]^2" office:value-type="float" office:value="0.006561">
            <text:p>0,00656</text:p>
          </table:table-cell>
          <table:table-cell office:value-type="float" office:value="1236.34112711868">
            <text:p>1236,3411271187</text:p>
          </table:table-cell>
          <table:table-cell office:value-type="float" office:value="8">
            <text:p>8</text:p>
          </table:table-cell>
          <table:table-cell office:value-type="string" office:string-value="#N/DISP">
            <text:p>#N/DISP</text:p>
          </table:table-cell>
          <table:table-cell table:formula="of:=[.$I$1]+([.$H$1]*[.$E4])+([.$G$1]*[.$F4])" office:value-type="float" office:value="1.11198750532783">
            <text:p>1,112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LN([.E4])" office:value-type="float" office:value="-2.5133061243097">
            <text:p>-2,513</text:p>
          </table:table-cell>
          <table:table-cell table:formula="of:=LN([.D4])" office:value-type="float" office:value="0.105360515657826">
            <text:p>0,105</text:p>
          </table:table-cell>
          <table:table-cell table:formula="of:=[.M4]" office:value-type="float" office:value="-2.5133061243097">
            <text:p>-2,513</text:p>
          </table:table-cell>
          <table:table-cell table:formula="of:=LN([.D4]/[.$I$1])" office:value-type="float" office:value="0.310120821758127">
            <text:p>0,310</text:p>
          </table:table-cell>
          <table:table-cell table:formula="of:=[.$V$4]*([.D4]/[.$I$1])^(1/[.$H$17])" office:value-type="float" office:value="388.433319995715">
            <text:p>388,433</text:p>
          </table:table-cell>
          <table:table-cell table:style-name="ce12" table:formula="of:=1/[.Q4]" office:value-type="float" office:value="0.00257444443749324">
            <text:p>0,0025744</text:p>
          </table:table-cell>
          <table:table-cell table:formula="of:=LN([.C4]-[.$H$19])" office:value-type="float" office:value="0">
            <text:p>Erro:502</text:p>
          </table:table-cell>
          <table:table-cell/>
          <table:table-cell table:style-name="ce13" office:value-type="string">
            <text:p>T<text:span text:style-name="T1">o</text:span><text:span text:style-name="T2">(kelvin)=</text:span></text:p>
          </table:table-cell>
          <table:table-cell table:style-name="ce13" office:value-type="float" office:value="299">
            <text:p>299</text:p>
          </table:table-cell>
          <table:table-cell/>
          <table:table-cell table:style-name="ce7" office:value-type="float" office:value="0.999350309920614">
            <text:p>0,9993503099</text:p>
          </table:table-cell>
          <table:table-cell table:style-name="ce7" office:value-type="float" office:value="0.00714502670657978">
            <text:p>0,0071450267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2">
          <table:table-cell office:value-type="float" office:value="0.41">
            <text:p>0,41</text:p>
          </table:table-cell>
          <table:table-cell office:value-type="float" office:value="0.33">
            <text:p>0,33</text:p>
          </table:table-cell>
          <table:table-cell office:value-type="float" office:value="5.6">
            <text:p>5,6</text:p>
          </table:table-cell>
          <table:table-cell table:style-name="ce2" table:formula="of:=[.A5]/[.B5]" office:value-type="float" office:value="1.24242424242424">
            <text:p>1,24</text:p>
          </table:table-cell>
          <table:table-cell table:style-name="ce2" table:formula="of:=[.B5]*[.A5]" office:value-type="float" office:value="0.1353">
            <text:p>0,14</text:p>
          </table:table-cell>
          <table:table-cell table:style-name="ce8" table:formula="of:=[.E5]^2" office:value-type="float" office:value="0.01830609">
            <text:p>0,01831</text:p>
          </table:table-cell>
          <table:table-cell office:value-type="float" office:value="2.39089347428479">
            <text:p>2,3908934743</text:p>
          </table:table-cell>
          <table:table-cell office:value-type="float" office:value="0.00773538442373686">
            <text:p>0,0077353844</text:p>
          </table:table-cell>
          <table:table-cell office:value-type="string" office:string-value="#N/DISP">
            <text:p>#N/DISP</text:p>
          </table:table-cell>
          <table:table-cell table:formula="of:=[.$I$1]+([.$H$1]*[.$E5])+([.$G$1]*[.$F5])" office:value-type="float" office:value="1.29735301577695">
            <text:p>1,297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LN([.E5])" office:value-type="float" office:value="-2.00026074380539">
            <text:p>-2,000</text:p>
          </table:table-cell>
          <table:table-cell table:formula="of:=LN([.D5])" office:value-type="float" office:value="0.217064505237828">
            <text:p>0,217</text:p>
          </table:table-cell>
          <table:table-cell table:formula="of:=[.M5]" office:value-type="float" office:value="-2.00026074380539">
            <text:p>-2,000</text:p>
          </table:table-cell>
          <table:table-cell table:formula="of:=LN([.D5]/[.$I$1])" office:value-type="float" office:value="0.421824811338128">
            <text:p>0,422</text:p>
          </table:table-cell>
          <table:table-cell table:formula="of:=[.$V$4]*([.D5]/[.$I$1])^(1/[.$H$17])" office:value-type="float" office:value="426.826080993781">
            <text:p>426,826</text:p>
          </table:table-cell>
          <table:table-cell table:style-name="ce12" table:formula="of:=1/[.Q5]" office:value-type="float" office:value="0.00234287463800641">
            <text:p>0,0023429</text:p>
          </table:table-cell>
          <table:table-cell table:formula="of:=LN([.C5]-[.$H$19])" office:value-type="float" office:value="0">
            <text:p>Erro:502</text:p>
          </table:table-cell>
          <table:table-cell/>
          <table:table-cell office:value-type="string">
            <text:p>gamma=</text:p>
          </table:table-cell>
          <table:table-cell table:style-name="ce13" table:formula="of:=0.30023444*4" office:value-type="float" office:value="1.20093776">
            <text:p>1,20093776</text:p>
          </table:table-cell>
          <table:table-cell/>
          <table:table-cell table:style-name="ce7" office:value-type="float" office:value="5383.68399903081">
            <text:p>5383,6839990308</text:p>
          </table:table-cell>
          <table:table-cell table:style-name="ce7" office:value-type="float" office:value="7">
            <text:p>7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2">
          <table:table-cell office:value-type="float" office:value="0.5">
            <text:p>0,50</text:p>
          </table:table-cell>
          <table:table-cell office:value-type="float" office:value="0.35">
            <text:p>0,35</text:p>
          </table:table-cell>
          <table:table-cell office:value-type="float" office:value="6">
            <text:p>6,0</text:p>
          </table:table-cell>
          <table:table-cell table:style-name="ce2" table:formula="of:=[.A6]/[.B6]" office:value-type="float" office:value="1.42857142857143">
            <text:p>1,43</text:p>
          </table:table-cell>
          <table:table-cell table:style-name="ce2" table:formula="of:=[.B6]*[.A6]" office:value-type="float" office:value="0.175">
            <text:p>0,18</text:p>
          </table:table-cell>
          <table:table-cell table:style-name="ce8" table:formula="of:=[.E6]^2" office:value-type="float" office:value="0.030625">
            <text:p>0,03063</text:p>
          </table:table-cell>
          <table:table-cell table:number-columns-repeated="3"/>
          <table:table-cell table:formula="of:=[.$I$1]+([.$H$1]*[.$E6])+([.$G$1]*[.$F6])" office:value-type="float" office:value="1.42585230525751">
            <text:p>1,426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LN([.E6])" office:value-type="float" office:value="-1.74296930505862">
            <text:p>-1,743</text:p>
          </table:table-cell>
          <table:table-cell table:formula="of:=LN([.D6])" office:value-type="float" office:value="0.356674943938732">
            <text:p>0,357</text:p>
          </table:table-cell>
          <table:table-cell table:formula="of:=[.M6]" office:value-type="float" office:value="-1.74296930505862">
            <text:p>-1,743</text:p>
          </table:table-cell>
          <table:table-cell table:formula="of:=LN([.D6]/[.$I$1])" office:value-type="float" office:value="0.561435250039033">
            <text:p>0,561</text:p>
          </table:table-cell>
          <table:table-cell table:formula="of:=[.$V$4]*([.D6]/[.$I$1])^(1/[.$H$17])" office:value-type="float" office:value="480.188633235277">
            <text:p>480,189</text:p>
          </table:table-cell>
          <table:table-cell table:style-name="ce12" table:formula="of:=1/[.Q6]" office:value-type="float" office:value="0.00208251493431339">
            <text:p>0,0020825</text:p>
          </table:table-cell>
          <table:table-cell table:formula="of:=LN([.C6]-[.$H$19])" office:value-type="float" office:value="0">
            <text:p>Erro:502</text:p>
          </table:table-cell>
          <table:table-cell/>
          <table:table-cell office:value-type="string">
            <text:p>L0=</text:p>
          </table:table-cell>
          <table:table-cell table:style-name="ce13" office:value-type="float" office:value="-4.3">
            <text:p>-4,3</text:p>
          </table:table-cell>
          <table:table-cell/>
          <table:table-cell table:style-name="ce7" office:value-type="float" office:value="0.549689282087214">
            <text:p>0,5496892821</text:p>
          </table:table-cell>
          <table:table-cell table:style-name="ce7" office:value-type="float" office:value="0.000357359846464168">
            <text:p>0,0003573598</text:p>
          </table:table-cell>
          <table:table-cell table:style-name="ce7" office:value-type="string" office:string-value="#N/DISP">
            <text:p>#N/DISP</text:p>
          </table:table-cell>
          <table:table-cell table:number-columns-repeated="997"/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0.38">
            <text:p>0,38</text:p>
          </table:table-cell>
          <table:table-cell office:value-type="float" office:value="5.5">
            <text:p>5,5</text:p>
          </table:table-cell>
          <table:table-cell table:style-name="ce2" table:formula="of:=[.A7]/[.B7]" office:value-type="float" office:value="1.60526315789474">
            <text:p>1,61</text:p>
          </table:table-cell>
          <table:table-cell table:style-name="ce2" table:formula="of:=[.B7]*[.A7]" office:value-type="float" office:value="0.2318">
            <text:p>0,23</text:p>
          </table:table-cell>
          <table:table-cell table:style-name="ce8" table:formula="of:=[.E7]^2" office:value-type="float" office:value="0.05373124">
            <text:p>0,05373</text:p>
          </table:table-cell>
          <table:table-cell table:number-matrix-columns-spanned="3" table:number-matrix-rows-spanned="5" table:formula="of:=LINEST([.D2:.D36];[.E2:.F36];1;1)" office:value-type="float" office:value="-0.0170420133404845">
            <text:p>-0,0170420133</text:p>
          </table:table-cell>
          <table:table-cell office:value-type="float" office:value="0.604386010109914">
            <text:p>0,6043860101</text:p>
          </table:table-cell>
          <table:table-cell office:value-type="float" office:value="1.8792176766078">
            <text:p>1,8792176766</text:p>
          </table:table-cell>
          <table:table-cell table:formula="of:=[.$I$1]+([.$H$1]*[.$E7])+([.$G$1]*[.$F7])" office:value-type="float" office:value="1.59938083099145">
            <text:p>1,599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LN([.E7])" office:value-type="float" office:value="-1.46188034807649">
            <text:p>-1,462</text:p>
          </table:table-cell>
          <table:table-cell table:formula="of:=LN([.D7])" office:value-type="float" office:value="0.473287704446925">
            <text:p>0,473</text:p>
          </table:table-cell>
          <table:table-cell table:formula="of:=[.M7]" office:value-type="float" office:value="-1.46188034807649">
            <text:p>-1,462</text:p>
          </table:table-cell>
          <table:table-cell table:formula="of:=LN([.D7]/[.$I$1])" office:value-type="float" office:value="0.678048010547226">
            <text:p>0,678</text:p>
          </table:table-cell>
          <table:table-cell table:formula="of:=[.$V$4]*([.D7]/[.$I$1])^(1/[.$H$17])" office:value-type="float" office:value="529.840547255885">
            <text:p>529,841</text:p>
          </table:table-cell>
          <table:table-cell table:style-name="ce12" table:formula="of:=1/[.Q7]" office:value-type="float" office:value="0.00188736027315979">
            <text:p>0,0018874</text:p>
          </table:table-cell>
          <table:table-cell table:formula="of:=LN([.C7]-[.$H$19])" office:value-type="float" office:value="0">
            <text:p>Erro:502</text:p>
          </table:table-cell>
          <table:table-cell/>
          <table:table-cell table:style-name="ce13" office:value-type="string">
            <text:p>V(volts)</text:p>
          </table:table-cell>
          <table:table-cell table:style-name="ce13" office:value-type="string">
            <text:p>I(amperes)</text:p>
          </table:table-cell>
          <table:table-cell table:style-name="ce13" office:value-type="string">
            <text:p>S(u.a.)</text:p>
          </table:table-cell>
          <table:table-cell table:style-name="ce7" office:value-type="string">
            <text:p>R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²</text:p>
          </table:table-cell>
          <table:table-cell office:value-type="string">
            <text:p>Interpolação</text:p>
          </table:table-cell>
          <table:table-cell office:value-type="string">
            <text:p>R/R0</text:p>
          </table:table-cell>
          <table:table-cell table:style-name="ce10" office:value-type="string">
            <text:p>ln(R/Ro)(Ω)</text:p>
          </table:table-cell>
          <table:table-cell table:style-name="ce10" office:value-type="string">
            <text:p>ln(P)(W)</text:p>
          </table:table-cell>
          <table:table-cell office:value-type="string">
            <text:p>T</text:p>
          </table:table-cell>
          <table:table-cell office:value-type="string">
            <text:p>1/T</text:p>
          </table:table-cell>
          <table:table-cell office:value-type="string">
            <text:p>ln(L-L0)(u.a.)</text:p>
          </table:table-cell>
          <table:table-cell table:number-columns-repeated="990"/>
        </table:table-row>
        <table:table-row table:style-name="ro2">
          <table:table-cell office:value-type="float" office:value="0.7">
            <text:p>0,70</text:p>
          </table:table-cell>
          <table:table-cell office:value-type="float" office:value="0.4">
            <text:p>0,40</text:p>
          </table:table-cell>
          <table:table-cell office:value-type="float" office:value="6">
            <text:p>6,0</text:p>
          </table:table-cell>
          <table:table-cell table:style-name="ce2" table:formula="of:=[.A8]/[.B8]" office:value-type="float" office:value="1.75">
            <text:p>1,75</text:p>
          </table:table-cell>
          <table:table-cell table:style-name="ce2" table:formula="of:=[.B8]*[.A8]" office:value-type="float" office:value="0.28">
            <text:p>0,28</text:p>
          </table:table-cell>
          <table:table-cell table:style-name="ce8" table:formula="of:=[.E8]^2" office:value-type="float" office:value="0.0784">
            <text:p>0,07840</text:p>
          </table:table-cell>
          <table:table-cell office:value-type="float" office:value="0.00230333661382858">
            <text:p>0,0023033366</text:p>
          </table:table-cell>
          <table:table-cell office:value-type="float" office:value="0.0460045125125956">
            <text:p>0,0460045125</text:p>
          </table:table-cell>
          <table:table-cell office:value-type="float" office:value="0.118021875559296">
            <text:p>0,1180218756</text:p>
          </table:table-cell>
          <table:table-cell table:formula="of:=[.$I$1]+([.$H$1]*[.$E8])+([.$G$1]*[.$F8])" office:value-type="float" office:value="1.73710744778248">
            <text:p>1,73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LN([.E8])" office:value-type="float" office:value="-1.27296567581289">
            <text:p>-1,273</text:p>
          </table:table-cell>
          <table:table-cell table:formula="of:=LN([.D8])" office:value-type="float" office:value="0.559615787935423">
            <text:p>0,560</text:p>
          </table:table-cell>
          <table:table-cell table:formula="of:=[.M8]" office:value-type="float" office:value="-1.27296567581289">
            <text:p>-1,273</text:p>
          </table:table-cell>
          <table:table-cell table:formula="of:=LN([.D8]/[.$I$1])" office:value-type="float" office:value="0.764376094035723">
            <text:p>0,764</text:p>
          </table:table-cell>
          <table:table-cell table:formula="of:=[.$V$4]*([.D8]/[.$I$1])^(1/[.$H$17])" office:value-type="float" office:value="569.876224095661">
            <text:p>569,876</text:p>
          </table:table-cell>
          <table:table-cell table:style-name="ce12" table:formula="of:=1/[.Q8]" office:value-type="float" office:value="0.0017547670138141">
            <text:p>0,0017548</text:p>
          </table:table-cell>
          <table:table-cell table:formula="of:=LN([.C8]-[.$H$19])" office:value-type="float" office:value="0">
            <text:p>Erro:502</text:p>
          </table:table-cell>
          <table:table-cell/>
          <table:table-cell table:style-name="ce14" office:value-type="float" office:value="0.2">
            <text:p>0,200 </text:p>
          </table:table-cell>
          <table:table-cell table:style-name="ce14" office:value-type="float" office:value="0.239">
            <text:p>0,239 </text:p>
          </table:table-cell>
          <table:table-cell table:style-name="ce15" office:value-type="float" office:value="-4.3">
            <text:p>-4,3</text:p>
          </table:table-cell>
          <table:table-cell table:style-name="ce18" table:formula="of:=[.U8]/[.V8]" office:value-type="float" office:value="0.836820083682008">
            <text:p>0,8368</text:p>
          </table:table-cell>
          <table:table-cell table:style-name="ce18" table:formula="of:=[.U8]*[.V8]" office:value-type="float" office:value="0.0478">
            <text:p>0,0478</text:p>
          </table:table-cell>
          <table:table-cell table:style-name="ce19" table:formula="of:=[.Y8]^2" office:value-type="float" office:value="0.00228484">
            <text:p>0,002285</text:p>
          </table:table-cell>
          <table:table-cell table:formula="of:=[.$Z$2]+[.$Y$2]*[.Y8]+[.$X$2]*[.Z8]" office:value-type="float" office:value="0.831079165688138">
            <text:p>0,8310791657</text:p>
          </table:table-cell>
          <table:table-cell table:formula="of:=[.X8]/[.$Z$2]" office:value-type="float" office:value="1.27889851243267">
            <text:p>1,2788985124</text:p>
          </table:table-cell>
          <table:table-cell table:formula="of:=LN([.AB8])" office:value-type="float" office:value="0.245999170294893">
            <text:p>0,2459991703</text:p>
          </table:table-cell>
          <table:table-cell table:formula="of:=LN([.Y8])" office:value-type="float" office:value="-3.04072963948473">
            <text:p>-3,0407296395</text:p>
          </table:table-cell>
          <table:table-cell table:formula="of:=[.$V$4]*([.AB8])^[.$V$5]" office:value-type="float" office:value="401.767380606791">
            <text:p>401,7673806068</text:p>
          </table:table-cell>
          <table:table-cell table:formula="of:=1/[.AE8]" office:value-type="float" office:value="0.00248900246329032">
            <text:p>0,0024890025</text:p>
          </table:table-cell>
          <table:table-cell table:formula="of:=LN([.W8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0.8">
            <text:p>0,80</text:p>
          </table:table-cell>
          <table:table-cell office:value-type="float" office:value="0.42">
            <text:p>0,42</text:p>
          </table:table-cell>
          <table:table-cell office:value-type="float" office:value="6.1">
            <text:p>6,1</text:p>
          </table:table-cell>
          <table:table-cell table:style-name="ce2" table:formula="of:=[.A9]/[.B9]" office:value-type="float" office:value="1.90476190476191">
            <text:p>1,90</text:p>
          </table:table-cell>
          <table:table-cell table:style-name="ce2" table:formula="of:=[.B9]*[.A9]" office:value-type="float" office:value="0.336">
            <text:p>0,34</text:p>
          </table:table-cell>
          <table:table-cell table:style-name="ce8" table:formula="of:=[.E9]^2" office:value-type="float" office:value="0.112896">
            <text:p>0,11290</text:p>
          </table:table-cell>
          <table:table-cell office:value-type="float" office:value="0.938341863635819">
            <text:p>0,9383418636</text:p>
          </table:table-cell>
          <table:table-cell office:value-type="float" office:value="0.492302448877127">
            <text:p>0,4923024489</text:p>
          </table:table-cell>
          <table:table-cell office:value-type="string" office:string-value="#N/DISP">
            <text:p>#N/DISP</text:p>
          </table:table-cell>
          <table:table-cell table:formula="of:=[.$I$1]+([.$H$1]*[.$E9])+([.$G$1]*[.$F9])" office:value-type="float" office:value="1.88613598280465">
            <text:p>1,886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LN([.E9])" office:value-type="float" office:value="-1.09064411901893">
            <text:p>-1,091</text:p>
          </table:table-cell>
          <table:table-cell table:formula="of:=LN([.D9])" office:value-type="float" office:value="0.644357016390513">
            <text:p>0,644</text:p>
          </table:table-cell>
          <table:table-cell table:formula="of:=[.M9]" office:value-type="float" office:value="-1.09064411901893">
            <text:p>-1,091</text:p>
          </table:table-cell>
          <table:table-cell table:formula="of:=LN([.D9]/[.$I$1])" office:value-type="float" office:value="0.849117322490814">
            <text:p>0,849</text:p>
          </table:table-cell>
          <table:table-cell table:formula="of:=[.$V$4]*([.D9]/[.$I$1])^(1/[.$H$17])" office:value-type="float" office:value="612.116906522299">
            <text:p>612,117</text:p>
          </table:table-cell>
          <table:table-cell table:style-name="ce12" table:formula="of:=1/[.Q9]" office:value-type="float" office:value="0.00163367485744093">
            <text:p>0,0016337</text:p>
          </table:table-cell>
          <table:table-cell table:formula="of:=LN([.C9]-[.$H$19])" office:value-type="float" office:value="0">
            <text:p>Erro:502</text:p>
          </table:table-cell>
          <table:table-cell/>
          <table:table-cell table:style-name="ce14" office:value-type="float" office:value="0.25">
            <text:p>0,250 </text:p>
          </table:table-cell>
          <table:table-cell table:style-name="ce14" office:value-type="float" office:value="0.276">
            <text:p>0,276 </text:p>
          </table:table-cell>
          <table:table-cell table:style-name="ce15" office:value-type="float" office:value="-4.3">
            <text:p>-4,3</text:p>
          </table:table-cell>
          <table:table-cell table:style-name="ce18" table:formula="of:=[.U9]/[.V9]" office:value-type="float" office:value="0.905797101449275">
            <text:p>0,9058</text:p>
          </table:table-cell>
          <table:table-cell table:style-name="ce18" table:formula="of:=[.U9]*[.V9]" office:value-type="float" office:value="0.069">
            <text:p>0,0690</text:p>
          </table:table-cell>
          <table:table-cell table:style-name="ce19" table:formula="of:=[.Y9]^2" office:value-type="float" office:value="0.004761">
            <text:p>0,004761</text:p>
          </table:table-cell>
          <table:table-cell table:formula="of:=[.$Z$2]+[.$Y$2]*[.Y9]+[.$X$2]*[.Z9]" office:value-type="float" office:value="0.907478883850217">
            <text:p>0,9074788839</text:p>
          </table:table-cell>
          <table:table-cell table:formula="of:=[.X9]/[.$Z$2]" office:value-type="float" office:value="1.38431496590312">
            <text:p>1,3843149659</text:p>
          </table:table-cell>
          <table:table-cell table:formula="of:=LN([.AB9])" office:value-type="float" office:value="0.325205407823464">
            <text:p>0,3252054078</text:p>
          </table:table-cell>
          <table:table-cell table:formula="of:=LN([.Y9])" office:value-type="float" office:value="-2.67364877438488">
            <text:p>-2,6736487744</text:p>
          </table:table-cell>
          <table:table-cell table:formula="of:=[.$V$4]*([.AB9])^[.$V$5]" office:value-type="float" office:value="441.860856139575">
            <text:p>441,8608561396</text:p>
          </table:table-cell>
          <table:table-cell table:formula="of:=1/[.AE9]" office:value-type="float" office:value="0.00226315589196278">
            <text:p>0,0022631559</text:p>
          </table:table-cell>
          <table:table-cell table:formula="of:=LN([.W9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0.9">
            <text:p>0,90</text:p>
          </table:table-cell>
          <table:table-cell office:value-type="float" office:value="0.44">
            <text:p>0,44</text:p>
          </table:table-cell>
          <table:table-cell office:value-type="float" office:value="5.1">
            <text:p>5,1</text:p>
          </table:table-cell>
          <table:table-cell table:style-name="ce2" table:formula="of:=[.A10]/[.B10]" office:value-type="float" office:value="2.04545454545455">
            <text:p>2,05</text:p>
          </table:table-cell>
          <table:table-cell table:style-name="ce2" table:formula="of:=[.B10]*[.A10]" office:value-type="float" office:value="0.396">
            <text:p>0,40</text:p>
          </table:table-cell>
          <table:table-cell table:style-name="ce8" table:formula="of:=[.E10]^2" office:value-type="float" office:value="0.156816">
            <text:p>0,15682</text:p>
          </table:table-cell>
          <table:table-cell office:value-type="float" office:value="243.495355252008">
            <text:p>243,495355252</text:p>
          </table:table-cell>
          <table:table-cell office:value-type="float" office:value="32">
            <text:p>32</text:p>
          </table:table-cell>
          <table:table-cell office:value-type="string" office:string-value="#N/DISP">
            <text:p>#N/DISP</text:p>
          </table:table-cell>
          <table:table-cell table:formula="of:=[.$I$1]+([.$H$1]*[.$E10])+([.$G$1]*[.$F10])" office:value-type="float" office:value="2.0327059875757">
            <text:p>2,033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LN([.E10])" office:value-type="float" office:value="-0.926341067727656">
            <text:p>-0,926</text:p>
          </table:table-cell>
          <table:table-cell table:formula="of:=LN([.D10])" office:value-type="float" office:value="0.715620036412004">
            <text:p>0,716</text:p>
          </table:table-cell>
          <table:table-cell table:formula="of:=[.M10]" office:value-type="float" office:value="-0.926341067727656">
            <text:p>-0,926</text:p>
          </table:table-cell>
          <table:table-cell table:formula="of:=LN([.D10]/[.$I$1])" office:value-type="float" office:value="0.920380342512304">
            <text:p>0,920</text:p>
          </table:table-cell>
          <table:table-cell table:formula="of:=[.$V$4]*([.D10]/[.$I$1])^(1/[.$H$17])" office:value-type="float" office:value="650.053433048766">
            <text:p>650,053</text:p>
          </table:table-cell>
          <table:table-cell table:style-name="ce12" table:formula="of:=1/[.Q10]" office:value-type="float" office:value="0.00153833508010253">
            <text:p>0,0015383</text:p>
          </table:table-cell>
          <table:table-cell table:formula="of:=LN([.C10]-[.$H$19])" office:value-type="float" office:value="0">
            <text:p>Erro:502</text:p>
          </table:table-cell>
          <table:table-cell/>
          <table:table-cell table:style-name="ce14" office:value-type="float" office:value="0.3">
            <text:p>0,300 </text:p>
          </table:table-cell>
          <table:table-cell table:style-name="ce14" office:value-type="float" office:value="0.304">
            <text:p>0,30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0]/[.V10]" office:value-type="float" office:value="0.986842105263158">
            <text:p>0,9868</text:p>
          </table:table-cell>
          <table:table-cell table:style-name="ce18" table:formula="of:=[.U10]*[.V10]" office:value-type="float" office:value="0.0912">
            <text:p>0,0912</text:p>
          </table:table-cell>
          <table:table-cell table:style-name="ce19" table:formula="of:=[.Y10]^2" office:value-type="float" office:value="0.00831744">
            <text:p>0,008317</text:p>
          </table:table-cell>
          <table:table-cell table:formula="of:=[.$Z$2]+[.$Y$2]*[.Y10]+[.$X$2]*[.Z10]" office:value-type="float" office:value="0.986170537572572">
            <text:p>0,9861705376</text:p>
          </table:table-cell>
          <table:table-cell table:formula="of:=[.X10]/[.$Z$2]" office:value-type="float" office:value="1.50817472601024">
            <text:p>1,508174726</text:p>
          </table:table-cell>
          <table:table-cell table:formula="of:=LN([.AB10])" office:value-type="float" office:value="0.410900128928347">
            <text:p>0,4109001289</text:p>
          </table:table-cell>
          <table:table-cell table:formula="of:=LN([.Y10])" office:value-type="float" office:value="-2.39470038190185">
            <text:p>-2,3947003819</text:p>
          </table:table-cell>
          <table:table-cell table:formula="of:=[.$V$4]*([.AB10])^[.$V$5]" office:value-type="float" office:value="489.756855071358">
            <text:p>489,7568550714</text:p>
          </table:table-cell>
          <table:table-cell table:formula="of:=1/[.AE10]" office:value-type="float" office:value="0.00204182951120572">
            <text:p>0,0020418295</text:p>
          </table:table-cell>
          <table:table-cell table:formula="of:=LN([.W10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">
            <text:p>1,00</text:p>
          </table:table-cell>
          <table:table-cell office:value-type="float" office:value="0.46">
            <text:p>0,46</text:p>
          </table:table-cell>
          <table:table-cell office:value-type="float" office:value="6">
            <text:p>6,0</text:p>
          </table:table-cell>
          <table:table-cell table:style-name="ce2" table:formula="of:=[.A11]/[.B11]" office:value-type="float" office:value="2.17391304347826">
            <text:p>2,17</text:p>
          </table:table-cell>
          <table:table-cell table:style-name="ce2" table:formula="of:=[.B11]*[.A11]" office:value-type="float" office:value="0.46">
            <text:p>0,46</text:p>
          </table:table-cell>
          <table:table-cell table:style-name="ce8" table:formula="of:=[.E11]^2" office:value-type="float" office:value="0.2116">
            <text:p>0,21160</text:p>
          </table:table-cell>
          <table:table-cell office:value-type="float" office:value="118.027897051943">
            <text:p>118,0278970519</text:p>
          </table:table-cell>
          <table:table-cell office:value-type="float" office:value="7.75557443745333">
            <text:p>7,7555744375</text:p>
          </table:table-cell>
          <table:table-cell office:value-type="string" office:string-value="#N/DISP">
            <text:p>#N/DISP</text:p>
          </table:table-cell>
          <table:table-cell table:formula="of:=[.$I$1]+([.$H$1]*[.$E11])+([.$G$1]*[.$F11])" office:value-type="float" office:value="2.17410640852118">
            <text:p>2,17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LN([.E11])" office:value-type="float" office:value="-0.776528789498996">
            <text:p>-0,777</text:p>
          </table:table-cell>
          <table:table-cell table:formula="of:=LN([.D11])" office:value-type="float" office:value="0.776528789498996">
            <text:p>0,777</text:p>
          </table:table-cell>
          <table:table-cell table:formula="of:=[.M11]" office:value-type="float" office:value="-0.776528789498996">
            <text:p>-0,777</text:p>
          </table:table-cell>
          <table:table-cell table:formula="of:=LN([.D11]/[.$I$1])" office:value-type="float" office:value="0.981289095599297">
            <text:p>0,981</text:p>
          </table:table-cell>
          <table:table-cell table:formula="of:=[.$V$4]*([.D11]/[.$I$1])^(1/[.$H$17])" office:value-type="float" office:value="684.335966970333">
            <text:p>684,336</text:p>
          </table:table-cell>
          <table:table-cell table:style-name="ce12" table:formula="of:=1/[.Q11]" office:value-type="float" office:value="0.00146127055754086">
            <text:p>0,0014613</text:p>
          </table:table-cell>
          <table:table-cell table:formula="of:=LN([.C11]-[.$H$19])" office:value-type="float" office:value="0">
            <text:p>Erro:502</text:p>
          </table:table-cell>
          <table:table-cell/>
          <table:table-cell table:style-name="ce14" office:value-type="float" office:value="0.35">
            <text:p>0,350 </text:p>
          </table:table-cell>
          <table:table-cell table:style-name="ce14" office:value-type="float" office:value="0.331">
            <text:p>0,331 </text:p>
          </table:table-cell>
          <table:table-cell table:style-name="ce15" office:value-type="float" office:value="-4.3">
            <text:p>-4,3</text:p>
          </table:table-cell>
          <table:table-cell table:style-name="ce18" table:formula="of:=[.U11]/[.V11]" office:value-type="float" office:value="1.05740181268882">
            <text:p>1,0574</text:p>
          </table:table-cell>
          <table:table-cell table:style-name="ce18" table:formula="of:=[.U11]*[.V11]" office:value-type="float" office:value="0.11585">
            <text:p>0,1159</text:p>
          </table:table-cell>
          <table:table-cell table:style-name="ce19" table:formula="of:=[.Y11]^2" office:value-type="float" office:value="0.0134212225">
            <text:p>0,013421</text:p>
          </table:table-cell>
          <table:table-cell table:formula="of:=[.$Z$2]+[.$Y$2]*[.Y11]+[.$X$2]*[.Z11]" office:value-type="float" office:value="1.07197424289003">
            <text:p>1,0719742429</text:p>
          </table:table-cell>
          <table:table-cell table:formula="of:=[.X11]/[.$Z$2]" office:value-type="float" office:value="1.61600997832316">
            <text:p>1,6160099783</text:p>
          </table:table-cell>
          <table:table-cell table:formula="of:=LN([.AB11])" office:value-type="float" office:value="0.479960134784764">
            <text:p>0,4799601348</text:p>
          </table:table-cell>
          <table:table-cell table:formula="of:=LN([.Y11])" office:value-type="float" office:value="-2.15545902810375">
            <text:p>-2,1554590281</text:p>
          </table:table-cell>
          <table:table-cell table:formula="of:=[.$V$4]*([.AB11])^[.$V$5]" office:value-type="float" office:value="532.107652156429">
            <text:p>532,1076521564</text:p>
          </table:table-cell>
          <table:table-cell table:formula="of:=1/[.AE11]" office:value-type="float" office:value="0.00187931896101735">
            <text:p>0,001879319</text:p>
          </table:table-cell>
          <table:table-cell table:formula="of:=LN([.W11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1">
            <text:p>1,10</text:p>
          </table:table-cell>
          <table:table-cell office:value-type="float" office:value="0.48">
            <text:p>0,48</text:p>
          </table:table-cell>
          <table:table-cell office:value-type="float" office:value="6">
            <text:p>6,0</text:p>
          </table:table-cell>
          <table:table-cell table:style-name="ce2" table:formula="of:=[.A12]/[.B12]" office:value-type="float" office:value="2.29166666666667">
            <text:p>2,29</text:p>
          </table:table-cell>
          <table:table-cell table:style-name="ce2" table:formula="of:=[.B12]*[.A12]" office:value-type="float" office:value="0.528">
            <text:p>0,53</text:p>
          </table:table-cell>
          <table:table-cell table:style-name="ce8" table:formula="of:=[.E12]^2" office:value-type="float" office:value="0.278784">
            <text:p>0,27878</text:p>
          </table:table-cell>
          <table:table-cell table:number-columns-repeated="3"/>
          <table:table-cell table:formula="of:=[.$I$1]+([.$H$1]*[.$E12])+([.$G$1]*[.$F12])" office:value-type="float" office:value="2.30744545516167">
            <text:p>2,307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LN([.E12])" office:value-type="float" office:value="-0.638658995275876">
            <text:p>-0,639</text:p>
          </table:table-cell>
          <table:table-cell table:formula="of:=LN([.D12])" office:value-type="float" office:value="0.829279354884525">
            <text:p>0,829</text:p>
          </table:table-cell>
          <table:table-cell table:formula="of:=[.M12]" office:value-type="float" office:value="-0.638658995275876">
            <text:p>-0,639</text:p>
          </table:table-cell>
          <table:table-cell table:formula="of:=LN([.D12]/[.$I$1])" office:value-type="float" office:value="1.03403966098483">
            <text:p>1,034</text:p>
          </table:table-cell>
          <table:table-cell table:formula="of:=[.$V$4]*([.D12]/[.$I$1])^(1/[.$H$17])" office:value-type="float" office:value="715.484233644428">
            <text:p>715,484</text:p>
          </table:table-cell>
          <table:table-cell table:style-name="ce12" table:formula="of:=1/[.Q12]" office:value-type="float" office:value="0.00139765483706936">
            <text:p>0,0013977</text:p>
          </table:table-cell>
          <table:table-cell table:formula="of:=LN([.C12]-[.$H$19])" office:value-type="float" office:value="0">
            <text:p>Erro:502</text:p>
          </table:table-cell>
          <table:table-cell/>
          <table:table-cell table:style-name="ce14" office:value-type="float" office:value="0.4">
            <text:p>0,400 </text:p>
          </table:table-cell>
          <table:table-cell table:style-name="ce14" office:value-type="float" office:value="0.347">
            <text:p>0,347 </text:p>
          </table:table-cell>
          <table:table-cell table:style-name="ce15" office:value-type="float" office:value="-4.3">
            <text:p>-4,3</text:p>
          </table:table-cell>
          <table:table-cell table:style-name="ce18" table:formula="of:=[.U12]/[.V12]" office:value-type="float" office:value="1.15273775216138">
            <text:p>1,1527</text:p>
          </table:table-cell>
          <table:table-cell table:style-name="ce18" table:formula="of:=[.U12]*[.V12]" office:value-type="float" office:value="0.1388">
            <text:p>0,1388</text:p>
          </table:table-cell>
          <table:table-cell table:style-name="ce19" table:formula="of:=[.Y12]^2" office:value-type="float" office:value="0.01926544">
            <text:p>0,019265</text:p>
          </table:table-cell>
          <table:table-cell table:formula="of:=[.$Z$2]+[.$Y$2]*[.Y12]+[.$X$2]*[.Z12]" office:value-type="float" office:value="1.15037306849752">
            <text:p>1,1503730685</text:p>
          </table:table-cell>
          <table:table-cell table:formula="of:=[.X12]/[.$Z$2]" office:value-type="float" office:value="1.76171034277469">
            <text:p>1,7617103428</text:p>
          </table:table-cell>
          <table:table-cell table:formula="of:=LN([.AB12])" office:value-type="float" office:value="0.56628512283949">
            <text:p>0,5662851228</text:p>
          </table:table-cell>
          <table:table-cell table:formula="of:=LN([.Y12])" office:value-type="float" office:value="-1.97472123090943">
            <text:p>-1,9747212309</text:p>
          </table:table-cell>
          <table:table-cell table:formula="of:=[.$V$4]*([.AB12])^[.$V$5]" office:value-type="float" office:value="590.232637679311">
            <text:p>590,2326376793</text:p>
          </table:table-cell>
          <table:table-cell table:formula="of:=1/[.AE12]" office:value-type="float" office:value="0.00169424721061143">
            <text:p>0,0016942472</text:p>
          </table:table-cell>
          <table:table-cell table:formula="of:=LN([.W12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2">
            <text:p>1,20</text:p>
          </table:table-cell>
          <table:table-cell office:value-type="float" office:value="0.5">
            <text:p>0,50</text:p>
          </table:table-cell>
          <table:table-cell office:value-type="float" office:value="6.6">
            <text:p>6,6</text:p>
          </table:table-cell>
          <table:table-cell table:style-name="ce2" table:formula="of:=[.A13]/[.B13]" office:value-type="float" office:value="2.4">
            <text:p>2,40</text:p>
          </table:table-cell>
          <table:table-cell table:style-name="ce2" table:formula="of:=[.B13]*[.A13]" office:value-type="float" office:value="0.6">
            <text:p>0,60</text:p>
          </table:table-cell>
          <table:table-cell table:style-name="ce8" table:formula="of:=[.E13]^2" office:value-type="float" office:value="0.36">
            <text:p>0,36000</text:p>
          </table:table-cell>
          <table:table-cell table:style-name="ce9" office:value-type="string">
            <text:p>Ω </text:p>
          </table:table-cell>
          <table:table-cell table:number-columns-repeated="3"/>
          <table:table-cell table:formula="of:=[.$I$7]+([.$H$7]*[.$E13])+([.$G$7]*[.$F13])" office:value-type="float" office:value="2.23571415787118">
            <text:p>2,236</text:p>
          </table:table-cell>
          <table:table-cell/>
          <table:table-cell table:formula="of:=LN([.E13])" office:value-type="float" office:value="-0.510825623765991">
            <text:p>-0,511</text:p>
          </table:table-cell>
          <table:table-cell table:formula="of:=LN([.D13])" office:value-type="float" office:value="0.8754687373539">
            <text:p>0,875</text:p>
          </table:table-cell>
          <table:table-cell table:formula="of:=[.M13]" office:value-type="float" office:value="-0.510825623765991">
            <text:p>-0,511</text:p>
          </table:table-cell>
          <table:table-cell table:formula="of:=LN([.D13]/[.$I$1])" office:value-type="float" office:value="1.0802290434542">
            <text:p>1,080</text:p>
          </table:table-cell>
          <table:table-cell table:formula="of:=[.$V$4]*([.D13]/[.$I$1])^(1/[.$H$17])" office:value-type="float" office:value="743.920270685686">
            <text:p>743,920</text:p>
          </table:table-cell>
          <table:table-cell table:style-name="ce12" table:formula="of:=1/[.Q13]" office:value-type="float" office:value="0.00134423007330917">
            <text:p>0,0013442</text:p>
          </table:table-cell>
          <table:table-cell table:formula="of:=LN([.C13]-[.$H$19])" office:value-type="float" office:value="-0.693147180559945">
            <text:p>-0,693</text:p>
          </table:table-cell>
          <table:table-cell/>
          <table:table-cell table:style-name="ce14" office:value-type="float" office:value="0.45">
            <text:p>0,450 </text:p>
          </table:table-cell>
          <table:table-cell table:style-name="ce14" office:value-type="float" office:value="0.364">
            <text:p>0,36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3]/[.V13]" office:value-type="float" office:value="1.23626373626374">
            <text:p>1,2363</text:p>
          </table:table-cell>
          <table:table-cell table:style-name="ce18" table:formula="of:=[.U13]*[.V13]" office:value-type="float" office:value="0.1638">
            <text:p>0,1638</text:p>
          </table:table-cell>
          <table:table-cell table:style-name="ce19" table:formula="of:=[.Y13]^2" office:value-type="float" office:value="0.02683044">
            <text:p>0,026830</text:p>
          </table:table-cell>
          <table:table-cell table:formula="of:=[.$Z$2]+[.$Y$2]*[.Y13]+[.$X$2]*[.Z13]" office:value-type="float" office:value="1.23414268307029">
            <text:p>1,2341426831</text:p>
          </table:table-cell>
          <table:table-cell table:formula="of:=[.X13]/[.$Z$2]" office:value-type="float" office:value="1.88936174467217">
            <text:p>1,8893617447</text:p>
          </table:table-cell>
          <table:table-cell table:formula="of:=LN([.AB13])" office:value-type="float" office:value="0.636239070805992">
            <text:p>0,6362390708</text:p>
          </table:table-cell>
          <table:table-cell table:formula="of:=LN([.Y13])" office:value-type="float" office:value="-1.80910910756317">
            <text:p>-1,8091091076</text:p>
          </table:table-cell>
          <table:table-cell table:formula="of:=[.$V$4]*([.AB13])^[.$V$5]" office:value-type="float" office:value="641.960707091058">
            <text:p>641,9607070911</text:p>
          </table:table-cell>
          <table:table-cell table:formula="of:=1/[.AE13]" office:value-type="float" office:value="0.00155772773777906">
            <text:p>0,0015577277</text:p>
          </table:table-cell>
          <table:table-cell table:formula="of:=LN([.W13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29">
            <text:p>1,29</text:p>
          </table:table-cell>
          <table:table-cell office:value-type="float" office:value="0.52">
            <text:p>0,52</text:p>
          </table:table-cell>
          <table:table-cell office:value-type="float" office:value="6.9">
            <text:p>6,9</text:p>
          </table:table-cell>
          <table:table-cell table:style-name="ce2" table:formula="of:=[.A14]/[.B14]" office:value-type="float" office:value="2.48076923076923">
            <text:p>2,48</text:p>
          </table:table-cell>
          <table:table-cell table:style-name="ce2" table:formula="of:=[.B14]*[.A14]" office:value-type="float" office:value="0.6708">
            <text:p>0,67</text:p>
          </table:table-cell>
          <table:table-cell table:style-name="ce8" table:formula="of:=[.E14]^2" office:value-type="float" office:value="0.44997264">
            <text:p>0,44997</text:p>
          </table:table-cell>
          <table:table-cell/>
          <table:table-cell office:value-type="string">
            <text:p>T0</text:p>
          </table:table-cell>
          <table:table-cell table:number-columns-repeated="2"/>
          <table:table-cell table:formula="of:=[.$I$7]+([.$H$7]*[.$E14])+([.$G$7]*[.$F14])" office:value-type="float" office:value="2.2769713724558">
            <text:p>2,277</text:p>
          </table:table-cell>
          <table:table-cell/>
          <table:table-cell table:formula="of:=LN([.E14])" office:value-type="float" office:value="-0.399284249033083">
            <text:p>-0,399</text:p>
          </table:table-cell>
          <table:table-cell table:formula="of:=LN([.D14])" office:value-type="float" office:value="0.908568685780245">
            <text:p>0,909</text:p>
          </table:table-cell>
          <table:table-cell table:formula="of:=[.M14]" office:value-type="float" office:value="-0.399284249033083">
            <text:p>-0,399</text:p>
          </table:table-cell>
          <table:table-cell table:formula="of:=LN([.D14]/[.$I$1])" office:value-type="float" office:value="1.11332899188055">
            <text:p>1,113</text:p>
          </table:table-cell>
          <table:table-cell table:formula="of:=[.$V$4]*([.D14]/[.$I$1])^(1/[.$H$17])" office:value-type="float" office:value="764.990479625122">
            <text:p>764,990</text:p>
          </table:table-cell>
          <table:table-cell table:style-name="ce12" table:formula="of:=1/[.Q14]" office:value-type="float" office:value="0.00130720581057433">
            <text:p>0,0013072</text:p>
          </table:table-cell>
          <table:table-cell table:formula="of:=LN([.C14]-[.$H$19])" office:value-type="float" office:value="-0.223143551314209">
            <text:p>-0,223</text:p>
          </table:table-cell>
          <table:table-cell/>
          <table:table-cell table:style-name="ce14" office:value-type="float" office:value="0.49">
            <text:p>0,490 </text:p>
          </table:table-cell>
          <table:table-cell table:style-name="ce14" office:value-type="float" office:value="0.376">
            <text:p>0,376 </text:p>
          </table:table-cell>
          <table:table-cell table:style-name="ce15" office:value-type="float" office:value="-4.3">
            <text:p>-4,3</text:p>
          </table:table-cell>
          <table:table-cell table:style-name="ce18" table:formula="of:=[.U14]/[.V14]" office:value-type="float" office:value="1.3031914893617">
            <text:p>1,3032</text:p>
          </table:table-cell>
          <table:table-cell table:style-name="ce18" table:formula="of:=[.U14]*[.V14]" office:value-type="float" office:value="0.18424">
            <text:p>0,1842</text:p>
          </table:table-cell>
          <table:table-cell table:style-name="ce19" table:formula="of:=[.Y14]^2" office:value-type="float" office:value="0.0339443776">
            <text:p>0,033944</text:p>
          </table:table-cell>
          <table:table-cell table:formula="of:=[.$Z$2]+[.$Y$2]*[.Y14]+[.$X$2]*[.Z14]" office:value-type="float" office:value="1.30136812242983">
            <text:p>1,3013681224</text:p>
          </table:table-cell>
          <table:table-cell table:formula="of:=[.X14]/[.$Z$2]" office:value-type="float" office:value="1.99164634030572">
            <text:p>1,9916463403</text:p>
          </table:table-cell>
          <table:table-cell table:formula="of:=LN([.AB14])" office:value-type="float" office:value="0.688961603393145">
            <text:p>0,6889616034</text:p>
          </table:table-cell>
          <table:table-cell table:formula="of:=LN([.Y14])" office:value-type="float" office:value="-1.69151602346971">
            <text:p>-1,6915160235</text:p>
          </table:table-cell>
          <table:table-cell table:formula="of:=[.$V$4]*([.AB14])^[.$V$5]" office:value-type="float" office:value="683.921796234582">
            <text:p>683,9217962346</text:p>
          </table:table-cell>
          <table:table-cell table:formula="of:=1/[.AE14]" office:value-type="float" office:value="0.00146215547670162">
            <text:p>0,0014621555</text:p>
          </table:table-cell>
          <table:table-cell table:formula="of:=LN([.W14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41">
            <text:p>1,41</text:p>
          </table:table-cell>
          <table:table-cell office:value-type="float" office:value="0.54">
            <text:p>0,54</text:p>
          </table:table-cell>
          <table:table-cell office:value-type="float" office:value="7.6">
            <text:p>7,6</text:p>
          </table:table-cell>
          <table:table-cell table:style-name="ce2" table:formula="of:=[.A15]/[.B15]" office:value-type="float" office:value="2.61111111111111">
            <text:p>2,61</text:p>
          </table:table-cell>
          <table:table-cell table:style-name="ce2" table:formula="of:=[.B15]*[.A15]" office:value-type="float" office:value="0.7614">
            <text:p>0,76</text:p>
          </table:table-cell>
          <table:table-cell table:style-name="ce8" table:formula="of:=[.E15]^2" office:value-type="float" office:value="0.57972996">
            <text:p>0,57973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table:formula="of:=[.$I$7]+([.$H$7]*[.$E15])+([.$G$7]*[.$F15])" office:value-type="float" office:value="2.32951741899329">
            <text:p>2,330</text:p>
          </table:table-cell>
          <table:table-cell/>
          <table:table-cell table:formula="of:=LN([.E15])" office:value-type="float" office:value="-0.27259643503374">
            <text:p>-0,273</text:p>
          </table:table-cell>
          <table:table-cell table:formula="of:=LN([.D15])" office:value-type="float" office:value="0.959775843813894">
            <text:p>0,960</text:p>
          </table:table-cell>
          <table:table-cell table:formula="of:=[.M15]" office:value-type="float" office:value="-0.27259643503374">
            <text:p>-0,273</text:p>
          </table:table-cell>
          <table:table-cell table:formula="of:=LN([.D15]/[.$I$1])" office:value-type="float" office:value="1.16453614991419">
            <text:p>1,165</text:p>
          </table:table-cell>
          <table:table-cell table:formula="of:=[.$V$4]*([.D15]/[.$I$1])^(1/[.$H$17])" office:value-type="float" office:value="798.768892630406">
            <text:p>798,769</text:p>
          </table:table-cell>
          <table:table-cell table:style-name="ce12" table:formula="of:=1/[.Q15]" office:value-type="float" office:value="0.0012519265700332">
            <text:p>0,0012519</text:p>
          </table:table-cell>
          <table:table-cell table:formula="of:=LN([.C15]-[.$H$19])" office:value-type="float" office:value="0.405465108108164">
            <text:p>0,405</text:p>
          </table:table-cell>
          <table:table-cell/>
          <table:table-cell table:style-name="ce14" office:value-type="float" office:value="0.54">
            <text:p>0,540 </text:p>
          </table:table-cell>
          <table:table-cell table:style-name="ce14" office:value-type="float" office:value="0.388">
            <text:p>0,388 </text:p>
          </table:table-cell>
          <table:table-cell table:style-name="ce15" office:value-type="float" office:value="-4.3">
            <text:p>-4,3</text:p>
          </table:table-cell>
          <table:table-cell table:style-name="ce18" table:formula="of:=[.U15]/[.V15]" office:value-type="float" office:value="1.39175257731959">
            <text:p>1,3918</text:p>
          </table:table-cell>
          <table:table-cell table:style-name="ce18" table:formula="of:=[.U15]*[.V15]" office:value-type="float" office:value="0.20952">
            <text:p>0,2095</text:p>
          </table:table-cell>
          <table:table-cell table:style-name="ce19" table:formula="of:=[.Y15]^2" office:value-type="float" office:value="0.0438986304">
            <text:p>0,043899</text:p>
          </table:table-cell>
          <table:table-cell table:formula="of:=[.$Z$2]+[.$Y$2]*[.Y15]+[.$X$2]*[.Z15]" office:value-type="float" office:value="1.38293823444516">
            <text:p>1,3829382344</text:p>
          </table:table-cell>
          <table:table-cell table:formula="of:=[.X15]/[.$Z$2]" office:value-type="float" office:value="2.12699280946599">
            <text:p>2,1269928095</text:p>
          </table:table-cell>
          <table:table-cell table:formula="of:=LN([.AB15])" office:value-type="float" office:value="0.754709155613414">
            <text:p>0,7547091556</text:p>
          </table:table-cell>
          <table:table-cell table:formula="of:=LN([.Y15])" office:value-type="float" office:value="-1.56293607878268">
            <text:p>-1,5629360788</text:p>
          </table:table-cell>
          <table:table-cell table:formula="of:=[.$V$4]*([.AB15])^[.$V$5]" office:value-type="float" office:value="740.112569951178">
            <text:p>740,1125699512</text:p>
          </table:table-cell>
          <table:table-cell table:formula="of:=1/[.AE15]" office:value-type="float" office:value="0.00135114581294838">
            <text:p>0,0013511458</text:p>
          </table:table-cell>
          <table:table-cell table:formula="of:=LN([.W15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5">
            <text:p>1,50</text:p>
          </table:table-cell>
          <table:table-cell office:value-type="float" office:value="0.55">
            <text:p>0,55</text:p>
          </table:table-cell>
          <table:table-cell office:value-type="float" office:value="8.7">
            <text:p>8,7</text:p>
          </table:table-cell>
          <table:table-cell table:style-name="ce2" table:formula="of:=[.A16]/[.B16]" office:value-type="float" office:value="2.72727272727273">
            <text:p>2,73</text:p>
          </table:table-cell>
          <table:table-cell table:style-name="ce2" table:formula="of:=[.B16]*[.A16]" office:value-type="float" office:value="0.825">
            <text:p>0,83</text:p>
          </table:table-cell>
          <table:table-cell table:style-name="ce8" table:formula="of:=[.E16]^2" office:value-type="float" office:value="0.680625">
            <text:p>0,68063</text:p>
          </table:table-cell>
          <table:table-cell/>
          <table:table-cell office:value-type="string">
            <text:p>Gamma</text:p>
          </table:table-cell>
          <table:table-cell table:number-columns-repeated="2"/>
          <table:table-cell table:formula="of:=[.$I$7]+([.$H$7]*[.$E16])+([.$G$7]*[.$F16])" office:value-type="float" office:value="2.36623691461862">
            <text:p>2,366</text:p>
          </table:table-cell>
          <table:table-cell/>
          <table:table-cell table:formula="of:=LN([.E16])" office:value-type="float" office:value="-0.192371892647456">
            <text:p>-0,192</text:p>
          </table:table-cell>
          <table:table-cell table:formula="of:=LN([.D16])" office:value-type="float" office:value="1.00330210886378">
            <text:p>1,003</text:p>
          </table:table-cell>
          <table:table-cell table:formula="of:=[.M16]" office:value-type="float" office:value="-0.192371892647456">
            <text:p>-0,192</text:p>
          </table:table-cell>
          <table:table-cell table:formula="of:=LN([.D16]/[.$I$1])" office:value-type="float" office:value="1.20806241496409">
            <text:p>1,208</text:p>
          </table:table-cell>
          <table:table-cell table:formula="of:=[.$V$4]*([.D16]/[.$I$1])^(1/[.$H$17])" office:value-type="float" office:value="828.650802979437">
            <text:p>828,651</text:p>
          </table:table-cell>
          <table:table-cell table:style-name="ce12" table:formula="of:=1/[.Q16]" office:value-type="float" office:value="0.0012067809460927">
            <text:p>0,0012068</text:p>
          </table:table-cell>
          <table:table-cell table:formula="of:=LN([.C16]-[.$H$19])" office:value-type="float" office:value="0.955511445027436">
            <text:p>0,956</text:p>
          </table:table-cell>
          <table:table-cell/>
          <table:table-cell table:style-name="ce14" office:value-type="float" office:value="0.6">
            <text:p>0,600 </text:p>
          </table:table-cell>
          <table:table-cell table:style-name="ce14" office:value-type="float" office:value="0.404">
            <text:p>0,404 </text:p>
          </table:table-cell>
          <table:table-cell table:style-name="ce15" office:value-type="float" office:value="-4.3">
            <text:p>-4,3</text:p>
          </table:table-cell>
          <table:table-cell table:style-name="ce18" table:formula="of:=[.U16]/[.V16]" office:value-type="float" office:value="1.48514851485149">
            <text:p>1,4851</text:p>
          </table:table-cell>
          <table:table-cell table:style-name="ce18" table:formula="of:=[.U16]*[.V16]" office:value-type="float" office:value="0.2424">
            <text:p>0,2424</text:p>
          </table:table-cell>
          <table:table-cell table:style-name="ce19" table:formula="of:=[.Y16]^2" office:value-type="float" office:value="0.05875776">
            <text:p>0,058758</text:p>
          </table:table-cell>
          <table:table-cell table:formula="of:=[.$Z$2]+[.$Y$2]*[.Y16]+[.$X$2]*[.Z16]" office:value-type="float" office:value="1.48642731646897">
            <text:p>1,4864273165</text:p>
          </table:table-cell>
          <table:table-cell table:formula="of:=[.X16]/[.$Z$2]" office:value-type="float" office:value="2.26972830053026">
            <text:p>2,2697283005</text:p>
          </table:table-cell>
          <table:table-cell table:formula="of:=LN([.AB16])" office:value-type="float" office:value="0.819660132933364">
            <text:p>0,8196601329</text:p>
          </table:table-cell>
          <table:table-cell table:formula="of:=LN([.Y16])" office:value-type="float" office:value="-1.41716602478698">
            <text:p>-1,4171660248</text:p>
          </table:table-cell>
          <table:table-cell table:formula="of:=[.$V$4]*([.AB16])^[.$V$5]" office:value-type="float" office:value="800.154134629765">
            <text:p>800,1541346298</text:p>
          </table:table-cell>
          <table:table-cell table:formula="of:=1/[.AE16]" office:value-type="float" office:value="0.00124975921103339">
            <text:p>0,0012497592</text:p>
          </table:table-cell>
          <table:table-cell table:formula="of:=LN([.W16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6">
            <text:p>1,60</text:p>
          </table:table-cell>
          <table:table-cell office:value-type="float" office:value="0.57">
            <text:p>0,57</text:p>
          </table:table-cell>
          <table:table-cell office:value-type="float" office:value="9.9">
            <text:p>9,9</text:p>
          </table:table-cell>
          <table:table-cell table:style-name="ce2" table:formula="of:=[.A17]/[.B17]" office:value-type="float" office:value="2.80701754385965">
            <text:p>2,81</text:p>
          </table:table-cell>
          <table:table-cell table:style-name="ce2" table:formula="of:=[.B17]*[.A17]" office:value-type="float" office:value="0.912">
            <text:p>0,91</text:p>
          </table:table-cell>
          <table:table-cell table:style-name="ce8" table:formula="of:=[.E17]^2" office:value-type="float" office:value="0.831744">
            <text:p>0,83174</text:p>
          </table:table-cell>
          <table:table-cell/>
          <table:table-cell table:formula="of:=0.296281006*4" office:value-type="float" office:value="1.185124024">
            <text:p>1,185124024</text:p>
          </table:table-cell>
          <table:table-cell table:number-columns-repeated="2"/>
          <table:table-cell table:formula="of:=[.$I$7]+([.$H$7]*[.$E17])+([.$G$7]*[.$F17])" office:value-type="float" office:value="2.41624312548418">
            <text:p>2,416</text:p>
          </table:table-cell>
          <table:table-cell/>
          <table:table-cell table:formula="of:=LN([.E17])" office:value-type="float" office:value="-0.0921152889078055">
            <text:p>-0,092</text:p>
          </table:table-cell>
          <table:table-cell table:formula="of:=LN([.D17])" office:value-type="float" office:value="1.03212254739928">
            <text:p>1,032</text:p>
          </table:table-cell>
          <table:table-cell table:formula="of:=[.M17]" office:value-type="float" office:value="-0.0921152889078055">
            <text:p>-0,092</text:p>
          </table:table-cell>
          <table:table-cell table:formula="of:=LN([.D17]/[.$I$1])" office:value-type="float" office:value="1.23688285349958">
            <text:p>1,237</text:p>
          </table:table-cell>
          <table:table-cell table:formula="of:=[.$V$4]*([.D17]/[.$I$1])^(1/[.$H$17])" office:value-type="float" office:value="849.049373539241">
            <text:p>849,049</text:p>
          </table:table-cell>
          <table:table-cell table:style-name="ce12" table:formula="of:=1/[.Q17]" office:value-type="float" office:value="0.00117778780735863">
            <text:p>0,0011778</text:p>
          </table:table-cell>
          <table:table-cell table:formula="of:=LN([.C17]-[.$H$19])" office:value-type="float" office:value="1.33500106673234">
            <text:p>1,335</text:p>
          </table:table-cell>
          <table:table-cell/>
          <table:table-cell table:style-name="ce14" office:value-type="float" office:value="0.65">
            <text:p>0,650 </text:p>
          </table:table-cell>
          <table:table-cell table:style-name="ce14" office:value-type="float" office:value="0.415">
            <text:p>0,415 </text:p>
          </table:table-cell>
          <table:table-cell table:style-name="ce15" office:value-type="float" office:value="-4.3">
            <text:p>-4,3</text:p>
          </table:table-cell>
          <table:table-cell table:style-name="ce18" table:formula="of:=[.U17]/[.V17]" office:value-type="float" office:value="1.56626506024096">
            <text:p>1,5663</text:p>
          </table:table-cell>
          <table:table-cell table:style-name="ce18" table:formula="of:=[.U17]*[.V17]" office:value-type="float" office:value="0.26975">
            <text:p>0,2698</text:p>
          </table:table-cell>
          <table:table-cell table:style-name="ce19" table:formula="of:=[.Y17]^2" office:value-type="float" office:value="0.0727650625">
            <text:p>0,072765</text:p>
          </table:table-cell>
          <table:table-cell table:formula="of:=[.$Z$2]+[.$Y$2]*[.Y17]+[.$X$2]*[.Z17]" office:value-type="float" office:value="1.5702679783694">
            <text:p>1,5702679784</text:p>
          </table:table-cell>
          <table:table-cell table:formula="of:=[.X17]/[.$Z$2]" office:value-type="float" office:value="2.39369739646284">
            <text:p>2,3936973965</text:p>
          </table:table-cell>
          <table:table-cell table:formula="of:=LN([.AB17])" office:value-type="float" office:value="0.872839198337352">
            <text:p>0,8728391983</text:p>
          </table:table-cell>
          <table:table-cell table:formula="of:=LN([.Y17])" office:value-type="float" office:value="-1.31025967484389">
            <text:p>-1,3102596748</text:p>
          </table:table-cell>
          <table:table-cell table:formula="of:=[.$V$4]*([.AB17])^[.$V$5]" office:value-type="float" office:value="852.922873171714">
            <text:p>852,9228731717</text:p>
          </table:table-cell>
          <table:table-cell table:formula="of:=1/[.AE17]" office:value-type="float" office:value="0.0011724389525179">
            <text:p>0,001172439</text:p>
          </table:table-cell>
          <table:table-cell table:formula="of:=LN([.W17]-[.$V$6])" office:value-type="float" office:value="0">
            <text:p>Erro:502</text:p>
          </table:table-cell>
          <table:table-cell table:number-columns-repeated="990"/>
        </table:table-row>
        <table:table-row table:style-name="ro2">
          <table:table-cell office:value-type="float" office:value="1.68">
            <text:p>1,68</text:p>
          </table:table-cell>
          <table:table-cell office:value-type="float" office:value="0.59">
            <text:p>0,59</text:p>
          </table:table-cell>
          <table:table-cell office:value-type="float" office:value="11.4">
            <text:p>11,4</text:p>
          </table:table-cell>
          <table:table-cell table:style-name="ce2" table:formula="of:=[.A18]/[.B18]" office:value-type="float" office:value="2.84745762711864">
            <text:p>2,85</text:p>
          </table:table-cell>
          <table:table-cell table:style-name="ce2" table:formula="of:=[.B18]*[.A18]" office:value-type="float" office:value="0.9912">
            <text:p>0,99</text:p>
          </table:table-cell>
          <table:table-cell table:style-name="ce8" table:formula="of:=[.E18]^2" office:value-type="float" office:value="0.98247744">
            <text:p>0,98248</text:p>
          </table:table-cell>
          <table:table-cell/>
          <table:table-cell office:value-type="string">
            <text:p>L0</text:p>
          </table:table-cell>
          <table:table-cell table:number-columns-repeated="2"/>
          <table:table-cell table:formula="of:=[.$I$7]+([.$H$7]*[.$E18])+([.$G$7]*[.$F18])" office:value-type="float" office:value="2.46154169618954">
            <text:p>2,462</text:p>
          </table:table-cell>
          <table:table-cell/>
          <table:table-cell table:formula="of:=LN([.E18])" office:value-type="float" office:value="-0.00883894866720428">
            <text:p>-0,009</text:p>
          </table:table-cell>
          <table:table-cell table:formula="of:=LN([.D18])" office:value-type="float" office:value="1.04642653549754">
            <text:p>1,046</text:p>
          </table:table-cell>
          <table:table-cell table:formula="of:=[.M18]" office:value-type="float" office:value="-0.00883894866720428">
            <text:p>-0,009</text:p>
          </table:table-cell>
          <table:table-cell table:formula="of:=LN([.D18]/[.$I$1])" office:value-type="float" office:value="1.25118684159784">
            <text:p>1,251</text:p>
          </table:table-cell>
          <table:table-cell table:formula="of:=[.$V$4]*([.D18]/[.$I$1])^(1/[.$H$17])" office:value-type="float" office:value="859.359163159808">
            <text:p>859,359</text:p>
          </table:table-cell>
          <table:table-cell table:style-name="ce12" table:formula="of:=1/[.Q18]" office:value-type="float" office:value="0.00116365780789846">
            <text:p>0,0011637</text:p>
          </table:table-cell>
          <table:table-cell table:formula="of:=LN([.C18]-[.$H$19])" office:value-type="float" office:value="1.66770682055808">
            <text:p>1,668</text:p>
          </table:table-cell>
          <table:table-cell/>
          <table:table-cell table:style-name="ce14" office:value-type="float" office:value="0.7">
            <text:p>0,700 </text:p>
          </table:table-cell>
          <table:table-cell table:style-name="ce14" office:value-type="float" office:value="0.426">
            <text:p>0,426 </text:p>
          </table:table-cell>
          <table:table-cell table:style-name="ce16" office:value-type="float" office:value="-4.2">
            <text:p>-4,2</text:p>
          </table:table-cell>
          <table:table-cell table:style-name="ce18" table:formula="of:=[.U18]/[.V18]" office:value-type="float" office:value="1.64319248826291">
            <text:p>1,6432</text:p>
          </table:table-cell>
          <table:table-cell table:style-name="ce18" table:formula="of:=[.U18]*[.V18]" office:value-type="float" office:value="0.2982">
            <text:p>0,2982</text:p>
          </table:table-cell>
          <table:table-cell table:style-name="ce19" table:formula="of:=[.Y18]^2" office:value-type="float" office:value="0.08892324">
            <text:p>0,088923</text:p>
          </table:table-cell>
          <table:table-cell/>
          <table:table-cell table:formula="of:=[.X18]/[.$Z$2]" office:value-type="float" office:value="2.51126433251157">
            <text:p>2,5112643325</text:p>
          </table:table-cell>
          <table:table-cell table:formula="of:=LN([.AB18])" office:value-type="float" office:value="0.920786344452402">
            <text:p>0,9207863445</text:p>
          </table:table-cell>
          <table:table-cell table:formula="of:=LN([.Y18])" office:value-type="float" office:value="-1.2099908766515">
            <text:p>-1,2099908767</text:p>
          </table:table-cell>
          <table:table-cell table:formula="of:=[.$V$4]*([.AB18])^[.$V$5]" office:value-type="float" office:value="903.477009202377">
            <text:p>903,4770092024</text:p>
          </table:table-cell>
          <table:table-cell table:formula="of:=1/[.AE18]" office:value-type="float" office:value="0.00110683502713903">
            <text:p>0,001106835</text:p>
          </table:table-cell>
          <table:table-cell table:formula="of:=LN([.W18]-[.$V$6])" office:value-type="float" office:value="-2.30258509299405">
            <text:p>-2,302585093</text:p>
          </table:table-cell>
          <table:table-cell table:number-columns-repeated="990"/>
        </table:table-row>
        <table:table-row table:style-name="ro2">
          <table:table-cell office:value-type="float" office:value="1.79">
            <text:p>1,79</text:p>
          </table:table-cell>
          <table:table-cell office:value-type="float" office:value="0.6">
            <text:p>0,60</text:p>
          </table:table-cell>
          <table:table-cell office:value-type="float" office:value="13.5">
            <text:p>13,5</text:p>
          </table:table-cell>
          <table:table-cell table:style-name="ce2" table:formula="of:=[.A19]/[.B19]" office:value-type="float" office:value="2.98333333333333">
            <text:p>2,98</text:p>
          </table:table-cell>
          <table:table-cell table:style-name="ce2" table:formula="of:=[.B19]*[.A19]" office:value-type="float" office:value="1.074">
            <text:p>1,07</text:p>
          </table:table-cell>
          <table:table-cell table:style-name="ce8" table:formula="of:=[.E19]^2" office:value-type="float" office:value="1.153476">
            <text:p>1,15348</text:p>
          </table:table-cell>
          <table:table-cell/>
          <table:table-cell office:value-type="float" office:value="6.1">
            <text:p>6,1</text:p>
          </table:table-cell>
          <table:table-cell table:number-columns-repeated="2"/>
          <table:table-cell table:formula="of:=[.$I$7]+([.$H$7]*[.$E19])+([.$G$7]*[.$F19])" office:value-type="float" office:value="2.50867069808592">
            <text:p>2,509</text:p>
          </table:table-cell>
          <table:table-cell/>
          <table:table-cell table:formula="of:=LN([.E19])" office:value-type="float" office:value="0.0713899960866732">
            <text:p>0,071</text:p>
          </table:table-cell>
          <table:table-cell table:formula="of:=LN([.D19])" office:value-type="float" office:value="1.09304124361865">
            <text:p>1,093</text:p>
          </table:table-cell>
          <table:table-cell table:formula="of:=[.M19]" office:value-type="float" office:value="0.0713899960866732">
            <text:p>0,071</text:p>
          </table:table-cell>
          <table:table-cell table:formula="of:=LN([.D19]/[.$I$1])" office:value-type="float" office:value="1.29780154971895">
            <text:p>1,298</text:p>
          </table:table-cell>
          <table:table-cell table:formula="of:=[.$V$4]*([.D19]/[.$I$1])^(1/[.$H$17])" office:value-type="float" office:value="893.834059451422">
            <text:p>893,834</text:p>
          </table:table-cell>
          <table:table-cell table:style-name="ce12" table:formula="of:=1/[.Q19]" office:value-type="float" office:value="0.00111877589517425">
            <text:p>0,0011188</text:p>
          </table:table-cell>
          <table:table-cell table:formula="of:=LN([.C19]-[.$H$19])" office:value-type="float" office:value="2.00148000021012">
            <text:p>2,001</text:p>
          </table:table-cell>
          <table:table-cell/>
          <table:table-cell table:style-name="ce14" office:value-type="float" office:value="0.75">
            <text:p>0,750 </text:p>
          </table:table-cell>
          <table:table-cell table:style-name="ce14" office:value-type="float" office:value="0.437">
            <text:p>0,437 </text:p>
          </table:table-cell>
          <table:table-cell table:style-name="ce16" office:value-type="float" office:value="-4.1">
            <text:p>-4,1</text:p>
          </table:table-cell>
          <table:table-cell table:style-name="ce18" table:formula="of:=[.U19]/[.V19]" office:value-type="float" office:value="1.7162471395881">
            <text:p>1,7162</text:p>
          </table:table-cell>
          <table:table-cell table:style-name="ce18" table:formula="of:=[.U19]*[.V19]" office:value-type="float" office:value="0.32775">
            <text:p>0,3278</text:p>
          </table:table-cell>
          <table:table-cell table:style-name="ce19" table:formula="of:=[.Y19]^2" office:value-type="float" office:value="0.1074200625">
            <text:p>0,107420</text:p>
          </table:table-cell>
          <table:table-cell/>
          <table:table-cell table:formula="of:=[.X19]/[.$Z$2]" office:value-type="float" office:value="2.62291256697433">
            <text:p>2,622912567</text:p>
          </table:table-cell>
          <table:table-cell table:formula="of:=LN([.AB19])" office:value-type="float" office:value="0.964285367113133">
            <text:p>0,9642853671</text:p>
          </table:table-cell>
          <table:table-cell table:formula="of:=LN([.Y19])" office:value-type="float" office:value="-1.11550415633833">
            <text:p>-1,1155041563</text:p>
          </table:table-cell>
          <table:table-cell table:formula="of:=[.$V$4]*([.AB19])^[.$V$5]" office:value-type="float" office:value="951.92883816646">
            <text:p>951,9288381665</text:p>
          </table:table-cell>
          <table:table-cell table:formula="of:=1/[.AE19]" office:value-type="float" office:value="0.00105049869266082">
            <text:p>0,0010504987</text:p>
          </table:table-cell>
          <table:table-cell table:formula="of:=LN([.W19]-[.$V$6])" office:value-type="float" office:value="-1.6094379124341">
            <text:p>-1,6094379124</text:p>
          </table:table-cell>
          <table:table-cell table:number-columns-repeated="990"/>
        </table:table-row>
        <table:table-row table:style-name="ro2">
          <table:table-cell office:value-type="float" office:value="1.88">
            <text:p>1,88</text:p>
          </table:table-cell>
          <table:table-cell office:value-type="float" office:value="0.62">
            <text:p>0,62</text:p>
          </table:table-cell>
          <table:table-cell office:value-type="float" office:value="15.7">
            <text:p>15,7</text:p>
          </table:table-cell>
          <table:table-cell table:style-name="ce2" table:formula="of:=[.A20]/[.B20]" office:value-type="float" office:value="3.03225806451613">
            <text:p>3,03</text:p>
          </table:table-cell>
          <table:table-cell table:style-name="ce2" table:formula="of:=[.B20]*[.A20]" office:value-type="float" office:value="1.1656">
            <text:p>1,17</text:p>
          </table:table-cell>
          <table:table-cell table:style-name="ce8" table:formula="of:=[.E20]^2" office:value-type="float" office:value="1.35862336">
            <text:p>1,35862</text:p>
          </table:table-cell>
          <table:table-cell table:number-columns-repeated="4"/>
          <table:table-cell table:formula="of:=[.$I$7]+([.$H$7]*[.$E20])+([.$G$7]*[.$F20])" office:value-type="float" office:value="2.56053633256611">
            <text:p>2,561</text:p>
          </table:table-cell>
          <table:table-cell/>
          <table:table-cell table:formula="of:=LN([.E20])" office:value-type="float" office:value="0.153235975898858">
            <text:p>0,153</text:p>
          </table:table-cell>
          <table:table-cell table:formula="of:=LN([.D20])" office:value-type="float" office:value="1.10930757778486">
            <text:p>1,109</text:p>
          </table:table-cell>
          <table:table-cell table:formula="of:=[.M20]" office:value-type="float" office:value="0.153235975898858">
            <text:p>0,153</text:p>
          </table:table-cell>
          <table:table-cell table:formula="of:=LN([.D20]/[.$I$1])" office:value-type="float" office:value="1.31406788388516">
            <text:p>1,314</text:p>
          </table:table-cell>
          <table:table-cell table:formula="of:=[.$V$4]*([.D20]/[.$I$1])^(1/[.$H$17])" office:value-type="float" office:value="906.186894300131">
            <text:p>906,187</text:p>
          </table:table-cell>
          <table:table-cell table:style-name="ce12" table:formula="of:=1/[.Q20]" office:value-type="float" office:value="0.00110352511859303">
            <text:p>0,0011035</text:p>
          </table:table-cell>
          <table:table-cell table:formula="of:=LN([.C20]-[.$H$19])" office:value-type="float" office:value="2.26176309847379">
            <text:p>2,262</text:p>
          </table:table-cell>
          <table:table-cell/>
          <table:table-cell table:style-name="ce14" office:value-type="float" office:value="0.8">
            <text:p>0,800 </text:p>
          </table:table-cell>
          <table:table-cell table:style-name="ce14" office:value-type="float" office:value="0.445">
            <text:p>0,445 </text:p>
          </table:table-cell>
          <table:table-cell table:style-name="ce16" office:value-type="float" office:value="-4.1">
            <text:p>-4,1</text:p>
          </table:table-cell>
          <table:table-cell table:style-name="ce18" table:formula="of:=[.U20]/[.V20]" office:value-type="float" office:value="1.79775280898876">
            <text:p>1,7978</text:p>
          </table:table-cell>
          <table:table-cell table:style-name="ce18" table:formula="of:=[.U20]*[.V20]" office:value-type="float" office:value="0.356">
            <text:p>0,3560</text:p>
          </table:table-cell>
          <table:table-cell table:style-name="ce19" table:formula="of:=[.Y20]^2" office:value-type="float" office:value="0.126736">
            <text:p>0,126736</text:p>
          </table:table-cell>
          <table:table-cell/>
          <table:table-cell table:formula="of:=[.X20]/[.$Z$2]" office:value-type="float" office:value="2.74747635479918">
            <text:p>2,7474763548</text:p>
          </table:table-cell>
          <table:table-cell table:formula="of:=LN([.AB20])" office:value-type="float" office:value="1.01068280118005">
            <text:p>1,0106828012</text:p>
          </table:table-cell>
          <table:table-cell table:formula="of:=LN([.Y20])" office:value-type="float" office:value="-1.03282454813011">
            <text:p>-1,0328245481</text:p>
          </table:table-cell>
          <table:table-cell table:formula="of:=[.$V$4]*([.AB20])^[.$V$5]" office:value-type="float" office:value="1006.47631494882">
            <text:p>1006,4763149488</text:p>
          </table:table-cell>
          <table:table-cell table:formula="of:=1/[.AE20]" office:value-type="float" office:value="0.000993565357820515">
            <text:p>0,0009935654</text:p>
          </table:table-cell>
          <table:table-cell table:formula="of:=LN([.W20]-[.$V$6])" office:value-type="float" office:value="-1.6094379124341">
            <text:p>-1,6094379124</text:p>
          </table:table-cell>
          <table:table-cell table:number-columns-repeated="990"/>
        </table:table-row>
        <table:table-row table:style-name="ro2">
          <table:table-cell table:style-name="ce3" office:value-type="float" office:value="2.01">
            <text:p>2,01</text:p>
          </table:table-cell>
          <table:table-cell office:value-type="float" office:value="0.64">
            <text:p>0,64</text:p>
          </table:table-cell>
          <table:table-cell office:value-type="float" office:value="19.4">
            <text:p>19,4</text:p>
          </table:table-cell>
          <table:table-cell table:style-name="ce2" table:formula="of:=[.A21]/[.B21]" office:value-type="float" office:value="3.140625">
            <text:p>3,14</text:p>
          </table:table-cell>
          <table:table-cell table:style-name="ce2" table:formula="of:=[.B21]*[.A21]" office:value-type="float" office:value="1.2864">
            <text:p>1,29</text:p>
          </table:table-cell>
          <table:table-cell table:style-name="ce8" table:formula="of:=[.E21]^2" office:value-type="float" office:value="1.65482496">
            <text:p>1,65482</text:p>
          </table:table-cell>
          <table:table-cell table:number-columns-repeated="4"/>
          <table:table-cell table:formula="of:=[.$I$7]+([.$H$7]*[.$E21])+([.$G$7]*[.$F21])" office:value-type="float" office:value="2.62849829096871">
            <text:p>2,628</text:p>
          </table:table-cell>
          <table:table-cell/>
          <table:table-cell table:formula="of:=LN([.E21])" office:value-type="float" office:value="0.251847619442565">
            <text:p>0,252</text:p>
          </table:table-cell>
          <table:table-cell table:formula="of:=LN([.D21])" office:value-type="float" office:value="1.1444218246994">
            <text:p>1,144</text:p>
          </table:table-cell>
          <table:table-cell table:formula="of:=[.M21]" office:value-type="float" office:value="0.251847619442565">
            <text:p>0,252</text:p>
          </table:table-cell>
          <table:table-cell table:formula="of:=LN([.D21]/[.$I$1])" office:value-type="float" office:value="1.3491821307997">
            <text:p>1,349</text:p>
          </table:table-cell>
          <table:table-cell table:formula="of:=[.$V$4]*([.D21]/[.$I$1])^(1/[.$H$17])" office:value-type="float" office:value="933.438187288881">
            <text:p>933,438</text:p>
          </table:table-cell>
          <table:table-cell table:style-name="ce12" table:formula="of:=1/[.Q21]" office:value-type="float" office:value="0.00107130821688841">
            <text:p>0,0010713</text:p>
          </table:table-cell>
          <table:table-cell table:formula="of:=LN([.C21]-[.$H$19])" office:value-type="float" office:value="2.58776403522771">
            <text:p>2,588</text:p>
          </table:table-cell>
          <table:table-cell/>
          <table:table-cell table:style-name="ce14" office:value-type="float" office:value="0.85">
            <text:p>0,850 </text:p>
          </table:table-cell>
          <table:table-cell table:style-name="ce14" office:value-type="float" office:value="0.456">
            <text:p>0,456 </text:p>
          </table:table-cell>
          <table:table-cell table:style-name="ce16" office:value-type="float" office:value="-4">
            <text:p>-4,0</text:p>
          </table:table-cell>
          <table:table-cell table:style-name="ce18" table:formula="of:=[.U21]/[.V21]" office:value-type="float" office:value="1.8640350877193">
            <text:p>1,8640</text:p>
          </table:table-cell>
          <table:table-cell table:style-name="ce18" table:formula="of:=[.U21]*[.V21]" office:value-type="float" office:value="0.3876">
            <text:p>0,3876</text:p>
          </table:table-cell>
          <table:table-cell table:style-name="ce19" table:formula="of:=[.Y21]^2" office:value-type="float" office:value="0.15023376">
            <text:p>0,150234</text:p>
          </table:table-cell>
          <table:table-cell/>
          <table:table-cell table:formula="of:=[.X21]/[.$Z$2]" office:value-type="float" office:value="2.84877448246379">
            <text:p>2,8487744825</text:p>
          </table:table-cell>
          <table:table-cell table:formula="of:=LN([.AB21])" office:value-type="float" office:value="1.04688889564834">
            <text:p>1,0468888956</text:p>
          </table:table-cell>
          <table:table-cell table:formula="of:=LN([.Y21])" office:value-type="float" office:value="-0.947781398965526">
            <text:p>-0,947781399</text:p>
          </table:table-cell>
          <table:table-cell table:formula="of:=[.$V$4]*([.AB21])^[.$V$5]" office:value-type="float" office:value="1051.20455272461">
            <text:p>1051,2045527246</text:p>
          </table:table-cell>
          <table:table-cell table:formula="of:=1/[.AE21]" office:value-type="float" office:value="0.000951289639497948">
            <text:p>0,0009512896</text:p>
          </table:table-cell>
          <table:table-cell table:formula="of:=LN([.W21]-[.$V$6])" office:value-type="float" office:value="-1.20397280432594">
            <text:p>-1,2039728043</text:p>
          </table:table-cell>
          <table:table-cell table:number-columns-repeated="990"/>
        </table:table-row>
        <table:table-row table:style-name="ro2">
          <table:table-cell office:value-type="float" office:value="2.53">
            <text:p>2,53</text:p>
          </table:table-cell>
          <table:table-cell office:value-type="float" office:value="0.72">
            <text:p>0,72</text:p>
          </table:table-cell>
          <table:table-cell office:value-type="float" office:value="44.7">
            <text:p>44,7</text:p>
          </table:table-cell>
          <table:table-cell table:style-name="ce2" table:formula="of:=[.A22]/[.B22]" office:value-type="float" office:value="3.51388888888889">
            <text:p>3,51</text:p>
          </table:table-cell>
          <table:table-cell table:style-name="ce2" table:formula="of:=[.B22]*[.A22]" office:value-type="float" office:value="1.8216">
            <text:p>1,82</text:p>
          </table:table-cell>
          <table:table-cell table:style-name="ce8" table:formula="of:=[.E22]^2" office:value-type="float" office:value="3.31822656">
            <text:p>3,31823</text:p>
          </table:table-cell>
          <table:table-cell table:number-columns-repeated="4"/>
          <table:table-cell table:formula="of:=[.$I$7]+([.$H$7]*[.$E22])+([.$G$7]*[.$F22])" office:value-type="float" office:value="2.92361797132175">
            <text:p>2,924</text:p>
          </table:table-cell>
          <table:table-cell/>
          <table:table-cell table:formula="of:=LN([.E22])" office:value-type="float" office:value="0.599715235767393">
            <text:p>0,600</text:p>
          </table:table-cell>
          <table:table-cell table:formula="of:=LN([.D22])" office:value-type="float" office:value="1.25672336971147">
            <text:p>1,257</text:p>
          </table:table-cell>
          <table:table-cell table:formula="of:=[.M22]" office:value-type="float" office:value="0.599715235767393">
            <text:p>0,600</text:p>
          </table:table-cell>
          <table:table-cell table:formula="of:=LN([.D22]/[.$I$1])" office:value-type="float" office:value="1.46148367581177">
            <text:p>1,461</text:p>
          </table:table-cell>
          <table:table-cell table:formula="of:=[.$V$4]*([.D22]/[.$I$1])^(1/[.$H$17])" office:value-type="float" office:value="1026.21654744005">
            <text:p>1026,217</text:p>
          </table:table-cell>
          <table:table-cell table:style-name="ce12" table:formula="of:=1/[.Q22]" office:value-type="float" office:value="0.000974453201416945">
            <text:p>0,0009745</text:p>
          </table:table-cell>
          <table:table-cell table:formula="of:=LN([.C22]-[.$H$19])" office:value-type="float" office:value="3.65325227647078">
            <text:p>3,653</text:p>
          </table:table-cell>
          <table:table-cell/>
          <table:table-cell table:style-name="ce14" office:value-type="float" office:value="0.9">
            <text:p>0,900 </text:p>
          </table:table-cell>
          <table:table-cell table:style-name="ce14" office:value-type="float" office:value="0.463">
            <text:p>0,463 </text:p>
          </table:table-cell>
          <table:table-cell table:style-name="ce16" office:value-type="float" office:value="-3.9">
            <text:p>-3,9</text:p>
          </table:table-cell>
          <table:table-cell table:style-name="ce18" table:formula="of:=[.U22]/[.V22]" office:value-type="float" office:value="1.9438444924406">
            <text:p>1,9438</text:p>
          </table:table-cell>
          <table:table-cell table:style-name="ce18" table:formula="of:=[.U22]*[.V22]" office:value-type="float" office:value="0.4167">
            <text:p>0,4167</text:p>
          </table:table-cell>
          <table:table-cell table:style-name="ce19" table:formula="of:=[.Y22]^2" office:value-type="float" office:value="0.17363889">
            <text:p>0,173639</text:p>
          </table:table-cell>
          <table:table-cell/>
          <table:table-cell table:formula="of:=[.X22]/[.$Z$2]" office:value-type="float" office:value="2.97074589659036">
            <text:p>2,9707458966</text:p>
          </table:table-cell>
          <table:table-cell table:formula="of:=LN([.AB22])" office:value-type="float" office:value="1.08881306491644">
            <text:p>1,0888130649</text:p>
          </table:table-cell>
          <table:table-cell table:formula="of:=LN([.Y22])" office:value-type="float" office:value="-0.875388740553729">
            <text:p>-0,8753887406</text:p>
          </table:table-cell>
          <table:table-cell table:formula="of:=[.$V$4]*([.AB22])^[.$V$5]" office:value-type="float" office:value="1105.48595618498">
            <text:p>1105,485956185</text:p>
          </table:table-cell>
          <table:table-cell table:formula="of:=1/[.AE22]" office:value-type="float" office:value="0.000904579560151983">
            <text:p>0,0009045796</text:p>
          </table:table-cell>
          <table:table-cell table:formula="of:=LN([.W22]-[.$V$6])" office:value-type="float" office:value="-0.916290731874155">
            <text:p>-0,9162907319</text:p>
          </table:table-cell>
          <table:table-cell table:number-columns-repeated="990"/>
        </table:table-row>
        <table:table-row table:style-name="ro2">
          <table:table-cell office:value-type="float" office:value="2.99">
            <text:p>2,99</text:p>
          </table:table-cell>
          <table:table-cell office:value-type="float" office:value="0.79">
            <text:p>0,79</text:p>
          </table:table-cell>
          <table:table-cell office:value-type="float" office:value="84.8">
            <text:p>84,8</text:p>
          </table:table-cell>
          <table:table-cell table:style-name="ce2" table:formula="of:=[.A23]/[.B23]" office:value-type="float" office:value="3.78481012658228">
            <text:p>3,78</text:p>
          </table:table-cell>
          <table:table-cell table:style-name="ce2" table:formula="of:=[.B23]*[.A23]" office:value-type="float" office:value="2.3621">
            <text:p>2,36</text:p>
          </table:table-cell>
          <table:table-cell table:style-name="ce8" table:formula="of:=[.E23]^2" office:value-type="float" office:value="5.57951641">
            <text:p>5,57952</text:p>
          </table:table-cell>
          <table:table-cell table:number-columns-repeated="4"/>
          <table:table-cell table:formula="of:=[.$I$7]+([.$H$7]*[.$E23])+([.$G$7]*[.$F23])" office:value-type="float" office:value="3.21175167799576">
            <text:p>3,212</text:p>
          </table:table-cell>
          <table:table-cell/>
          <table:table-cell table:formula="of:=LN([.E23])" office:value-type="float" office:value="0.859551053881525">
            <text:p>0,860</text:p>
          </table:table-cell>
          <table:table-cell table:formula="of:=LN([.D23])" office:value-type="float" office:value="1.33099572092367">
            <text:p>1,331</text:p>
          </table:table-cell>
          <table:table-cell table:formula="of:=[.M23]" office:value-type="float" office:value="0.859551053881525">
            <text:p>0,860</text:p>
          </table:table-cell>
          <table:table-cell table:formula="of:=LN([.D23]/[.$I$1])" office:value-type="float" office:value="1.53575602702397">
            <text:p>1,536</text:p>
          </table:table-cell>
          <table:table-cell table:formula="of:=[.$V$4]*([.D23]/[.$I$1])^(1/[.$H$17])" office:value-type="float" office:value="1092.58813204061">
            <text:p>1092,588</text:p>
          </table:table-cell>
          <table:table-cell table:style-name="ce12" table:formula="of:=1/[.Q23]" office:value-type="float" office:value="0.0009152579738646">
            <text:p>0,0009153</text:p>
          </table:table-cell>
          <table:table-cell table:formula="of:=LN([.C23]-[.$H$19])" office:value-type="float" office:value="4.36564315542336">
            <text:p>4,366</text:p>
          </table:table-cell>
          <table:table-cell/>
          <table:table-cell table:style-name="ce14" office:value-type="float" office:value="0.94">
            <text:p>0,940 </text:p>
          </table:table-cell>
          <table:table-cell table:style-name="ce14" office:value-type="float" office:value="0.471">
            <text:p>0,471 </text:p>
          </table:table-cell>
          <table:table-cell table:style-name="ce16" office:value-type="float" office:value="-3.8">
            <text:p>-3,8</text:p>
          </table:table-cell>
          <table:table-cell table:style-name="ce18" table:formula="of:=[.U23]/[.V23]" office:value-type="float" office:value="1.99575371549894">
            <text:p>1,9958</text:p>
          </table:table-cell>
          <table:table-cell table:style-name="ce18" table:formula="of:=[.U23]*[.V23]" office:value-type="float" office:value="0.44274">
            <text:p>0,4427</text:p>
          </table:table-cell>
          <table:table-cell table:style-name="ce19" table:formula="of:=[.Y23]^2" office:value-type="float" office:value="0.1960187076">
            <text:p>0,196019</text:p>
          </table:table-cell>
          <table:table-cell/>
          <table:table-cell table:formula="of:=[.X23]/[.$Z$2]" office:value-type="float" office:value="3.05007791723062">
            <text:p>3,0500779172</text:p>
          </table:table-cell>
          <table:table-cell table:formula="of:=LN([.AB23])" office:value-type="float" office:value="1.115167136926">
            <text:p>1,1151671369</text:p>
          </table:table-cell>
          <table:table-cell table:formula="of:=LN([.Y23])" office:value-type="float" office:value="-0.814772588683807">
            <text:p>-0,8147725887</text:p>
          </table:table-cell>
          <table:table-cell table:formula="of:=[.$V$4]*([.AB23])^[.$V$5]" office:value-type="float" office:value="1141.03371359555">
            <text:p>1141,0337135956</text:p>
          </table:table-cell>
          <table:table-cell table:formula="of:=1/[.AE23]" office:value-type="float" office:value="0.000876398294007339">
            <text:p>0,0008763983</text:p>
          </table:table-cell>
          <table:table-cell table:formula="of:=LN([.W23]-[.$V$6])" office:value-type="float" office:value="-0.693147180559945">
            <text:p>-0,6931471806</text:p>
          </table:table-cell>
          <table:table-cell table:number-columns-repeated="990"/>
        </table:table-row>
        <table:table-row table:style-name="ro2">
          <table:table-cell office:value-type="float" office:value="3.46">
            <text:p>3,46</text:p>
          </table:table-cell>
          <table:table-cell office:value-type="float" office:value="0.85">
            <text:p>0,85</text:p>
          </table:table-cell>
          <table:table-cell office:value-type="float" office:value="146.2">
            <text:p>146,2</text:p>
          </table:table-cell>
          <table:table-cell table:style-name="ce2" table:formula="of:=[.A24]/[.B24]" office:value-type="float" office:value="4.07058823529412">
            <text:p>4,07</text:p>
          </table:table-cell>
          <table:table-cell table:style-name="ce2" table:formula="of:=[.B24]*[.A24]" office:value-type="float" office:value="2.941">
            <text:p>2,94</text:p>
          </table:table-cell>
          <table:table-cell table:style-name="ce8" table:formula="of:=[.E24]^2" office:value-type="float" office:value="8.649481">
            <text:p>8,64948</text:p>
          </table:table-cell>
          <table:table-cell table:number-columns-repeated="4"/>
          <table:table-cell table:formula="of:=[.$I$7]+([.$H$7]*[.$E24])+([.$G$7]*[.$F24])" office:value-type="float" office:value="3.50931236175079">
            <text:p>3,509</text:p>
          </table:table-cell>
          <table:table-cell/>
          <table:table-cell table:formula="of:=LN([.E24])" office:value-type="float" office:value="1.07874965957186">
            <text:p>1,079</text:p>
          </table:table-cell>
          <table:table-cell table:formula="of:=LN([.D24])" office:value-type="float" office:value="1.40378751856741">
            <text:p>1,404</text:p>
          </table:table-cell>
          <table:table-cell table:formula="of:=[.M24]" office:value-type="float" office:value="1.07874965957186">
            <text:p>1,079</text:p>
          </table:table-cell>
          <table:table-cell table:formula="of:=LN([.D24]/[.$I$1])" office:value-type="float" office:value="1.60854782466771">
            <text:p>1,609</text:p>
          </table:table-cell>
          <table:table-cell table:formula="of:=[.$V$4]*([.D24]/[.$I$1])^(1/[.$H$17])" office:value-type="float" office:value="1161.80004311186">
            <text:p>1161,800</text:p>
          </table:table-cell>
          <table:table-cell table:style-name="ce12" table:formula="of:=1/[.Q24]" office:value-type="float" office:value="0.000860733312869842">
            <text:p>0,0008607</text:p>
          </table:table-cell>
          <table:table-cell table:formula="of:=LN([.C24]-[.$H$19])" office:value-type="float" office:value="4.94235645334296">
            <text:p>4,942</text:p>
          </table:table-cell>
          <table:table-cell/>
          <table:table-cell table:style-name="ce14" office:value-type="float" office:value="1">
            <text:p>1,000 </text:p>
          </table:table-cell>
          <table:table-cell table:style-name="ce14" office:value-type="float" office:value="0.482">
            <text:p>0,482 </text:p>
          </table:table-cell>
          <table:table-cell table:style-name="ce16" office:value-type="float" office:value="-3.6">
            <text:p>-3,6</text:p>
          </table:table-cell>
          <table:table-cell table:style-name="ce18" table:formula="of:=[.U24]/[.V24]" office:value-type="float" office:value="2.0746887966805">
            <text:p>2,0747</text:p>
          </table:table-cell>
          <table:table-cell table:style-name="ce18" table:formula="of:=[.U24]*[.V24]" office:value-type="float" office:value="0.482">
            <text:p>0,4820</text:p>
          </table:table-cell>
          <table:table-cell table:style-name="ce19" table:formula="of:=[.Y24]^2" office:value-type="float" office:value="0.232324">
            <text:p>0,232324</text:p>
          </table:table-cell>
          <table:table-cell/>
          <table:table-cell table:formula="of:=[.X24]/[.$Z$2]" office:value-type="float" office:value="3.17071311692332">
            <text:p>3,1707131169</text:p>
          </table:table-cell>
          <table:table-cell table:formula="of:=LN([.AB24])" office:value-type="float" office:value="1.1539565206099">
            <text:p>1,1539565206</text:p>
          </table:table-cell>
          <table:table-cell table:formula="of:=LN([.Y24])" office:value-type="float" office:value="-0.729811164931537">
            <text:p>-0,7298111649</text:p>
          </table:table-cell>
          <table:table-cell table:formula="of:=[.$V$4]*([.AB24])^[.$V$5]" office:value-type="float" office:value="1195.4447040133">
            <text:p>1195,4447040133</text:p>
          </table:table-cell>
          <table:table-cell table:formula="of:=1/[.AE24]" office:value-type="float" office:value="0.000836508787602507">
            <text:p>0,0008365088</text:p>
          </table:table-cell>
          <table:table-cell table:formula="of:=LN([.W24]-[.$V$6])" office:value-type="float" office:value="-0.356674943938733">
            <text:p>-0,3566749439</text:p>
          </table:table-cell>
          <table:table-cell table:number-columns-repeated="990"/>
        </table:table-row>
        <table:table-row table:style-name="ro2">
          <table:table-cell office:value-type="float" office:value="4.01">
            <text:p>4,01</text:p>
          </table:table-cell>
          <table:table-cell office:value-type="float" office:value="0.92">
            <text:p>0,92</text:p>
          </table:table-cell>
          <table:table-cell office:value-type="float" office:value="246.5">
            <text:p>246,5</text:p>
          </table:table-cell>
          <table:table-cell table:style-name="ce2" table:formula="of:=[.A25]/[.B25]" office:value-type="float" office:value="4.35869565217391">
            <text:p>4,36</text:p>
          </table:table-cell>
          <table:table-cell table:style-name="ce2" table:formula="of:=[.B25]*[.A25]" office:value-type="float" office:value="3.6892">
            <text:p>3,69</text:p>
          </table:table-cell>
          <table:table-cell table:style-name="ce8" table:formula="of:=[.E25]^2" office:value-type="float" office:value="13.61019664">
            <text:p>13,61020</text:p>
          </table:table-cell>
          <table:table-cell table:number-columns-repeated="4"/>
          <table:table-cell table:formula="of:=[.$I$7]+([.$H$7]*[.$E25])+([.$G$7]*[.$F25])" office:value-type="float" office:value="3.8769733923998">
            <text:p>3,877</text:p>
          </table:table-cell>
          <table:table-cell/>
          <table:table-cell table:formula="of:=LN([.E25])" office:value-type="float" office:value="1.30540963237943">
            <text:p>1,305</text:p>
          </table:table-cell>
          <table:table-cell table:formula="of:=LN([.D25])" office:value-type="float" office:value="1.47217285025753">
            <text:p>1,472</text:p>
          </table:table-cell>
          <table:table-cell table:formula="of:=[.M25]" office:value-type="float" office:value="1.30540963237943">
            <text:p>1,305</text:p>
          </table:table-cell>
          <table:table-cell table:formula="of:=LN([.D25]/[.$I$1])" office:value-type="float" office:value="1.67693315635783">
            <text:p>1,677</text:p>
          </table:table-cell>
          <table:table-cell table:formula="of:=[.$V$4]*([.D25]/[.$I$1])^(1/[.$H$17])" office:value-type="float" office:value="1230.81144721451">
            <text:p>1230,811</text:p>
          </table:table-cell>
          <table:table-cell table:style-name="ce12" table:formula="of:=1/[.Q25]" office:value-type="float" office:value="0.000812472131505709">
            <text:p>0,0008125</text:p>
          </table:table-cell>
          <table:table-cell table:formula="of:=LN([.C25]-[.$H$19])" office:value-type="float" office:value="5.48230420266105">
            <text:p>5,482</text:p>
          </table:table-cell>
          <table:table-cell/>
          <table:table-cell table:style-name="ce14" office:value-type="float" office:value="1.05">
            <text:p>1,050 </text:p>
          </table:table-cell>
          <table:table-cell table:style-name="ce14" office:value-type="float" office:value="0.494">
            <text:p>0,494 </text:p>
          </table:table-cell>
          <table:table-cell table:style-name="ce16" office:value-type="float" office:value="-3.3">
            <text:p>-3,3</text:p>
          </table:table-cell>
          <table:table-cell table:style-name="ce18" table:formula="of:=[.U25]/[.V25]" office:value-type="float" office:value="2.12550607287449">
            <text:p>2,1255</text:p>
          </table:table-cell>
          <table:table-cell table:style-name="ce18" table:formula="of:=[.U25]*[.V25]" office:value-type="float" office:value="0.5187">
            <text:p>0,5187</text:p>
          </table:table-cell>
          <table:table-cell table:style-name="ce19" table:formula="of:=[.Y25]^2" office:value-type="float" office:value="0.26904969">
            <text:p>0,269050</text:p>
          </table:table-cell>
          <table:table-cell/>
          <table:table-cell table:formula="of:=[.X25]/[.$Z$2]" office:value-type="float" office:value="3.24837633294513">
            <text:p>3,2483763329</text:p>
          </table:table-cell>
          <table:table-cell table:formula="of:=LN([.AB25])" office:value-type="float" office:value="1.17815528164201">
            <text:p>1,1781552816</text:p>
          </table:table-cell>
          <table:table-cell table:formula="of:=LN([.Y25])" office:value-type="float" office:value="-0.656429597624782">
            <text:p>-0,6564295976</text:p>
          </table:table-cell>
          <table:table-cell table:formula="of:=[.$V$4]*([.AB25])^[.$V$5]" office:value-type="float" office:value="1230.69550312853">
            <text:p>1230,6955031285</text:p>
          </table:table-cell>
          <table:table-cell table:formula="of:=1/[.AE25]" office:value-type="float" office:value="0.000812548674678598">
            <text:p>0,0008125487</text:p>
          </table:table-cell>
          <table:table-cell table:formula="of:=LN([.W25]-[.$V$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70.8">
            <text:p>370,8</text:p>
          </table:table-cell>
          <table:table-cell table:style-name="ce2" table:formula="of:=[.A26]/[.B26]" office:value-type="float" office:value="4.64285714285714">
            <text:p>4,64</text:p>
          </table:table-cell>
          <table:table-cell table:style-name="ce2" table:formula="of:=[.B26]*[.A26]" office:value-type="float" office:value="4.459">
            <text:p>4,46</text:p>
          </table:table-cell>
          <table:table-cell table:style-name="ce8" table:formula="of:=[.E26]^2" office:value-type="float" office:value="19.882681">
            <text:p>19,88268</text:p>
          </table:table-cell>
          <table:table-cell table:number-columns-repeated="4"/>
          <table:table-cell table:formula="of:=[.$I$7]+([.$H$7]*[.$E26])+([.$G$7]*[.$F26])" office:value-type="float" office:value="4.23533398084131">
            <text:p>4,235</text:p>
          </table:table-cell>
          <table:table-cell/>
          <table:table-cell table:formula="of:=LN([.E26])" office:value-type="float" office:value="1.49492452564534">
            <text:p>1,495</text:p>
          </table:table-cell>
          <table:table-cell table:formula="of:=LN([.D26])" office:value-type="float" office:value="1.53532994028038">
            <text:p>1,535</text:p>
          </table:table-cell>
          <table:table-cell table:formula="of:=[.M26]" office:value-type="float" office:value="1.49492452564534">
            <text:p>1,495</text:p>
          </table:table-cell>
          <table:table-cell table:formula="of:=LN([.D26]/[.$I$1])" office:value-type="float" office:value="1.74009024638068">
            <text:p>1,740</text:p>
          </table:table-cell>
          <table:table-cell table:formula="of:=[.$V$4]*([.D26]/[.$I$1])^(1/[.$H$17])" office:value-type="float" office:value="1298.18250069113">
            <text:p>1298,183</text:p>
          </table:table-cell>
          <table:table-cell table:style-name="ce12" table:formula="of:=1/[.Q26]" office:value-type="float" office:value="0.000770307718265817">
            <text:p>0,0007703</text:p>
          </table:table-cell>
          <table:table-cell table:formula="of:=LN([.C26]-[.$H$19])" office:value-type="float" office:value="5.89907509781463">
            <text:p>5,899</text:p>
          </table:table-cell>
          <table:table-cell/>
          <table:table-cell table:style-name="ce14" office:value-type="float" office:value="1.1">
            <text:p>1,100 </text:p>
          </table:table-cell>
          <table:table-cell table:style-name="ce14" office:value-type="float" office:value="0.502">
            <text:p>0,502 </text:p>
          </table:table-cell>
          <table:table-cell table:style-name="ce16" office:value-type="float" office:value="-3">
            <text:p>-3,0</text:p>
          </table:table-cell>
          <table:table-cell table:style-name="ce18" table:formula="of:=[.U26]/[.V26]" office:value-type="float" office:value="2.19123505976096">
            <text:p>2,1912</text:p>
          </table:table-cell>
          <table:table-cell table:style-name="ce18" table:formula="of:=[.U26]*[.V26]" office:value-type="float" office:value="0.5522">
            <text:p>0,5522</text:p>
          </table:table-cell>
          <table:table-cell table:style-name="ce19" table:formula="of:=[.Y26]^2" office:value-type="float" office:value="0.30492484">
            <text:p>0,304925</text:p>
          </table:table-cell>
          <table:table-cell/>
          <table:table-cell table:formula="of:=[.X26]/[.$Z$2]" office:value-type="float" office:value="3.34882887369073">
            <text:p>3,3488288737</text:p>
          </table:table-cell>
          <table:table-cell table:formula="of:=LN([.AB26])" office:value-type="float" office:value="1.2086106947731">
            <text:p>1,2086106948</text:p>
          </table:table-cell>
          <table:table-cell table:formula="of:=LN([.Y26])" office:value-type="float" office:value="-0.593844979486083">
            <text:p>-0,5938449795</text:p>
          </table:table-cell>
          <table:table-cell table:formula="of:=[.$V$4]*([.AB26])^[.$V$5]" office:value-type="float" office:value="1276.54155994489">
            <text:p>1276,5415599449</text:p>
          </table:table-cell>
          <table:table-cell table:formula="of:=1/[.AE26]" office:value-type="float" office:value="0.000783366583100651">
            <text:p>0,0007833666</text:p>
          </table:table-cell>
          <table:table-cell table:formula="of:=LN([.W26]-[.$V$6])" office:value-type="float" office:value="0.262364264467491">
            <text:p>0,2623642645</text:p>
          </table:table-cell>
          <table:table-cell table:number-columns-repeated="990"/>
        </table:table-row>
        <table:table-row table:style-name="ro2">
          <table:table-cell office:value-type="float" office:value="5">
            <text:p>5,00</text:p>
          </table:table-cell>
          <table:table-cell office:value-type="float" office:value="1.04">
            <text:p>1,04</text:p>
          </table:table-cell>
          <table:table-cell table:style-name="ce6" office:value-type="float" office:value="504">
            <text:p>504</text:p>
          </table:table-cell>
          <table:table-cell table:style-name="ce2" table:formula="of:=[.A27]/[.B27]" office:value-type="float" office:value="4.80769230769231">
            <text:p>4,81</text:p>
          </table:table-cell>
          <table:table-cell table:style-name="ce2" table:formula="of:=[.B27]*[.A27]" office:value-type="float" office:value="5.2">
            <text:p>5,20</text:p>
          </table:table-cell>
          <table:table-cell table:style-name="ce8" table:formula="of:=[.E27]^2" office:value-type="float" office:value="27.04">
            <text:p>27,04000</text:p>
          </table:table-cell>
          <table:table-cell table:number-columns-repeated="4"/>
          <table:table-cell table:formula="of:=[.$I$7]+([.$H$7]*[.$E27])+([.$G$7]*[.$F27])" office:value-type="float" office:value="4.56120888845266">
            <text:p>4,561</text:p>
          </table:table-cell>
          <table:table-cell/>
          <table:table-cell table:formula="of:=LN([.E27])" office:value-type="float" office:value="1.64865862558738">
            <text:p>1,649</text:p>
          </table:table-cell>
          <table:table-cell table:formula="of:=LN([.D27])" office:value-type="float" office:value="1.57021719928082">
            <text:p>1,570</text:p>
          </table:table-cell>
          <table:table-cell table:formula="of:=[.M27]" office:value-type="float" office:value="1.64865862558738">
            <text:p>1,649</text:p>
          </table:table-cell>
          <table:table-cell table:formula="of:=LN([.D27]/[.$I$1])" office:value-type="float" office:value="1.77497750538112">
            <text:p>1,775</text:p>
          </table:table-cell>
          <table:table-cell table:formula="of:=[.$V$4]*([.D27]/[.$I$1])^(1/[.$H$17])" office:value-type="float" office:value="1336.96598132276">
            <text:p>1336,966</text:p>
          </table:table-cell>
          <table:table-cell table:style-name="ce12" table:formula="of:=1/[.Q27]" office:value-type="float" office:value="0.000747962187497562">
            <text:p>0,0007480</text:p>
          </table:table-cell>
          <table:table-cell table:formula="of:=LN([.C27]-[.$H$19])" office:value-type="float" office:value="6.21039925364814">
            <text:p>6,210</text:p>
          </table:table-cell>
          <table:table-cell/>
          <table:table-cell table:style-name="ce14" office:value-type="float" office:value="1.15">
            <text:p>1,150 </text:p>
          </table:table-cell>
          <table:table-cell table:style-name="ce14" office:value-type="float" office:value="0.511">
            <text:p>0,511 </text:p>
          </table:table-cell>
          <table:table-cell table:style-name="ce16" office:value-type="float" office:value="-2.5">
            <text:p>-2,5</text:p>
          </table:table-cell>
          <table:table-cell table:style-name="ce18" table:formula="of:=[.U27]/[.V27]" office:value-type="float" office:value="2.25048923679061">
            <text:p>2,2505</text:p>
          </table:table-cell>
          <table:table-cell table:style-name="ce18" table:formula="of:=[.U27]*[.V27]" office:value-type="float" office:value="0.58765">
            <text:p>0,5877</text:p>
          </table:table-cell>
          <table:table-cell table:style-name="ce19" table:formula="of:=[.Y27]^2" office:value-type="float" office:value="0.3453325225">
            <text:p>0,345333</text:p>
          </table:table-cell>
          <table:table-cell/>
          <table:table-cell table:formula="of:=[.X27]/[.$Z$2]" office:value-type="float" office:value="3.43938606792681">
            <text:p>3,4393860679</text:p>
          </table:table-cell>
          <table:table-cell table:formula="of:=LN([.AB27])" office:value-type="float" office:value="1.23529298683196">
            <text:p>1,2352929868</text:p>
          </table:table-cell>
          <table:table-cell table:formula="of:=LN([.Y27])" office:value-type="float" office:value="-0.531623746403274">
            <text:p>-0,5316237464</text:p>
          </table:table-cell>
          <table:table-cell table:formula="of:=[.$V$4]*([.AB27])^[.$V$5]" office:value-type="float" office:value="1318.10920198077">
            <text:p>1318,1092019808</text:p>
          </table:table-cell>
          <table:table-cell table:formula="of:=1/[.AE27]" office:value-type="float" office:value="0.000758662482969745">
            <text:p>0,0007586625</text:p>
          </table:table-cell>
          <table:table-cell table:formula="of:=LN([.W27]-[.$V$6])" office:value-type="float" office:value="0.587786664902119">
            <text:p>0,5877866649</text:p>
          </table:table-cell>
          <table:table-cell table:number-columns-repeated="990"/>
        </table:table-row>
        <table:table-row table:style-name="ro2">
          <table:table-cell office:value-type="float" office:value="5.53">
            <text:p>5,53</text:p>
          </table:table-cell>
          <table:table-cell office:value-type="float" office:value="1.09">
            <text:p>1,09</text:p>
          </table:table-cell>
          <table:table-cell table:style-name="ce6" office:value-type="float" office:value="689">
            <text:p>689</text:p>
          </table:table-cell>
          <table:table-cell table:style-name="ce2" table:formula="of:=[.A28]/[.B28]" office:value-type="float" office:value="5.07339449541284">
            <text:p>5,07</text:p>
          </table:table-cell>
          <table:table-cell table:style-name="ce2" table:formula="of:=[.B28]*[.A28]" office:value-type="float" office:value="6.0277">
            <text:p>6,03</text:p>
          </table:table-cell>
          <table:table-cell table:style-name="ce8" table:formula="of:=[.E28]^2" office:value-type="float" office:value="36.33316729">
            <text:p>36,33317</text:p>
          </table:table-cell>
          <table:table-cell table:number-columns-repeated="4"/>
          <table:table-cell table:formula="of:=[.$I$7]+([.$H$7]*[.$E28])+([.$G$7]*[.$F28])" office:value-type="float" office:value="4.9030849080891">
            <text:p>4,903</text:p>
          </table:table-cell>
          <table:table-cell/>
          <table:table-cell table:formula="of:=LN([.E28])" office:value-type="float" office:value="1.7963655117753">
            <text:p>1,796</text:p>
          </table:table-cell>
          <table:table-cell table:formula="of:=LN([.D28])" office:value-type="float" office:value="1.62401011929319">
            <text:p>1,624</text:p>
          </table:table-cell>
          <table:table-cell table:formula="of:=[.M28]" office:value-type="float" office:value="1.7963655117753">
            <text:p>1,796</text:p>
          </table:table-cell>
          <table:table-cell table:formula="of:=LN([.D28]/[.$I$1])" office:value-type="float" office:value="1.82877042539349">
            <text:p>1,829</text:p>
          </table:table-cell>
          <table:table-cell table:formula="of:=[.$V$4]*([.D28]/[.$I$1])^(1/[.$H$17])" office:value-type="float" office:value="1399.04935294875">
            <text:p>1399,049</text:p>
          </table:table-cell>
          <table:table-cell table:style-name="ce12" table:formula="of:=1/[.Q28]" office:value-type="float" office:value="0.000714771067862846">
            <text:p>0,0007148</text:p>
          </table:table-cell>
          <table:table-cell table:formula="of:=LN([.C28]-[.$H$19])" office:value-type="float" office:value="6.52634843596704">
            <text:p>6,526</text:p>
          </table:table-cell>
          <table:table-cell/>
          <table:table-cell table:style-name="ce14" office:value-type="float" office:value="1.2">
            <text:p>1,200 </text:p>
          </table:table-cell>
          <table:table-cell table:style-name="ce14" office:value-type="float" office:value="0.52">
            <text:p>0,520 </text:p>
          </table:table-cell>
          <table:table-cell table:style-name="ce16" office:value-type="float" office:value="-2.1">
            <text:p>-2,1</text:p>
          </table:table-cell>
          <table:table-cell table:style-name="ce18" table:formula="of:=[.U28]/[.V28]" office:value-type="float" office:value="2.30769230769231">
            <text:p>2,3077</text:p>
          </table:table-cell>
          <table:table-cell table:style-name="ce18" table:formula="of:=[.U28]*[.V28]" office:value-type="float" office:value="0.624">
            <text:p>0,6240</text:p>
          </table:table-cell>
          <table:table-cell table:style-name="ce19" table:formula="of:=[.Y28]^2" office:value-type="float" office:value="0.389376">
            <text:p>0,389376</text:p>
          </table:table-cell>
          <table:table-cell/>
          <table:table-cell table:formula="of:=[.X28]/[.$Z$2]" office:value-type="float" office:value="3.52680859005471">
            <text:p>3,5268085901</text:p>
          </table:table-cell>
          <table:table-cell table:formula="of:=LN([.AB28])" office:value-type="float" office:value="1.26039337987899">
            <text:p>1,2603933799</text:p>
          </table:table-cell>
          <table:table-cell table:formula="of:=LN([.Y28])" office:value-type="float" office:value="-0.471604910612709">
            <text:p>-0,4716049106</text:p>
          </table:table-cell>
          <table:table-cell table:formula="of:=[.$V$4]*([.AB28])^[.$V$5]" office:value-type="float" office:value="1358.44721905502">
            <text:p>1358,447219055</text:p>
          </table:table-cell>
          <table:table-cell table:formula="of:=1/[.AE28]" office:value-type="float" office:value="0.000736134599837917">
            <text:p>0,0007361346</text:p>
          </table:table-cell>
          <table:table-cell table:formula="of:=LN([.W28]-[.$V$6])" office:value-type="float" office:value="0.78845736036427">
            <text:p>0,7884573604</text:p>
          </table:table-cell>
          <table:table-cell table:number-columns-repeated="990"/>
        </table:table-row>
        <table:table-row table:style-name="ro2">
          <table:table-cell office:value-type="float" office:value="6.05">
            <text:p>6,05</text:p>
          </table:table-cell>
          <table:table-cell office:value-type="float" office:value="1.15">
            <text:p>1,15</text:p>
          </table:table-cell>
          <table:table-cell table:style-name="ce6" office:value-type="float" office:value="895">
            <text:p>895</text:p>
          </table:table-cell>
          <table:table-cell table:style-name="ce2" table:formula="of:=[.A29]/[.B29]" office:value-type="float" office:value="5.26086956521739">
            <text:p>5,26</text:p>
          </table:table-cell>
          <table:table-cell table:style-name="ce2" table:formula="of:=[.B29]*[.A29]" office:value-type="float" office:value="6.9575">
            <text:p>6,96</text:p>
          </table:table-cell>
          <table:table-cell table:style-name="ce8" table:formula="of:=[.E29]^2" office:value-type="float" office:value="48.40680625">
            <text:p>48,40681</text:p>
          </table:table-cell>
          <table:table-cell table:number-columns-repeated="4"/>
          <table:table-cell table:formula="of:=[.$I$7]+([.$H$7]*[.$E29])+([.$G$7]*[.$F29])" office:value-type="float" office:value="5.25928390406479">
            <text:p>5,259</text:p>
          </table:table-cell>
          <table:table-cell/>
          <table:table-cell table:formula="of:=LN([.E29])" office:value-type="float" office:value="1.93982021441791">
            <text:p>1,940</text:p>
          </table:table-cell>
          <table:table-cell table:formula="of:=LN([.D29])" office:value-type="float" office:value="1.66029632966759">
            <text:p>1,660</text:p>
          </table:table-cell>
          <table:table-cell table:formula="of:=[.M29]" office:value-type="float" office:value="1.93982021441791">
            <text:p>1,940</text:p>
          </table:table-cell>
          <table:table-cell table:formula="of:=LN([.D29]/[.$I$1])" office:value-type="float" office:value="1.86505663576789">
            <text:p>1,865</text:p>
          </table:table-cell>
          <table:table-cell table:formula="of:=[.$V$4]*([.D29]/[.$I$1])^(1/[.$H$17])" office:value-type="float" office:value="1442.54806923788">
            <text:p>1442,548</text:p>
          </table:table-cell>
          <table:table-cell table:style-name="ce12" table:formula="of:=1/[.Q29]" office:value-type="float" office:value="0.000693217800726957">
            <text:p>0,0006932</text:p>
          </table:table-cell>
          <table:table-cell table:formula="of:=LN([.C29]-[.$H$19])" office:value-type="float" office:value="6.78998474324763">
            <text:p>6,790</text:p>
          </table:table-cell>
          <table:table-cell/>
          <table:table-cell table:style-name="ce14" office:value-type="float" office:value="1.3">
            <text:p>1,300 </text:p>
          </table:table-cell>
          <table:table-cell table:style-name="ce14" office:value-type="float" office:value="0.538">
            <text:p>0,538 </text:p>
          </table:table-cell>
          <table:table-cell table:style-name="ce17" office:value-type="float" office:value="-0.7">
            <text:p>-0,7</text:p>
          </table:table-cell>
          <table:table-cell table:style-name="ce18" table:formula="of:=[.U29]/[.V29]" office:value-type="float" office:value="2.41635687732342">
            <text:p>2,4164</text:p>
          </table:table-cell>
          <table:table-cell table:style-name="ce18" table:formula="of:=[.U29]*[.V29]" office:value-type="float" office:value="0.6994">
            <text:p>0,6994</text:p>
          </table:table-cell>
          <table:table-cell table:style-name="ce19" table:formula="of:=[.Y29]^2" office:value-type="float" office:value="0.48916036">
            <text:p>0,489160</text:p>
          </table:table-cell>
          <table:table-cell/>
          <table:table-cell table:formula="of:=[.X29]/[.$Z$2]" office:value-type="float" office:value="3.69287888301888">
            <text:p>3,692878883</text:p>
          </table:table-cell>
          <table:table-cell table:formula="of:=LN([.AB29])" office:value-type="float" office:value="1.30640633896621">
            <text:p>1,306406339</text:p>
          </table:table-cell>
          <table:table-cell table:formula="of:=LN([.Y29])" office:value-type="float" office:value="-0.357532454352862">
            <text:p>-0,3575324544</text:p>
          </table:table-cell>
          <table:table-cell table:formula="of:=[.$V$4]*([.AB29])^[.$V$5]" office:value-type="float" office:value="1435.62600826162">
            <text:p>1435,6260082616</text:p>
          </table:table-cell>
          <table:table-cell table:formula="of:=1/[.AE29]" office:value-type="float" office:value="0.000696560242183746">
            <text:p>0,0006965602</text:p>
          </table:table-cell>
          <table:table-cell table:formula="of:=LN([.W29]-[.$V$6])" office:value-type="float" office:value="1.28093384546206">
            <text:p>1,2809338455</text:p>
          </table:table-cell>
          <table:table-cell table:number-columns-repeated="990"/>
        </table:table-row>
        <table:table-row table:style-name="ro2">
          <table:table-cell office:value-type="float" office:value="7.02">
            <text:p>7,02</text:p>
          </table:table-cell>
          <table:table-cell office:value-type="float" office:value="1.25">
            <text:p>1,25</text:p>
          </table:table-cell>
          <table:table-cell table:style-name="ce6" office:value-type="float" office:value="1373">
            <text:p>1373</text:p>
          </table:table-cell>
          <table:table-cell table:style-name="ce2" table:formula="of:=[.A30]/[.B30]" office:value-type="float" office:value="5.616">
            <text:p>5,62</text:p>
          </table:table-cell>
          <table:table-cell table:style-name="ce2" table:formula="of:=[.B30]*[.A30]" office:value-type="float" office:value="8.775">
            <text:p>8,78</text:p>
          </table:table-cell>
          <table:table-cell table:style-name="ce8" table:formula="of:=[.E30]^2" office:value-type="float" office:value="77.000625">
            <text:p>77,00063</text:p>
          </table:table-cell>
          <table:table-cell table:number-columns-repeated="4"/>
          <table:table-cell table:formula="of:=[.$I$7]+([.$H$7]*[.$E30])+([.$G$7]*[.$F30])" office:value-type="float" office:value="5.87045923684666">
            <text:p>5,870</text:p>
          </table:table-cell>
          <table:table-cell/>
          <table:table-cell table:formula="of:=LN([.E30])" office:value-type="float" office:value="2.17190676935193">
            <text:p>2,172</text:p>
          </table:table-cell>
          <table:table-cell table:formula="of:=LN([.D30])" office:value-type="float" office:value="1.72561966672351">
            <text:p>1,726</text:p>
          </table:table-cell>
          <table:table-cell table:formula="of:=[.M30]" office:value-type="float" office:value="2.17190676935193">
            <text:p>2,172</text:p>
          </table:table-cell>
          <table:table-cell table:formula="of:=LN([.D30]/[.$I$1])" office:value-type="float" office:value="1.93037997282381">
            <text:p>1,930</text:p>
          </table:table-cell>
          <table:table-cell table:formula="of:=[.$V$4]*([.D30]/[.$I$1])^(1/[.$H$17])" office:value-type="float" office:value="1524.29262878553">
            <text:p>1524,293</text:p>
          </table:table-cell>
          <table:table-cell table:style-name="ce12" table:formula="of:=1/[.Q30]" office:value-type="float" office:value="0.000656042009989081">
            <text:p>0,0006560</text:p>
          </table:table-cell>
          <table:table-cell table:formula="of:=LN([.C30]-[.$H$19])" office:value-type="float" office:value="7.22030068115861">
            <text:p>7,220</text:p>
          </table:table-cell>
          <table:table-cell/>
          <table:table-cell table:style-name="ce14" office:value-type="float" office:value="1.4">
            <text:p>1,400 </text:p>
          </table:table-cell>
          <table:table-cell table:style-name="ce14" office:value-type="float" office:value="0.557">
            <text:p>0,557 </text:p>
          </table:table-cell>
          <table:table-cell table:style-name="ce17" office:value-type="float" office:value="1">
            <text:p>1,0</text:p>
          </table:table-cell>
          <table:table-cell table:style-name="ce18" table:formula="of:=[.U30]/[.V30]" office:value-type="float" office:value="2.51346499102334">
            <text:p>2,5135</text:p>
          </table:table-cell>
          <table:table-cell table:style-name="ce18" table:formula="of:=[.U30]*[.V30]" office:value-type="float" office:value="0.7798">
            <text:p>0,7798</text:p>
          </table:table-cell>
          <table:table-cell table:style-name="ce19" table:formula="of:=[.Y30]^2" office:value-type="float" office:value="0.60808804">
            <text:p>0,608088</text:p>
          </table:table-cell>
          <table:table-cell table:formula="of:=([.W30]-[.W29])/([.U30]-[.U29])" office:value-type="float" office:value="17">
            <text:p>17</text:p>
          </table:table-cell>
          <table:table-cell table:formula="of:=[.X30]/[.$Z$2]" office:value-type="float" office:value="3.84128763249526">
            <text:p>3,8412876325</text:p>
          </table:table-cell>
          <table:table-cell table:formula="of:=LN([.AB30])" office:value-type="float" office:value="1.34580763135443">
            <text:p>1,3458076314</text:p>
          </table:table-cell>
          <table:table-cell table:formula="of:=LN([.Y30])" office:value-type="float" office:value="-0.24871780243364">
            <text:p>-0,2487178024</text:p>
          </table:table-cell>
          <table:table-cell table:formula="of:=[.$V$4]*([.AB30])^[.$V$5]" office:value-type="float" office:value="1505.19054264904">
            <text:p>1505,1905426491</text:p>
          </table:table-cell>
          <table:table-cell table:formula="of:=1/[.AE30]" office:value-type="float" office:value="0.000664367714030452">
            <text:p>0,0006643677</text:p>
          </table:table-cell>
          <table:table-cell table:formula="of:=LN([.W30]-[.$V$6])" office:value-type="float" office:value="1.66770682055808">
            <text:p>1,6677068206</text:p>
          </table:table-cell>
          <table:table-cell table:number-columns-repeated="990"/>
        </table:table-row>
        <table:table-row table:style-name="ro2">
          <table:table-cell office:value-type="float" office:value="8.01">
            <text:p>8,01</text:p>
          </table:table-cell>
          <table:table-cell office:value-type="float" office:value="1.34">
            <text:p>1,34</text:p>
          </table:table-cell>
          <table:table-cell table:style-name="ce6" office:value-type="float" office:value="1956">
            <text:p>1956</text:p>
          </table:table-cell>
          <table:table-cell table:style-name="ce2" table:formula="of:=[.A31]/[.B31]" office:value-type="float" office:value="5.97761194029851">
            <text:p>5,98</text:p>
          </table:table-cell>
          <table:table-cell table:style-name="ce2" table:formula="of:=[.B31]*[.A31]" office:value-type="float" office:value="10.7334">
            <text:p>10,73</text:p>
          </table:table-cell>
          <table:table-cell table:style-name="ce8" table:formula="of:=[.E31]^2" office:value-type="float" office:value="115.20587556">
            <text:p>115,20588</text:p>
          </table:table-cell>
          <table:table-cell table:number-columns-repeated="4"/>
          <table:table-cell table:formula="of:=[.$I$7]+([.$H$7]*[.$E31])+([.$G$7]*[.$F31])" office:value-type="float" office:value="6.40299440932584">
            <text:p>6,403</text:p>
          </table:table-cell>
          <table:table-cell/>
          <table:table-cell table:formula="of:=LN([.E31])" office:value-type="float" office:value="2.37336037504309">
            <text:p>2,373</text:p>
          </table:table-cell>
          <table:table-cell table:formula="of:=LN([.D31])" office:value-type="float" office:value="1.78802114711745">
            <text:p>1,788</text:p>
          </table:table-cell>
          <table:table-cell table:formula="of:=[.M31]" office:value-type="float" office:value="2.37336037504309">
            <text:p>2,373</text:p>
          </table:table-cell>
          <table:table-cell table:formula="of:=LN([.D31]/[.$I$1])" office:value-type="float" office:value="1.99278145321775">
            <text:p>1,993</text:p>
          </table:table-cell>
          <table:table-cell table:formula="of:=[.$V$4]*([.D31]/[.$I$1])^(1/[.$H$17])" office:value-type="float" office:value="1606.70326591187">
            <text:p>1606,703</text:p>
          </table:table-cell>
          <table:table-cell table:style-name="ce12" table:formula="of:=1/[.Q31]" office:value-type="float" office:value="0.000622392461144627">
            <text:p>0,0006224</text:p>
          </table:table-cell>
          <table:table-cell table:formula="of:=LN([.C31]-[.$H$19])" office:value-type="float" office:value="7.57553336819154">
            <text:p>7,576</text:p>
          </table:table-cell>
          <table:table-cell/>
          <table:table-cell table:style-name="ce14" office:value-type="float" office:value="1.5">
            <text:p>1,500 </text:p>
          </table:table-cell>
          <table:table-cell table:style-name="ce14" office:value-type="float" office:value="0.574">
            <text:p>0,574 </text:p>
          </table:table-cell>
          <table:table-cell table:style-name="ce17" office:value-type="float" office:value="3.2">
            <text:p>3,2</text:p>
          </table:table-cell>
          <table:table-cell table:style-name="ce18" table:formula="of:=[.U31]/[.V31]" office:value-type="float" office:value="2.61324041811847">
            <text:p>2,6132</text:p>
          </table:table-cell>
          <table:table-cell table:style-name="ce18" table:formula="of:=[.U31]*[.V31]" office:value-type="float" office:value="0.861">
            <text:p>0,8610</text:p>
          </table:table-cell>
          <table:table-cell table:style-name="ce19" table:formula="of:=[.Y31]^2" office:value-type="float" office:value="0.741321">
            <text:p>0,741321</text:p>
          </table:table-cell>
          <table:table-cell table:formula="of:=([.W31]-[.W30])/([.U31]-[.U30])" office:value-type="float" office:value="22">
            <text:p>22</text:p>
          </table:table-cell>
          <table:table-cell table:formula="of:=[.X31]/[.$Z$2]" office:value-type="float" office:value="3.99377279361596">
            <text:p>3,9937727936</text:p>
          </table:table-cell>
          <table:table-cell table:formula="of:=LN([.AB31])" office:value-type="float" office:value="1.3847363464491">
            <text:p>1,3847363464</text:p>
          </table:table-cell>
          <table:table-cell table:formula="of:=LN([.Y31])" office:value-type="float" office:value="-0.149660774554406">
            <text:p>-0,1496607746</text:p>
          </table:table-cell>
          <table:table-cell table:formula="of:=[.$V$4]*([.AB31])^[.$V$5]" office:value-type="float" office:value="1577.2304993721">
            <text:p>1577,2304993721</text:p>
          </table:table-cell>
          <table:table-cell table:formula="of:=1/[.AE31]" office:value-type="float" office:value="0.000634022738209856">
            <text:p>0,0006340227</text:p>
          </table:table-cell>
          <table:table-cell table:formula="of:=LN([.W31]-[.$V$6])" office:value-type="float" office:value="2.01490302054226">
            <text:p>2,0149030205</text:p>
          </table:table-cell>
          <table:table-cell table:number-columns-repeated="990"/>
        </table:table-row>
        <table:table-row table:style-name="ro2">
          <table:table-cell office:value-type="float" office:value="9">
            <text:p>9,00</text:p>
          </table:table-cell>
          <table:table-cell office:value-type="float" office:value="1.43">
            <text:p>1,43</text:p>
          </table:table-cell>
          <table:table-cell table:style-name="ce6" office:value-type="float" office:value="2613">
            <text:p>2613</text:p>
          </table:table-cell>
          <table:table-cell table:style-name="ce2" table:formula="of:=[.A32]/[.B32]" office:value-type="float" office:value="6.29370629370629">
            <text:p>6,29</text:p>
          </table:table-cell>
          <table:table-cell table:style-name="ce2" table:formula="of:=[.B32]*[.A32]" office:value-type="float" office:value="12.87">
            <text:p>12,87</text:p>
          </table:table-cell>
          <table:table-cell table:style-name="ce8" table:formula="of:=[.E32]^2" office:value-type="float" office:value="165.6369">
            <text:p>165,63690</text:p>
          </table:table-cell>
          <table:table-cell table:number-columns-repeated="4"/>
          <table:table-cell table:formula="of:=[.$I$7]+([.$H$7]*[.$E32])+([.$G$7]*[.$F32])" office:value-type="float" office:value="6.83487936724591">
            <text:p>6,835</text:p>
          </table:table-cell>
          <table:table-cell/>
          <table:table-cell table:formula="of:=LN([.E32])" office:value-type="float" office:value="2.55489902160804">
            <text:p>2,555</text:p>
          </table:table-cell>
          <table:table-cell table:formula="of:=LN([.D32])" office:value-type="float" office:value="1.8395501330644">
            <text:p>1,840</text:p>
          </table:table-cell>
          <table:table-cell table:formula="of:=[.M32]" office:value-type="float" office:value="2.55489902160804">
            <text:p>2,555</text:p>
          </table:table-cell>
          <table:table-cell table:formula="of:=LN([.D32]/[.$I$1])" office:value-type="float" office:value="2.0443104391647">
            <text:p>2,044</text:p>
          </table:table-cell>
          <table:table-cell table:formula="of:=[.$V$4]*([.D32]/[.$I$1])^(1/[.$H$17])" office:value-type="float" office:value="1678.10342900191">
            <text:p>1678,103</text:p>
          </table:table-cell>
          <table:table-cell table:style-name="ce12" table:formula="of:=1/[.Q32]" office:value-type="float" office:value="0.000595910825708029">
            <text:p>0,0005959</text:p>
          </table:table-cell>
          <table:table-cell table:formula="of:=LN([.C32]-[.$H$19])" office:value-type="float" office:value="7.8659170549316">
            <text:p>7,866</text:p>
          </table:table-cell>
          <table:table-cell/>
          <table:table-cell table:style-name="ce14" office:value-type="float" office:value="1.6">
            <text:p>1,600 </text:p>
          </table:table-cell>
          <table:table-cell table:style-name="ce14" office:value-type="float" office:value="0.591">
            <text:p>0,591 </text:p>
          </table:table-cell>
          <table:table-cell table:style-name="ce17" office:value-type="float" office:value="5.9">
            <text:p>5,9</text:p>
          </table:table-cell>
          <table:table-cell table:style-name="ce18" table:formula="of:=[.U32]/[.V32]" office:value-type="float" office:value="2.7072758037225">
            <text:p>2,7073</text:p>
          </table:table-cell>
          <table:table-cell table:style-name="ce18" table:formula="of:=[.U32]*[.V32]" office:value-type="float" office:value="0.9456">
            <text:p>0,9456</text:p>
          </table:table-cell>
          <table:table-cell table:style-name="ce19" table:formula="of:=[.Y32]^2" office:value-type="float" office:value="0.89415936">
            <text:p>0,894159</text:p>
          </table:table-cell>
          <table:table-cell table:formula="of:=([.W32]-[.W31])/([.U32]-[.U31])" office:value-type="float" office:value="27">
            <text:p>27</text:p>
          </table:table-cell>
          <table:table-cell table:formula="of:=[.X32]/[.$Z$2]" office:value-type="float" office:value="4.13748554276018">
            <text:p>4,1374855428</text:p>
          </table:table-cell>
          <table:table-cell table:formula="of:=LN([.AB32])" office:value-type="float" office:value="1.42008824650014">
            <text:p>1,4200882465</text:p>
          </table:table-cell>
          <table:table-cell table:formula="of:=LN([.Y32])" office:value-type="float" office:value="-0.0559356323303033">
            <text:p>-0,0559356323</text:p>
          </table:table-cell>
          <table:table-cell table:formula="of:=[.$V$4]*([.AB32])^[.$V$5]" office:value-type="float" office:value="1645.6342828229">
            <text:p>1645,6342828229</text:p>
          </table:table-cell>
          <table:table-cell table:formula="of:=1/[.AE32]" office:value-type="float" office:value="0.000607668429394053">
            <text:p>0,0006076684</text:p>
          </table:table-cell>
          <table:table-cell table:formula="of:=LN([.W32]-[.$V$6])" office:value-type="float" office:value="2.32238772029023">
            <text:p>2,3223877203</text:p>
          </table:table-cell>
          <table:table-cell table:number-columns-repeated="990"/>
        </table:table-row>
        <table:table-row table:style-name="ro2">
          <table:table-cell office:value-type="float" office:value="10.05">
            <text:p>10,05</text:p>
          </table:table-cell>
          <table:table-cell office:value-type="float" office:value="1.52">
            <text:p>1,52</text:p>
          </table:table-cell>
          <table:table-cell table:style-name="ce6" office:value-type="float" office:value="3428">
            <text:p>3428</text:p>
          </table:table-cell>
          <table:table-cell table:style-name="ce2" table:formula="of:=[.A33]/[.B33]" office:value-type="float" office:value="6.61184210526316">
            <text:p>6,61</text:p>
          </table:table-cell>
          <table:table-cell table:style-name="ce2" table:formula="of:=[.B33]*[.A33]" office:value-type="float" office:value="15.276">
            <text:p>15,28</text:p>
          </table:table-cell>
          <table:table-cell table:style-name="ce8" table:formula="of:=[.E33]^2" office:value-type="float" office:value="233.356176">
            <text:p>233,35618</text:p>
          </table:table-cell>
          <table:table-cell table:number-columns-repeated="4"/>
          <table:table-cell table:formula="of:=[.$I$7]+([.$H$7]*[.$E33])+([.$G$7]*[.$F33])" office:value-type="float" office:value="7.13495930257041">
            <text:p>7,135</text:p>
          </table:table-cell>
          <table:table-cell/>
          <table:table-cell table:formula="of:=LN([.E33])" office:value-type="float" office:value="2.72628296936327">
            <text:p>2,726</text:p>
          </table:table-cell>
          <table:table-cell table:formula="of:=LN([.D33])" office:value-type="float" office:value="1.8888622996469">
            <text:p>1,889</text:p>
          </table:table-cell>
          <table:table-cell table:formula="of:=[.M33]" office:value-type="float" office:value="2.72628296936327">
            <text:p>2,726</text:p>
          </table:table-cell>
          <table:table-cell table:formula="of:=LN([.D33]/[.$I$1])" office:value-type="float" office:value="2.0936226057472">
            <text:p>2,094</text:p>
          </table:table-cell>
          <table:table-cell table:formula="of:=[.$V$4]*([.D33]/[.$I$1])^(1/[.$H$17])" office:value-type="float" office:value="1749.40115494321">
            <text:p>1749,401</text:p>
          </table:table-cell>
          <table:table-cell table:style-name="ce12" table:formula="of:=1/[.Q33]" office:value-type="float" office:value="0.000571624179608172">
            <text:p>0,0005716</text:p>
          </table:table-cell>
          <table:table-cell table:formula="of:=LN([.C33]-[.$H$19])" office:value-type="float" office:value="8.13795123134835">
            <text:p>8,138</text:p>
          </table:table-cell>
          <table:table-cell/>
          <table:table-cell table:style-name="ce14" office:value-type="float" office:value="1.8">
            <text:p>1,800 </text:p>
          </table:table-cell>
          <table:table-cell table:style-name="ce14" office:value-type="float" office:value="0.624">
            <text:p>0,624 </text:p>
          </table:table-cell>
          <table:table-cell table:style-name="ce17" office:value-type="float" office:value="13.7">
            <text:p>13,7</text:p>
          </table:table-cell>
          <table:table-cell table:style-name="ce18" table:formula="of:=[.U33]/[.V33]" office:value-type="float" office:value="2.88461538461538">
            <text:p>2,8846</text:p>
          </table:table-cell>
          <table:table-cell table:style-name="ce18" table:formula="of:=[.U33]*[.V33]" office:value-type="float" office:value="1.1232">
            <text:p>1,1232</text:p>
          </table:table-cell>
          <table:table-cell table:style-name="ce19" table:formula="of:=[.Y33]^2" office:value-type="float" office:value="1.26157824">
            <text:p>1,261578</text:p>
          </table:table-cell>
          <table:table-cell table:formula="of:=([.W33]-[.W32])/([.U33]-[.U32])" office:value-type="float" office:value="39">
            <text:p>39</text:p>
          </table:table-cell>
          <table:table-cell table:formula="of:=[.X33]/[.$Z$2]" office:value-type="float" office:value="4.40851073756839">
            <text:p>4,4085107376</text:p>
          </table:table-cell>
          <table:table-cell table:formula="of:=LN([.AB33])" office:value-type="float" office:value="1.4835369311932">
            <text:p>1,4835369312</text:p>
          </table:table-cell>
          <table:table-cell table:formula="of:=LN([.Y33])" office:value-type="float" office:value="0.11618175428941">
            <text:p>0,1161817543</text:p>
          </table:table-cell>
          <table:table-cell table:formula="of:=[.$V$4]*([.AB33])^[.$V$5]" office:value-type="float" office:value="1775.9292613095">
            <text:p>1775,9292613095</text:p>
          </table:table-cell>
          <table:table-cell table:formula="of:=1/[.AE33]" office:value-type="float" office:value="0.000563085490951728">
            <text:p>0,0005630855</text:p>
          </table:table-cell>
          <table:table-cell table:formula="of:=LN([.W33]-[.$V$6])" office:value-type="float" office:value="2.89037175789616">
            <text:p>2,8903717579</text:p>
          </table:table-cell>
          <table:table-cell table:number-columns-repeated="990"/>
        </table:table-row>
        <table:table-row table:style-name="ro2">
          <table:table-cell office:value-type="float" office:value="11.02">
            <text:p>11,02</text:p>
          </table:table-cell>
          <table:table-cell office:value-type="float" office:value="1.6">
            <text:p>1,60</text:p>
          </table:table-cell>
          <table:table-cell table:style-name="ce6" office:value-type="float" office:value="4230">
            <text:p>4230</text:p>
          </table:table-cell>
          <table:table-cell table:style-name="ce2" table:formula="of:=[.A34]/[.B34]" office:value-type="float" office:value="6.8875">
            <text:p>6,89</text:p>
          </table:table-cell>
          <table:table-cell table:style-name="ce2" table:formula="of:=[.B34]*[.A34]" office:value-type="float" office:value="17.632">
            <text:p>17,63</text:p>
          </table:table-cell>
          <table:table-cell table:style-name="ce8" table:formula="of:=[.E34]^2" office:value-type="float" office:value="310.887424">
            <text:p>310,88742</text:p>
          </table:table-cell>
          <table:table-cell table:number-columns-repeated="4"/>
          <table:table-cell table:formula="of:=[.$I$7]+([.$H$7]*[.$E34])+([.$G$7]*[.$F34])" office:value-type="float" office:value="7.23760417966896">
            <text:p>7,238</text:p>
          </table:table-cell>
          <table:table-cell/>
          <table:table-cell table:formula="of:=LN([.E34])" office:value-type="float" office:value="2.8697154329705">
            <text:p>2,870</text:p>
          </table:table-cell>
          <table:table-cell table:formula="of:=LN([.D34])" office:value-type="float" office:value="1.92970817447903">
            <text:p>1,930</text:p>
          </table:table-cell>
          <table:table-cell table:formula="of:=[.M34]" office:value-type="float" office:value="2.8697154329705">
            <text:p>2,870</text:p>
          </table:table-cell>
          <table:table-cell table:formula="of:=LN([.D34]/[.$I$1])" office:value-type="float" office:value="2.13446848057933">
            <text:p>2,134</text:p>
          </table:table-cell>
          <table:table-cell table:formula="of:=[.$V$4]*([.D34]/[.$I$1])^(1/[.$H$17])" office:value-type="float" office:value="1810.74618579744">
            <text:p>1810,746</text:p>
          </table:table-cell>
          <table:table-cell table:style-name="ce12" table:formula="of:=1/[.Q34]" office:value-type="float" office:value="0.000552258515215156">
            <text:p>0,0005523</text:p>
          </table:table-cell>
          <table:table-cell table:formula="of:=LN([.C34]-[.$H$19])" office:value-type="float" office:value="8.34851415086343">
            <text:p>8,349</text:p>
          </table:table-cell>
          <table:table-cell/>
          <table:table-cell table:style-name="ce14" office:value-type="float" office:value="2">
            <text:p>2,000 </text:p>
          </table:table-cell>
          <table:table-cell table:style-name="ce14" office:value-type="float" office:value="0.656">
            <text:p>0,656 </text:p>
          </table:table-cell>
          <table:table-cell table:style-name="ce17" office:value-type="float" office:value="24">
            <text:p>24,0</text:p>
          </table:table-cell>
          <table:table-cell table:style-name="ce18" table:formula="of:=[.U34]/[.V34]" office:value-type="float" office:value="3.04878048780488">
            <text:p>3,0488</text:p>
          </table:table-cell>
          <table:table-cell table:style-name="ce18" table:formula="of:=[.U34]*[.V34]" office:value-type="float" office:value="1.312">
            <text:p>1,3120</text:p>
          </table:table-cell>
          <table:table-cell table:style-name="ce19" table:formula="of:=[.Y34]^2" office:value-type="float" office:value="1.721344">
            <text:p>1,721344</text:p>
          </table:table-cell>
          <table:table-cell table:formula="of:=([.W34]-[.W33])/([.U34]-[.U33])" office:value-type="float" office:value="51.5">
            <text:p>51,5</text:p>
          </table:table-cell>
          <table:table-cell table:formula="of:=[.X34]/[.$Z$2]" office:value-type="float" office:value="4.65940159255196">
            <text:p>4,6594015926</text:p>
          </table:table-cell>
          <table:table-cell table:formula="of:=LN([.AB34])" office:value-type="float" office:value="1.53888702627636">
            <text:p>1,5388870263</text:p>
          </table:table-cell>
          <table:table-cell table:formula="of:=LN([.Y34])" office:value-type="float" office:value="0.271552690521897">
            <text:p>0,2715526905</text:p>
          </table:table-cell>
          <table:table-cell table:formula="of:=[.$V$4]*([.AB34])^[.$V$5]" office:value-type="float" office:value="1897.99076141298">
            <text:p>1897,990761413</text:p>
          </table:table-cell>
          <table:table-cell table:formula="of:=1/[.AE34]" office:value-type="float" office:value="0.000526872954458187">
            <text:p>0,000526873</text:p>
          </table:table-cell>
          <table:table-cell table:formula="of:=LN([.W34]-[.$V$6])" office:value-type="float" office:value="3.34286180464919">
            <text:p>3,3428618046</text:p>
          </table:table-cell>
          <table:table-cell table:number-columns-repeated="990"/>
        </table:table-row>
        <table:table-row table:style-name="ro2">
          <table:table-cell office:value-type="float" office:value="12.08">
            <text:p>12,08</text:p>
          </table:table-cell>
          <table:table-cell office:value-type="float" office:value="1.69">
            <text:p>1,69</text:p>
          </table:table-cell>
          <table:table-cell table:style-name="ce6" office:value-type="float" office:value="5200">
            <text:p>5200</text:p>
          </table:table-cell>
          <table:table-cell table:style-name="ce2" table:formula="of:=[.A35]/[.B35]" office:value-type="float" office:value="7.14792899408284">
            <text:p>7,15</text:p>
          </table:table-cell>
          <table:table-cell table:style-name="ce2" table:formula="of:=[.B35]*[.A35]" office:value-type="float" office:value="20.4152">
            <text:p>20,42</text:p>
          </table:table-cell>
          <table:table-cell table:style-name="ce8" table:formula="of:=[.E35]^2" office:value-type="float" office:value="416.78039104">
            <text:p>416,78039</text:p>
          </table:table-cell>
          <table:table-cell table:number-columns-repeated="4"/>
          <table:table-cell table:formula="of:=[.$I$7]+([.$H$7]*[.$E35])+([.$G$7]*[.$F35])" office:value-type="float" office:value="7.11510196604771">
            <text:p>7,115</text:p>
          </table:table-cell>
          <table:table-cell/>
          <table:table-cell table:formula="of:=LN([.E35])" office:value-type="float" office:value="3.01627972144165">
            <text:p>3,016</text:p>
          </table:table-cell>
          <table:table-cell table:formula="of:=LN([.D35])" office:value-type="float" office:value="1.96682266357169">
            <text:p>1,967</text:p>
          </table:table-cell>
          <table:table-cell table:formula="of:=[.M35]" office:value-type="float" office:value="3.01627972144165">
            <text:p>3,016</text:p>
          </table:table-cell>
          <table:table-cell table:formula="of:=LN([.D35]/[.$I$1])" office:value-type="float" office:value="2.17158296967199">
            <text:p>2,172</text:p>
          </table:table-cell>
          <table:table-cell table:formula="of:=[.$V$4]*([.D35]/[.$I$1])^(1/[.$H$17])" office:value-type="float" office:value="1868.35055214046">
            <text:p>1868,351</text:p>
          </table:table-cell>
          <table:table-cell table:style-name="ce12" table:formula="of:=1/[.Q35]" office:value-type="float" office:value="0.000535231463310972">
            <text:p>0,0005352</text:p>
          </table:table-cell>
          <table:table-cell table:formula="of:=LN([.C35]-[.$H$19])" office:value-type="float" office:value="8.55524013905314">
            <text:p>8,555</text:p>
          </table:table-cell>
          <table:table-cell/>
          <table:table-cell table:style-name="ce14" office:value-type="float" office:value="2.2">
            <text:p>2,200 </text:p>
          </table:table-cell>
          <table:table-cell table:style-name="ce14" office:value-type="float" office:value="0.687">
            <text:p>0,687 </text:p>
          </table:table-cell>
          <table:table-cell table:style-name="ce17" office:value-type="float" office:value="37.1">
            <text:p>37,1</text:p>
          </table:table-cell>
          <table:table-cell table:style-name="ce18" table:formula="of:=[.U35]/[.V35]" office:value-type="float" office:value="3.20232896652111">
            <text:p>3,2023</text:p>
          </table:table-cell>
          <table:table-cell table:style-name="ce18" table:formula="of:=[.U35]*[.V35]" office:value-type="float" office:value="1.5114">
            <text:p>1,5114</text:p>
          </table:table-cell>
          <table:table-cell table:style-name="ce19" table:formula="of:=[.Y35]^2" office:value-type="float" office:value="2.28432996">
            <text:p>2,284330</text:p>
          </table:table-cell>
          <table:table-cell table:formula="of:=([.W35]-[.W34])/([.U35]-[.U34])" office:value-type="float" office:value="65.4999999999999">
            <text:p>65,5</text:p>
          </table:table-cell>
          <table:table-cell table:formula="of:=[.X35]/[.$Z$2]" office:value-type="float" office:value="4.89406723316666">
            <text:p>4,8940672332</text:p>
          </table:table-cell>
          <table:table-cell table:formula="of:=LN([.AB35])" office:value-type="float" office:value="1.58802370280243">
            <text:p>1,5880237028</text:p>
          </table:table-cell>
          <table:table-cell table:formula="of:=LN([.Y35])" office:value-type="float" office:value="0.413036373604483">
            <text:p>0,4130363736</text:p>
          </table:table-cell>
          <table:table-cell table:formula="of:=[.$V$4]*([.AB35])^[.$V$5]" office:value-type="float" office:value="2013.36192206508">
            <text:p>2013,3619220651</text:p>
          </table:table-cell>
          <table:table-cell table:formula="of:=1/[.AE35]" office:value-type="float" office:value="0.000496681688990279">
            <text:p>0,0004966817</text:p>
          </table:table-cell>
          <table:table-cell table:formula="of:=LN([.W35]-[.$V$6])" office:value-type="float" office:value="3.72328088083127">
            <text:p>3,7232808808</text:p>
          </table:table-cell>
          <table:table-cell table:number-columns-repeated="990"/>
        </table:table-row>
        <table:table-row table:style-name="ro2">
          <table:table-cell office:value-type="float" office:value="13.04">
            <text:p>13,04</text:p>
          </table:table-cell>
          <table:table-cell office:value-type="float" office:value="1.76">
            <text:p>1,76</text:p>
          </table:table-cell>
          <table:table-cell table:style-name="ce6" office:value-type="float" office:value="6120">
            <text:p>6120</text:p>
          </table:table-cell>
          <table:table-cell table:style-name="ce2" table:formula="of:=[.A36]/[.B36]" office:value-type="float" office:value="7.40909090909091">
            <text:p>7,41</text:p>
          </table:table-cell>
          <table:table-cell table:style-name="ce2" table:formula="of:=[.B36]*[.A36]" office:value-type="float" office:value="22.9504">
            <text:p>22,95</text:p>
          </table:table-cell>
          <table:table-cell table:style-name="ce8" table:formula="of:=[.E36]^2" office:value-type="float" office:value="526.72086016">
            <text:p>526,72086</text:p>
          </table:table-cell>
          <table:table-cell table:number-columns-repeated="4"/>
          <table:table-cell table:formula="of:=[.$I$7]+([.$H$7]*[.$E36])+([.$G$7]*[.$F36])" office:value-type="float" office:value="6.7737344374762">
            <text:p>6,774</text:p>
          </table:table-cell>
          <table:table-cell/>
          <table:table-cell table:formula="of:=LN([.E36])" office:value-type="float" office:value="3.13333536554857">
            <text:p>3,133</text:p>
          </table:table-cell>
          <table:table-cell table:formula="of:=LN([.D36])" office:value-type="float" office:value="2.00270774744845">
            <text:p>2,003</text:p>
          </table:table-cell>
          <table:table-cell table:formula="of:=[.M36]" office:value-type="float" office:value="3.13333536554857">
            <text:p>3,133</text:p>
          </table:table-cell>
          <table:table-cell table:formula="of:=LN([.D36]/[.$I$1])" office:value-type="float" office:value="2.20746805354875">
            <text:p>2,207</text:p>
          </table:table-cell>
          <table:table-cell table:formula="of:=[.$V$4]*([.D36]/[.$I$1])^(1/[.$H$17])" office:value-type="float" office:value="1925.78867674157">
            <text:p>1925,789</text:p>
          </table:table-cell>
          <table:table-cell table:style-name="ce12" table:formula="of:=1/[.Q36]" office:value-type="float" office:value="0.000519267774329217">
            <text:p>0,0005193</text:p>
          </table:table-cell>
          <table:table-cell table:formula="of:=LN([.C36]-[.$H$19])" office:value-type="float" office:value="8.71832014641254">
            <text:p>8,718</text:p>
          </table:table-cell>
          <table:table-cell/>
          <table:table-cell table:style-name="ce14" office:value-type="float" office:value="2.4">
            <text:p>2,400 </text:p>
          </table:table-cell>
          <table:table-cell table:style-name="ce14" office:value-type="float" office:value="0.718">
            <text:p>0,718 </text:p>
          </table:table-cell>
          <table:table-cell table:style-name="ce17" office:value-type="float" office:value="54.6">
            <text:p>54,6</text:p>
          </table:table-cell>
          <table:table-cell table:style-name="ce18" table:formula="of:=[.U36]/[.V36]" office:value-type="float" office:value="3.34261838440111">
            <text:p>3,3426</text:p>
          </table:table-cell>
          <table:table-cell table:style-name="ce18" table:formula="of:=[.U36]*[.V36]" office:value-type="float" office:value="1.7232">
            <text:p>1,7232</text:p>
          </table:table-cell>
          <table:table-cell table:style-name="ce19" table:formula="of:=[.Y36]^2" office:value-type="float" office:value="2.96941824">
            <text:p>2,969418</text:p>
          </table:table-cell>
          <table:table-cell table:formula="of:=([.W36]-[.W35])/([.U36]-[.U35])" office:value-type="float" office:value="87.5000000000001">
            <text:p>87,5</text:p>
          </table:table-cell>
          <table:table-cell table:formula="of:=[.X36]/[.$Z$2]" office:value-type="float" office:value="5.10846926693162">
            <text:p>5,1084692669</text:p>
          </table:table-cell>
          <table:table-cell table:formula="of:=LN([.AB36])" office:value-type="float" office:value="1.63089980296618">
            <text:p>1,630899803</text:p>
          </table:table-cell>
          <table:table-cell table:formula="of:=LN([.Y36])" office:value-type="float" office:value="0.544183027419987">
            <text:p>0,5441830274</text:p>
          </table:table-cell>
          <table:table-cell table:formula="of:=[.$V$4]*([.AB36])^[.$V$5]" office:value-type="float" office:value="2119.74850211145">
            <text:p>2119,7485021115</text:p>
          </table:table-cell>
          <table:table-cell table:formula="of:=1/[.AE36]" office:value-type="float" office:value="0.000471754077903069">
            <text:p>0,0004717541</text:p>
          </table:table-cell>
          <table:table-cell table:formula="of:=LN([.W36]-[.$V$6])" office:value-type="float" office:value="4.07584109065754">
            <text:p>4,075841090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2.6">
            <text:p>2,600 </text:p>
          </table:table-cell>
          <table:table-cell table:style-name="ce14" office:value-type="float" office:value="0.747">
            <text:p>0,747 </text:p>
          </table:table-cell>
          <table:table-cell table:style-name="ce15" office:value-type="float" office:value="74.6">
            <text:p>74,6</text:p>
          </table:table-cell>
          <table:table-cell table:style-name="ce18" table:formula="of:=[.U37]/[.V37]" office:value-type="float" office:value="3.4805890227577">
            <text:p>3,4806</text:p>
          </table:table-cell>
          <table:table-cell table:style-name="ce18" table:formula="of:=[.U37]*[.V37]" office:value-type="float" office:value="1.9422">
            <text:p>1,9422</text:p>
          </table:table-cell>
          <table:table-cell table:style-name="ce19" table:formula="of:=[.Y37]^2" office:value-type="float" office:value="3.77214084">
            <text:p>3,772141</text:p>
          </table:table-cell>
          <table:table-cell table:formula="of:=([.W37]-[.W36])/([.U37]-[.U36])" office:value-type="float" office:value="99.9999999999999">
            <text:p>100</text:p>
          </table:table-cell>
          <table:table-cell table:formula="of:=[.X37]/[.$Z$2]" office:value-type="float" office:value="5.3193275476952">
            <text:p>5,3193275477</text:p>
          </table:table-cell>
          <table:table-cell table:formula="of:=LN([.AB37])" office:value-type="float" office:value="1.67134689455512">
            <text:p>1,6713468946</text:p>
          </table:table-cell>
          <table:table-cell table:formula="of:=LN([.Y37])" office:value-type="float" office:value="0.663821351178117">
            <text:p>0,6638213512</text:p>
          </table:table-cell>
          <table:table-cell table:formula="of:=[.$V$4]*([.AB37])^[.$V$5]" office:value-type="float" office:value="2225.2558330146">
            <text:p>2225,2558330146</text:p>
          </table:table-cell>
          <table:table-cell table:formula="of:=1/[.AE37]" office:value-type="float" office:value="0.000449386531275948">
            <text:p>0,0004493865</text:p>
          </table:table-cell>
          <table:table-cell table:formula="of:=LN([.W37]-[.$V$6])" office:value-type="float" office:value="4.36818122785183">
            <text:p>4,368181227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2.8">
            <text:p>2,800 </text:p>
          </table:table-cell>
          <table:table-cell table:style-name="ce14" office:value-type="float" office:value="0.775">
            <text:p>0,775 </text:p>
          </table:table-cell>
          <table:table-cell table:style-name="ce15" office:value-type="float" office:value="98.3">
            <text:p>98,3</text:p>
          </table:table-cell>
          <table:table-cell table:style-name="ce18" table:formula="of:=[.U38]/[.V38]" office:value-type="float" office:value="3.61290322580645">
            <text:p>3,6129</text:p>
          </table:table-cell>
          <table:table-cell table:style-name="ce18" table:formula="of:=[.U38]*[.V38]" office:value-type="float" office:value="2.17">
            <text:p>2,1700</text:p>
          </table:table-cell>
          <table:table-cell table:style-name="ce19" table:formula="of:=[.Y38]^2" office:value-type="float" office:value="4.7089">
            <text:p>4,708900</text:p>
          </table:table-cell>
          <table:table-cell table:formula="of:=([.W38]-[.W37])/([.U38]-[.U37])" office:value-type="float" office:value="118.5">
            <text:p>118,5</text:p>
          </table:table-cell>
          <table:table-cell table:formula="of:=[.X38]/[.$Z$2]" office:value-type="float" office:value="5.52154119045125">
            <text:p>5,5215411905</text:p>
          </table:table-cell>
          <table:table-cell table:formula="of:=LN([.AB38])" office:value-type="float" office:value="1.70865702248832">
            <text:p>1,7086570225</text:p>
          </table:table-cell>
          <table:table-cell table:formula="of:=LN([.Y38])" office:value-type="float" office:value="0.774727167552368">
            <text:p>0,7747271676</text:p>
          </table:table-cell>
          <table:table-cell table:formula="of:=[.$V$4]*([.AB38])^[.$V$5]" office:value-type="float" office:value="2327.23072716716">
            <text:p>2327,2307271672</text:p>
          </table:table-cell>
          <table:table-cell table:formula="of:=1/[.AE38]" office:value-type="float" office:value="0.000429695254676041">
            <text:p>0,0004296953</text:p>
          </table:table-cell>
          <table:table-cell table:formula="of:=LN([.W38]-[.$V$6])" office:value-type="float" office:value="4.63083793273667">
            <text:p>4,630837932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">
            <text:p>3,000 </text:p>
          </table:table-cell>
          <table:table-cell table:style-name="ce14" office:value-type="float" office:value="0.804">
            <text:p>0,804 </text:p>
          </table:table-cell>
          <table:table-cell table:style-name="ce15" office:value-type="float" office:value="127.6">
            <text:p>127,6</text:p>
          </table:table-cell>
          <table:table-cell table:style-name="ce18" table:formula="of:=[.U39]/[.V39]" office:value-type="float" office:value="3.73134328358209">
            <text:p>3,7313</text:p>
          </table:table-cell>
          <table:table-cell table:style-name="ce18" table:formula="of:=[.U39]*[.V39]" office:value-type="float" office:value="2.412">
            <text:p>2,4120</text:p>
          </table:table-cell>
          <table:table-cell table:style-name="ce19" table:formula="of:=[.Y39]^2" office:value-type="float" office:value="5.817744">
            <text:p>5,817744</text:p>
          </table:table-cell>
          <table:table-cell table:formula="of:=([.W39]-[.W38])/([.U39]-[.U38])" office:value-type="float" office:value="146.5">
            <text:p>146,5</text:p>
          </table:table-cell>
          <table:table-cell table:formula="of:=[.X39]/[.$Z$2]" office:value-type="float" office:value="5.70255120282479">
            <text:p>5,7025512028</text:p>
          </table:table-cell>
          <table:table-cell table:formula="of:=LN([.AB39])" office:value-type="float" office:value="1.74091365414965">
            <text:p>1,7409136541</text:p>
          </table:table-cell>
          <table:table-cell table:formula="of:=LN([.Y39])" office:value-type="float" office:value="0.880456278864939">
            <text:p>0,8804562789</text:p>
          </table:table-cell>
          <table:table-cell table:formula="of:=[.$V$4]*([.AB39])^[.$V$5]" office:value-type="float" office:value="2419.15241861021">
            <text:p>2419,1524186102</text:p>
          </table:table-cell>
          <table:table-cell table:formula="of:=1/[.AE39]" office:value-type="float" office:value="0.000413367918576414">
            <text:p>0,0004133679</text:p>
          </table:table-cell>
          <table:table-cell table:formula="of:=LN([.W39]-[.$V$6])" office:value-type="float" office:value="4.88204405972327">
            <text:p>4,882044059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19">
            <text:p>3,190 </text:p>
          </table:table-cell>
          <table:table-cell table:style-name="ce14" office:value-type="float" office:value="0.83">
            <text:p>0,830 </text:p>
          </table:table-cell>
          <table:table-cell table:style-name="ce15" office:value-type="float" office:value="158.2">
            <text:p>158,2</text:p>
          </table:table-cell>
          <table:table-cell table:style-name="ce18" table:formula="of:=[.U40]/[.V40]" office:value-type="float" office:value="3.8433734939759">
            <text:p>3,8434</text:p>
          </table:table-cell>
          <table:table-cell table:style-name="ce18" table:formula="of:=[.U40]*[.V40]" office:value-type="float" office:value="2.6477">
            <text:p>2,6477</text:p>
          </table:table-cell>
          <table:table-cell table:style-name="ce19" table:formula="of:=[.Y40]^2" office:value-type="float" office:value="7.01031529">
            <text:p>7,010315</text:p>
          </table:table-cell>
          <table:table-cell table:formula="of:=([.W40]-[.W39])/([.U40]-[.U39])" office:value-type="float" office:value="161.052631578947">
            <text:p>161,0526315789</text:p>
          </table:table-cell>
          <table:table-cell table:formula="of:=[.X40]/[.$Z$2]" office:value-type="float" office:value="5.87376514978189">
            <text:p>5,8737651498</text:p>
          </table:table-cell>
          <table:table-cell table:formula="of:=LN([.AB40])" office:value-type="float" office:value="1.77049585066661">
            <text:p>1,7704958507</text:p>
          </table:table-cell>
          <table:table-cell table:formula="of:=LN([.Y40])" office:value-type="float" office:value="0.97369133860526">
            <text:p>0,9736913386</text:p>
          </table:table-cell>
          <table:table-cell table:formula="of:=[.$V$4]*([.AB40])^[.$V$5]" office:value-type="float" office:value="2506.64101383138">
            <text:p>2506,6410138314</text:p>
          </table:table-cell>
          <table:table-cell table:formula="of:=1/[.AE40]" office:value-type="float" office:value="0.000398940252905026">
            <text:p>0,0003989403</text:p>
          </table:table-cell>
          <table:table-cell table:formula="of:=LN([.W40]-[.$V$6])" office:value-type="float" office:value="5.09067800176979">
            <text:p>5,090678001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41">
            <text:p>3,410 </text:p>
          </table:table-cell>
          <table:table-cell table:style-name="ce14" office:value-type="float" office:value="0.859">
            <text:p>0,859 </text:p>
          </table:table-cell>
          <table:table-cell table:style-name="ce15" office:value-type="float" office:value="197.1">
            <text:p>197,1</text:p>
          </table:table-cell>
          <table:table-cell table:style-name="ce18" table:formula="of:=[.U41]/[.V41]" office:value-type="float" office:value="3.9697322467986">
            <text:p>3,9697</text:p>
          </table:table-cell>
          <table:table-cell table:style-name="ce18" table:formula="of:=[.U41]*[.V41]" office:value-type="float" office:value="2.92919">
            <text:p>2,9292</text:p>
          </table:table-cell>
          <table:table-cell table:style-name="ce19" table:formula="of:=[.Y41]^2" office:value-type="float" office:value="8.5801540561">
            <text:p>8,580154</text:p>
          </table:table-cell>
          <table:table-cell table:formula="of:=([.W41]-[.W40])/([.U41]-[.U40])" office:value-type="float" office:value="176.818181818182">
            <text:p>176,8181818182</text:p>
          </table:table-cell>
          <table:table-cell table:formula="of:=[.X41]/[.$Z$2]" office:value-type="float" office:value="6.06687717489816">
            <text:p>6,0668771749</text:p>
          </table:table-cell>
          <table:table-cell table:formula="of:=LN([.AB41])" office:value-type="float" office:value="1.80284400397167">
            <text:p>1,802844004</text:p>
          </table:table-cell>
          <table:table-cell table:formula="of:=LN([.Y41])" office:value-type="float" office:value="1.07472593429754">
            <text:p>1,0747259343</text:p>
          </table:table-cell>
          <table:table-cell table:formula="of:=[.$V$4]*([.AB41])^[.$V$5]" office:value-type="float" office:value="2605.93551653978">
            <text:p>2605,9355165398</text:p>
          </table:table-cell>
          <table:table-cell table:formula="of:=1/[.AE41]" office:value-type="float" office:value="0.000383739349516914">
            <text:p>0,0003837393</text:p>
          </table:table-cell>
          <table:table-cell table:formula="of:=LN([.W41]-[.$V$6])" office:value-type="float" office:value="5.30529298028446">
            <text:p>5,305292980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6">
            <text:p>3,600 </text:p>
          </table:table-cell>
          <table:table-cell table:style-name="ce14" office:value-type="float" office:value="0.883">
            <text:p>0,883 </text:p>
          </table:table-cell>
          <table:table-cell table:style-name="ce15" office:value-type="float" office:value="235.5">
            <text:p>235,5</text:p>
          </table:table-cell>
          <table:table-cell table:style-name="ce18" table:formula="of:=[.U42]/[.V42]" office:value-type="float" office:value="4.07701019252548">
            <text:p>4,0770</text:p>
          </table:table-cell>
          <table:table-cell table:style-name="ce18" table:formula="of:=[.U42]*[.V42]" office:value-type="float" office:value="3.1788">
            <text:p>3,1788</text:p>
          </table:table-cell>
          <table:table-cell table:style-name="ce19" table:formula="of:=[.Y42]^2" office:value-type="float" office:value="10.10476944">
            <text:p>10,104769</text:p>
          </table:table-cell>
          <table:table-cell table:formula="of:=([.W42]-[.W41])/([.U42]-[.U41])" office:value-type="float" office:value="202.105263157895">
            <text:p>202,1052631579</text:p>
          </table:table-cell>
          <table:table-cell table:formula="of:=[.X42]/[.$Z$2]" office:value-type="float" office:value="6.23082831312045">
            <text:p>6,2308283131</text:p>
          </table:table-cell>
          <table:table-cell table:formula="of:=LN([.AB42])" office:value-type="float" office:value="1.82950927951861">
            <text:p>1,8295092795</text:p>
          </table:table-cell>
          <table:table-cell table:formula="of:=LN([.Y42])" office:value-type="float" office:value="1.15650376708389">
            <text:p>1,1565037671</text:p>
          </table:table-cell>
          <table:table-cell table:formula="of:=[.$V$4]*([.AB42])^[.$V$5]" office:value-type="float" office:value="2690.73682959284">
            <text:p>2690,7368295928</text:p>
          </table:table-cell>
          <table:table-cell table:formula="of:=1/[.AE42]" office:value-type="float" office:value="0.000371645412885407">
            <text:p>0,0003716454</text:p>
          </table:table-cell>
          <table:table-cell table:formula="of:=LN([.W42]-[.$V$6])" office:value-type="float" office:value="5.47980524259341">
            <text:p>5,479805242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8">
            <text:p>3,800 </text:p>
          </table:table-cell>
          <table:table-cell table:style-name="ce14" office:value-type="float" office:value="0.909">
            <text:p>0,909 </text:p>
          </table:table-cell>
          <table:table-cell table:style-name="ce15" office:value-type="float" office:value="282">
            <text:p>282,0</text:p>
          </table:table-cell>
          <table:table-cell table:style-name="ce18" table:formula="of:=[.U43]/[.V43]" office:value-type="float" office:value="4.18041804180418">
            <text:p>4,1804</text:p>
          </table:table-cell>
          <table:table-cell table:style-name="ce18" table:formula="of:=[.U43]*[.V43]" office:value-type="float" office:value="3.4542">
            <text:p>3,4542</text:p>
          </table:table-cell>
          <table:table-cell table:style-name="ce19" table:formula="of:=[.Y43]^2" office:value-type="float" office:value="11.93149764">
            <text:p>11,931498</text:p>
          </table:table-cell>
          <table:table-cell table:formula="of:=([.W43]-[.W42])/([.U43]-[.U42])" office:value-type="float" office:value="232.5">
            <text:p>232,5</text:p>
          </table:table-cell>
          <table:table-cell table:formula="of:=[.X43]/[.$Z$2]" office:value-type="float" office:value="6.38886484593703">
            <text:p>6,3888648459</text:p>
          </table:table-cell>
          <table:table-cell table:formula="of:=LN([.AB43])" office:value-type="float" office:value="1.85455660721537">
            <text:p>1,8545566072</text:p>
          </table:table-cell>
          <table:table-cell table:formula="of:=LN([.Y43])" office:value-type="float" office:value="1.23959088192768">
            <text:p>1,2395908819</text:p>
          </table:table-cell>
          <table:table-cell table:formula="of:=[.$V$4]*([.AB43])^[.$V$5]" office:value-type="float" office:value="2772.90457005981">
            <text:p>2772,9045700598</text:p>
          </table:table-cell>
          <table:table-cell table:formula="of:=1/[.AE43]" office:value-type="float" office:value="0.000360632677661326">
            <text:p>0,0003606327</text:p>
          </table:table-cell>
          <table:table-cell table:formula="of:=LN([.W43]-[.$V$6])" office:value-type="float" office:value="5.65704021210407">
            <text:p>5,657040212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3.99">
            <text:p>3,990 </text:p>
          </table:table-cell>
          <table:table-cell table:style-name="ce14" office:value-type="float" office:value="0.934">
            <text:p>0,934 </text:p>
          </table:table-cell>
          <table:table-cell table:style-name="ce15" office:value-type="float" office:value="327">
            <text:p>327,0</text:p>
          </table:table-cell>
          <table:table-cell table:style-name="ce18" table:formula="of:=[.U44]/[.V44]" office:value-type="float" office:value="4.27194860813705">
            <text:p>4,2719</text:p>
          </table:table-cell>
          <table:table-cell table:style-name="ce18" table:formula="of:=[.U44]*[.V44]" office:value-type="float" office:value="3.72666">
            <text:p>3,7267</text:p>
          </table:table-cell>
          <table:table-cell table:style-name="ce19" table:formula="of:=[.Y44]^2" office:value-type="float" office:value="13.8879947556">
            <text:p>13,887995</text:p>
          </table:table-cell>
          <table:table-cell table:formula="of:=([.W44]-[.W43])/([.U44]-[.U43])" office:value-type="float" office:value="236.842105263157">
            <text:p>236,8421052632</text:p>
          </table:table-cell>
          <table:table-cell table:formula="of:=[.X44]/[.$Z$2]" office:value-type="float" office:value="6.52874952056167">
            <text:p>6,5287495206</text:p>
          </table:table-cell>
          <table:table-cell table:formula="of:=LN([.AB44])" office:value-type="float" office:value="1.87621542733343">
            <text:p>1,8762154273</text:p>
          </table:table-cell>
          <table:table-cell table:formula="of:=LN([.Y44])" office:value-type="float" office:value="1.31551239014848">
            <text:p>1,3155123901</text:p>
          </table:table-cell>
          <table:table-cell table:formula="of:=[.$V$4]*([.AB44])^[.$V$5]" office:value-type="float" office:value="2845.97651297005">
            <text:p>2845,9765129701</text:p>
          </table:table-cell>
          <table:table-cell table:formula="of:=1/[.AE44]" office:value-type="float" office:value="0.000351373244101865">
            <text:p>0,0003513732</text:p>
          </table:table-cell>
          <table:table-cell table:formula="of:=LN([.W44]-[.$V$6])" office:value-type="float" office:value="5.80302430930585">
            <text:p>5,803024309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19">
            <text:p>4,190 </text:p>
          </table:table-cell>
          <table:table-cell table:style-name="ce14" office:value-type="float" office:value="0.958">
            <text:p>0,958 </text:p>
          </table:table-cell>
          <table:table-cell table:style-name="ce15" office:value-type="float" office:value="380.9">
            <text:p>380,9</text:p>
          </table:table-cell>
          <table:table-cell table:style-name="ce18" table:formula="of:=[.U45]/[.V45]" office:value-type="float" office:value="4.37369519832985">
            <text:p>4,3737</text:p>
          </table:table-cell>
          <table:table-cell table:style-name="ce18" table:formula="of:=[.U45]*[.V45]" office:value-type="float" office:value="4.01402">
            <text:p>4,0140</text:p>
          </table:table-cell>
          <table:table-cell table:style-name="ce19" table:formula="of:=[.Y45]^2" office:value-type="float" office:value="16.1123565604">
            <text:p>16,112357</text:p>
          </table:table-cell>
          <table:table-cell table:formula="of:=([.W45]-[.W44])/([.U45]-[.U44])" office:value-type="float" office:value="269.5">
            <text:p>269,5</text:p>
          </table:table-cell>
          <table:table-cell table:formula="of:=[.X45]/[.$Z$2]" office:value-type="float" office:value="6.68424717815867">
            <text:p>6,6842471782</text:p>
          </table:table-cell>
          <table:table-cell table:formula="of:=LN([.AB45])" office:value-type="float" office:value="1.89975359062369">
            <text:p>1,8997535906</text:p>
          </table:table-cell>
          <table:table-cell table:formula="of:=LN([.Y45])" office:value-type="float" office:value="1.38979323292277">
            <text:p>1,3897932329</text:p>
          </table:table-cell>
          <table:table-cell table:formula="of:=[.$V$4]*([.AB45])^[.$V$5]" office:value-type="float" office:value="2927.57406549947">
            <text:p>2927,5740654995</text:p>
          </table:table-cell>
          <table:table-cell table:formula="of:=1/[.AE45]" office:value-type="float" office:value="0.000341579744056583">
            <text:p>0,0003415797</text:p>
          </table:table-cell>
          <table:table-cell table:formula="of:=LN([.W45]-[.$V$6])" office:value-type="float" office:value="5.95376267992397">
            <text:p>5,953762679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4">
            <text:p>4,400 </text:p>
          </table:table-cell>
          <table:table-cell table:style-name="ce14" office:value-type="float" office:value="0.983">
            <text:p>0,983 </text:p>
          </table:table-cell>
          <table:table-cell table:style-name="ce15" office:value-type="float" office:value="437">
            <text:p>437,0</text:p>
          </table:table-cell>
          <table:table-cell table:style-name="ce18" table:formula="of:=[.U46]/[.V46]" office:value-type="float" office:value="4.47609359104781">
            <text:p>4,4761</text:p>
          </table:table-cell>
          <table:table-cell table:style-name="ce18" table:formula="of:=[.U46]*[.V46]" office:value-type="float" office:value="4.3252">
            <text:p>4,3252</text:p>
          </table:table-cell>
          <table:table-cell table:style-name="ce19" table:formula="of:=[.Y46]^2" office:value-type="float" office:value="18.70735504">
            <text:p>18,707355</text:p>
          </table:table-cell>
          <table:table-cell table:formula="of:=([.W46]-[.W45])/([.U46]-[.U45])" office:value-type="float" office:value="267.142857142857">
            <text:p>267,1428571429</text:p>
          </table:table-cell>
          <table:table-cell table:formula="of:=[.X46]/[.$Z$2]" office:value-type="float" office:value="6.84074097494505">
            <text:p>6,8407409749</text:p>
          </table:table-cell>
          <table:table-cell table:formula="of:=LN([.AB46])" office:value-type="float" office:value="1.92289605543755">
            <text:p>1,9228960554</text:p>
          </table:table-cell>
          <table:table-cell table:formula="of:=LN([.Y46])" office:value-type="float" office:value="1.46445838208925">
            <text:p>1,4644583821</text:p>
          </table:table-cell>
          <table:table-cell table:formula="of:=[.$V$4]*([.AB46])^[.$V$5]" office:value-type="float" office:value="3010.08035957779">
            <text:p>3010,0803595778</text:p>
          </table:table-cell>
          <table:table-cell table:formula="of:=1/[.AE46]" office:value-type="float" office:value="0.000332217044245379">
            <text:p>0,000332217</text:p>
          </table:table-cell>
          <table:table-cell table:formula="of:=LN([.W46]-[.$V$6])" office:value-type="float" office:value="6.0897249162755">
            <text:p>6,089724916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6">
            <text:p>4,600 </text:p>
          </table:table-cell>
          <table:table-cell table:style-name="ce14" office:value-type="float" office:value="1.007">
            <text:p>1,007 </text:p>
          </table:table-cell>
          <table:table-cell table:style-name="ce15" office:value-type="float" office:value="500">
            <text:p>500,0</text:p>
          </table:table-cell>
          <table:table-cell table:style-name="ce18" table:formula="of:=[.U47]/[.V47]" office:value-type="float" office:value="4.56802383316783">
            <text:p>4,5680</text:p>
          </table:table-cell>
          <table:table-cell table:style-name="ce18" table:formula="of:=[.U47]*[.V47]" office:value-type="float" office:value="4.6322">
            <text:p>4,6322</text:p>
          </table:table-cell>
          <table:table-cell table:style-name="ce19" table:formula="of:=[.Y47]^2" office:value-type="float" office:value="21.45727684">
            <text:p>21,457277</text:p>
          </table:table-cell>
          <table:table-cell/>
          <table:table-cell table:formula="of:=[.X47]/[.$Z$2]" office:value-type="float" office:value="6.98123646756941">
            <text:p>6,9812364676</text:p>
          </table:table-cell>
          <table:table-cell table:formula="of:=LN([.AB47])" office:value-type="float" office:value="1.94322604543699">
            <text:p>1,9432260454</text:p>
          </table:table-cell>
          <table:table-cell table:formula="of:=LN([.Y47])" office:value-type="float" office:value="1.53303191723147">
            <text:p>1,5330319172</text:p>
          </table:table-cell>
          <table:table-cell table:formula="of:=[.$V$4]*([.AB47])^[.$V$5]" office:value-type="float" office:value="3084.47612273656">
            <text:p>3084,4761227366</text:p>
          </table:table-cell>
          <table:table-cell table:formula="of:=1/[.AE47]" office:value-type="float" office:value="0.000324204163108514">
            <text:p>0,0003242042</text:p>
          </table:table-cell>
          <table:table-cell table:formula="of:=LN([.W47]-[.$V$6])" office:value-type="float" office:value="6.22317132908268">
            <text:p>6,223171329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8">
            <text:p>4,800 </text:p>
          </table:table-cell>
          <table:table-cell table:style-name="ce14" office:value-type="float" office:value="1.03">
            <text:p>1,030 </text:p>
          </table:table-cell>
          <table:table-cell table:style-name="ce15" office:value-type="float" office:value="563">
            <text:p>563,0</text:p>
          </table:table-cell>
          <table:table-cell table:style-name="ce18" table:formula="of:=[.U48]/[.V48]" office:value-type="float" office:value="4.66019417475728">
            <text:p>4,6602</text:p>
          </table:table-cell>
          <table:table-cell table:style-name="ce18" table:formula="of:=[.U48]*[.V48]" office:value-type="float" office:value="4.944">
            <text:p>4,9440</text:p>
          </table:table-cell>
          <table:table-cell table:style-name="ce19" table:formula="of:=[.Y48]^2" office:value-type="float" office:value="24.443136">
            <text:p>24,443136</text:p>
          </table:table-cell>
          <table:table-cell/>
          <table:table-cell table:formula="of:=[.X48]/[.$Z$2]" office:value-type="float" office:value="7.12209890030466">
            <text:p>7,1220989003</text:p>
          </table:table-cell>
          <table:table-cell table:formula="of:=LN([.AB48])" office:value-type="float" office:value="1.96320247135067">
            <text:p>1,9632024714</text:p>
          </table:table-cell>
          <table:table-cell table:formula="of:=LN([.Y48])" office:value-type="float" office:value="1.59817472015539">
            <text:p>1,5981747202</text:p>
          </table:table-cell>
          <table:table-cell table:formula="of:=[.$V$4]*([.AB48])^[.$V$5]" office:value-type="float" office:value="3159.36883780995">
            <text:p>3159,36883781</text:p>
          </table:table-cell>
          <table:table-cell table:formula="of:=1/[.AE48]" office:value-type="float" office:value="0.00031651891606717">
            <text:p>0,0003165189</text:p>
          </table:table-cell>
          <table:table-cell table:formula="of:=LN([.W48]-[.$V$6])" office:value-type="float" office:value="6.34088826433252">
            <text:p>6,340888264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4.99">
            <text:p>4,990 </text:p>
          </table:table-cell>
          <table:table-cell table:style-name="ce14" office:value-type="float" office:value="1.051">
            <text:p>1,051 </text:p>
          </table:table-cell>
          <table:table-cell table:style-name="ce15" office:value-type="float" office:value="627">
            <text:p>627,0</text:p>
          </table:table-cell>
          <table:table-cell table:style-name="ce18" table:formula="of:=[.U49]/[.V49]" office:value-type="float" office:value="4.74785918173169">
            <text:p>4,7479</text:p>
          </table:table-cell>
          <table:table-cell table:style-name="ce18" table:formula="of:=[.U49]*[.V49]" office:value-type="float" office:value="5.24449">
            <text:p>5,2445</text:p>
          </table:table-cell>
          <table:table-cell table:style-name="ce19" table:formula="of:=[.Y49]^2" office:value-type="float" office:value="27.5046753601">
            <text:p>27,504675</text:p>
          </table:table-cell>
          <table:table-cell/>
          <table:table-cell table:formula="of:=[.X49]/[.$Z$2]" office:value-type="float" office:value="7.25607590348396">
            <text:p>7,2560759035</text:p>
          </table:table-cell>
          <table:table-cell table:formula="of:=LN([.AB49])" office:value-type="float" office:value="1.98183917354698">
            <text:p>1,9818391735</text:p>
          </table:table-cell>
          <table:table-cell table:formula="of:=LN([.Y49])" office:value-type="float" office:value="1.65717800165824">
            <text:p>1,6571780017</text:p>
          </table:table-cell>
          <table:table-cell table:formula="of:=[.$V$4]*([.AB49])^[.$V$5]" office:value-type="float" office:value="3230.87756462799">
            <text:p>3230,877564628</text:p>
          </table:table-cell>
          <table:table-cell table:formula="of:=1/[.AE49]" office:value-type="float" office:value="0.000309513430947713">
            <text:p>0,0003095134</text:p>
          </table:table-cell>
          <table:table-cell table:formula="of:=LN([.W49]-[.$V$6])" office:value-type="float" office:value="6.44778118537358">
            <text:p>6,44778118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19">
            <text:p>5,190 </text:p>
          </table:table-cell>
          <table:table-cell table:style-name="ce14" office:value-type="float" office:value="1.074">
            <text:p>1,074 </text:p>
          </table:table-cell>
          <table:table-cell table:style-name="ce15" office:value-type="float" office:value="703">
            <text:p>703,0</text:p>
          </table:table-cell>
          <table:table-cell table:style-name="ce18" table:formula="of:=[.U50]/[.V50]" office:value-type="float" office:value="4.83240223463687">
            <text:p>4,8324</text:p>
          </table:table-cell>
          <table:table-cell table:style-name="ce18" table:formula="of:=[.U50]*[.V50]" office:value-type="float" office:value="5.57406">
            <text:p>5,5741</text:p>
          </table:table-cell>
          <table:table-cell table:style-name="ce19" table:formula="of:=[.Y50]^2" office:value-type="float" office:value="31.0701448836">
            <text:p>31,070145</text:p>
          </table:table-cell>
          <table:table-cell/>
          <table:table-cell table:formula="of:=[.X50]/[.$Z$2]" office:value-type="float" office:value="7.38528167507733">
            <text:p>7,3852816751</text:p>
          </table:table-cell>
          <table:table-cell table:formula="of:=LN([.AB50])" office:value-type="float" office:value="1.99948905676949">
            <text:p>1,9994890568</text:p>
          </table:table-cell>
          <table:table-cell table:formula="of:=LN([.Y50])" office:value-type="float" office:value="1.71812369326447">
            <text:p>1,7181236933</text:p>
          </table:table-cell>
          <table:table-cell table:formula="of:=[.$V$4]*([.AB50])^[.$V$5]" office:value-type="float" office:value="3300.09152649659">
            <text:p>3300,0915264966</text:p>
          </table:table-cell>
          <table:table-cell table:formula="of:=1/[.AE50]" office:value-type="float" office:value="0.000303021898626433">
            <text:p>0,0003030219</text:p>
          </table:table-cell>
          <table:table-cell table:formula="of:=LN([.W50]-[.$V$6])" office:value-type="float" office:value="6.56145490404194">
            <text:p>6,56145490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4">
            <text:p>5,400 </text:p>
          </table:table-cell>
          <table:table-cell table:style-name="ce14" office:value-type="float" office:value="1.097">
            <text:p>1,097 </text:p>
          </table:table-cell>
          <table:table-cell table:style-name="ce15" office:value-type="float" office:value="780">
            <text:p>780,0</text:p>
          </table:table-cell>
          <table:table-cell table:style-name="ce18" table:formula="of:=[.U51]/[.V51]" office:value-type="float" office:value="4.922515952598">
            <text:p>4,9225</text:p>
          </table:table-cell>
          <table:table-cell table:style-name="ce18" table:formula="of:=[.U51]*[.V51]" office:value-type="float" office:value="5.9238">
            <text:p>5,9238</text:p>
          </table:table-cell>
          <table:table-cell table:style-name="ce19" table:formula="of:=[.Y51]^2" office:value-type="float" office:value="35.09140644">
            <text:p>35,091406</text:p>
          </table:table-cell>
          <table:table-cell/>
          <table:table-cell table:formula="of:=[.X51]/[.$Z$2]" office:value-type="float" office:value="7.52300100339839">
            <text:p>7,5230010034</text:p>
          </table:table-cell>
          <table:table-cell table:formula="of:=LN([.AB51])" office:value-type="float" office:value="2.0179651279555">
            <text:p>2,017965128</text:p>
          </table:table-cell>
          <table:table-cell table:formula="of:=LN([.Y51])" office:value-type="float" office:value="1.77897813486332">
            <text:p>1,7789781349</text:p>
          </table:table-cell>
          <table:table-cell table:formula="of:=[.$V$4]*([.AB51])^[.$V$5]" office:value-type="float" office:value="3374.13439182861">
            <text:p>3374,1343918286</text:p>
          </table:table-cell>
          <table:table-cell table:formula="of:=1/[.AE51]" office:value-type="float" office:value="0.000296372308827347">
            <text:p>0,0002963723</text:p>
          </table:table-cell>
          <table:table-cell table:formula="of:=LN([.W51]-[.$V$6])" office:value-type="float" office:value="6.66479160021862">
            <text:p>6,664791600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6">
            <text:p>5,600 </text:p>
          </table:table-cell>
          <table:table-cell table:style-name="ce14" office:value-type="float" office:value="1.118">
            <text:p>1,118 </text:p>
          </table:table-cell>
          <table:table-cell table:style-name="ce15" office:value-type="float" office:value="861">
            <text:p>861,0</text:p>
          </table:table-cell>
          <table:table-cell table:style-name="ce18" table:formula="of:=[.U52]/[.V52]" office:value-type="float" office:value="5.00894454382826">
            <text:p>5,0089</text:p>
          </table:table-cell>
          <table:table-cell table:style-name="ce18" table:formula="of:=[.U52]*[.V52]" office:value-type="float" office:value="6.2608">
            <text:p>6,2608</text:p>
          </table:table-cell>
          <table:table-cell table:style-name="ce19" table:formula="of:=[.Y52]^2" office:value-type="float" office:value="39.19761664">
            <text:p>39,197617</text:p>
          </table:table-cell>
          <table:table-cell/>
          <table:table-cell table:formula="of:=[.X52]/[.$Z$2]" office:value-type="float" office:value="7.65508841252186">
            <text:p>7,6550884125</text:p>
          </table:table-cell>
          <table:table-cell table:formula="of:=LN([.AB52])" office:value-type="float" office:value="2.03537057868656">
            <text:p>2,0353705787</text:p>
          </table:table-cell>
          <table:table-cell table:formula="of:=LN([.Y52])" office:value-type="float" office:value="1.83430797247401">
            <text:p>1,8343079725</text:p>
          </table:table-cell>
          <table:table-cell table:formula="of:=[.$V$4]*([.AB52])^[.$V$5]" office:value-type="float" office:value="3445.40575353395">
            <text:p>3445,405753534</text:p>
          </table:table-cell>
          <table:table-cell table:formula="of:=1/[.AE52]" office:value-type="float" office:value="0.000290241577200102">
            <text:p>0,0002902416</text:p>
          </table:table-cell>
          <table:table-cell table:formula="of:=LN([.W52]-[.$V$6])" office:value-type="float" office:value="6.76307626761269">
            <text:p>6,763076267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5.8">
            <text:p>5,800 </text:p>
          </table:table-cell>
          <table:table-cell table:style-name="ce14" office:value-type="float" office:value="1.14">
            <text:p>1,140 </text:p>
          </table:table-cell>
          <table:table-cell table:style-name="ce15" office:value-type="float" office:value="945">
            <text:p>945,0</text:p>
          </table:table-cell>
          <table:table-cell table:style-name="ce18" table:formula="of:=[.U53]/[.V53]" office:value-type="float" office:value="5.08771929824561">
            <text:p>5,0877</text:p>
          </table:table-cell>
          <table:table-cell table:style-name="ce18" table:formula="of:=[.U53]*[.V53]" office:value-type="float" office:value="6.612">
            <text:p>6,6120</text:p>
          </table:table-cell>
          <table:table-cell table:style-name="ce19" table:formula="of:=[.Y53]^2" office:value-type="float" office:value="43.718544">
            <text:p>43,718544</text:p>
          </table:table-cell>
          <table:table-cell/>
          <table:table-cell table:formula="of:=[.X53]/[.$Z$2]" office:value-type="float" office:value="7.77547858743057">
            <text:p>7,7754785874</text:p>
          </table:table-cell>
          <table:table-cell table:formula="of:=LN([.AB53])" office:value-type="float" office:value="2.05097501082434">
            <text:p>2,0509750108</text:p>
          </table:table-cell>
          <table:table-cell table:formula="of:=LN([.Y53])" office:value-type="float" office:value="1.88888617995878">
            <text:p>1,88888618</text:p>
          </table:table-cell>
          <table:table-cell table:formula="of:=[.$V$4]*([.AB53])^[.$V$5]" office:value-type="float" office:value="3510.58127691006">
            <text:p>3510,5812769101</text:p>
          </table:table-cell>
          <table:table-cell table:formula="of:=1/[.AE53]" office:value-type="float" office:value="0.000284853111528065">
            <text:p>0,0002848531</text:p>
          </table:table-cell>
          <table:table-cell table:formula="of:=LN([.W53]-[.$V$6])" office:value-type="float" office:value="6.85572487088775">
            <text:p>6,855724870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">
            <text:p>6,000 </text:p>
          </table:table-cell>
          <table:table-cell table:style-name="ce14" office:value-type="float" office:value="1.161">
            <text:p>1,161 </text:p>
          </table:table-cell>
          <table:table-cell table:style-name="ce15" office:value-type="float" office:value="1034">
            <text:p>1034,0</text:p>
          </table:table-cell>
          <table:table-cell table:style-name="ce18" table:formula="of:=[.U54]/[.V54]" office:value-type="float" office:value="5.16795865633075">
            <text:p>5,1680</text:p>
          </table:table-cell>
          <table:table-cell table:style-name="ce18" table:formula="of:=[.U54]*[.V54]" office:value-type="float" office:value="6.966">
            <text:p>6,9660</text:p>
          </table:table-cell>
          <table:table-cell table:style-name="ce19" table:formula="of:=[.Y54]^2" office:value-type="float" office:value="48.525156">
            <text:p>48,525156</text:p>
          </table:table-cell>
          <table:table-cell/>
          <table:table-cell table:formula="of:=[.X54]/[.$Z$2]" office:value-type="float" office:value="7.89810709228446">
            <text:p>7,8981070923</text:p>
          </table:table-cell>
          <table:table-cell table:formula="of:=LN([.AB54])" office:value-type="float" office:value="2.06662312219067">
            <text:p>2,0666231222</text:p>
          </table:table-cell>
          <table:table-cell table:formula="of:=LN([.Y54])" office:value-type="float" office:value="1.94104117194381">
            <text:p>1,9410411719</text:p>
          </table:table-cell>
          <table:table-cell table:formula="of:=[.$V$4]*([.AB54])^[.$V$5]" office:value-type="float" office:value="3577.17734225339">
            <text:p>3577,1773422534</text:p>
          </table:table-cell>
          <table:table-cell table:formula="of:=1/[.AE54]" office:value-type="float" office:value="0.000279550020679171">
            <text:p>0,00027955</text:p>
          </table:table-cell>
          <table:table-cell table:formula="of:=LN([.W54]-[.$V$6])" office:value-type="float" office:value="6.94534003930941">
            <text:p>6,945340039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21">
            <text:p>6,210 </text:p>
          </table:table-cell>
          <table:table-cell table:style-name="ce14" office:value-type="float" office:value="1.183">
            <text:p>1,183 </text:p>
          </table:table-cell>
          <table:table-cell table:style-name="ce15" office:value-type="float" office:value="1130">
            <text:p>1130,0</text:p>
          </table:table-cell>
          <table:table-cell table:style-name="ce18" table:formula="of:=[.U55]/[.V55]" office:value-type="float" office:value="5.24936601859679">
            <text:p>5,2494</text:p>
          </table:table-cell>
          <table:table-cell table:style-name="ce18" table:formula="of:=[.U55]*[.V55]" office:value-type="float" office:value="7.34643">
            <text:p>7,3464</text:p>
          </table:table-cell>
          <table:table-cell table:style-name="ce19" table:formula="of:=[.Y55]^2" office:value-type="float" office:value="53.9700337449">
            <text:p>53,970034</text:p>
          </table:table-cell>
          <table:table-cell/>
          <table:table-cell table:formula="of:=[.X55]/[.$Z$2]" office:value-type="float" office:value="8.02252063891567">
            <text:p>8,0225206389</text:p>
          </table:table-cell>
          <table:table-cell table:formula="of:=LN([.AB55])" office:value-type="float" office:value="2.0822526666275">
            <text:p>2,0822526666</text:p>
          </table:table-cell>
          <table:table-cell table:formula="of:=LN([.Y55])" office:value-type="float" office:value="1.99421448094164">
            <text:p>1,9942144809</text:p>
          </table:table-cell>
          <table:table-cell table:formula="of:=[.$V$4]*([.AB55])^[.$V$5]" office:value-type="float" office:value="3644.95546625105">
            <text:p>3644,9554662511</text:p>
          </table:table-cell>
          <table:table-cell table:formula="of:=1/[.AE55]" office:value-type="float" office:value="0.000274351774461741">
            <text:p>0,0002743518</text:p>
          </table:table-cell>
          <table:table-cell table:formula="of:=LN([.W55]-[.$V$6])" office:value-type="float" office:value="7.033770999565">
            <text:p>7,033770999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4">
            <text:p>6,400 </text:p>
          </table:table-cell>
          <table:table-cell table:style-name="ce14" office:value-type="float" office:value="1.203">
            <text:p>1,203 </text:p>
          </table:table-cell>
          <table:table-cell table:style-name="ce15" office:value-type="float" office:value="1221">
            <text:p>1221,0</text:p>
          </table:table-cell>
          <table:table-cell table:style-name="ce18" table:formula="of:=[.U56]/[.V56]" office:value-type="float" office:value="5.32003325020781">
            <text:p>5,3200</text:p>
          </table:table-cell>
          <table:table-cell table:style-name="ce18" table:formula="of:=[.U56]*[.V56]" office:value-type="float" office:value="7.6992">
            <text:p>7,6992</text:p>
          </table:table-cell>
          <table:table-cell table:style-name="ce19" table:formula="of:=[.Y56]^2" office:value-type="float" office:value="59.27768064">
            <text:p>59,277681</text:p>
          </table:table-cell>
          <table:table-cell/>
          <table:table-cell table:formula="of:=[.X56]/[.$Z$2]" office:value-type="float" office:value="8.13052021869083">
            <text:p>8,1305202187</text:p>
          </table:table-cell>
          <table:table-cell table:formula="of:=LN([.AB56])" office:value-type="float" office:value="2.09562490905145">
            <text:p>2,0956249091</text:p>
          </table:table-cell>
          <table:table-cell table:formula="of:=LN([.Y56])" office:value-type="float" office:value="2.04111642735817">
            <text:p>2,0411164274</text:p>
          </table:table-cell>
          <table:table-cell table:formula="of:=[.$V$4]*([.AB56])^[.$V$5]" office:value-type="float" office:value="3703.96318872369">
            <text:p>3703,9631887237</text:p>
          </table:table-cell>
          <table:table-cell table:formula="of:=1/[.AE56]" office:value-type="float" office:value="0.000269981084867255">
            <text:p>0,0002699811</text:p>
          </table:table-cell>
          <table:table-cell table:formula="of:=LN([.W56]-[.$V$6])" office:value-type="float" office:value="7.1109409909554">
            <text:p>7,11094099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6">
            <text:p>6,600 </text:p>
          </table:table-cell>
          <table:table-cell table:style-name="ce14" office:value-type="float" office:value="1.222">
            <text:p>1,222 </text:p>
          </table:table-cell>
          <table:table-cell table:style-name="ce15" office:value-type="float" office:value="1319">
            <text:p>1319,0</text:p>
          </table:table-cell>
          <table:table-cell table:style-name="ce18" table:formula="of:=[.U57]/[.V57]" office:value-type="float" office:value="5.40098199672668">
            <text:p>5,4010</text:p>
          </table:table-cell>
          <table:table-cell table:style-name="ce18" table:formula="of:=[.U57]*[.V57]" office:value-type="float" office:value="8.0652">
            <text:p>8,0652</text:p>
          </table:table-cell>
          <table:table-cell table:style-name="ce19" table:formula="of:=[.Y57]^2" office:value-type="float" office:value="65.04745104">
            <text:p>65,047451</text:p>
          </table:table-cell>
          <table:table-cell/>
          <table:table-cell table:formula="of:=[.X57]/[.$Z$2]" office:value-type="float" office:value="8.25423287034082">
            <text:p>8,2542328703</text:p>
          </table:table-cell>
          <table:table-cell table:formula="of:=LN([.AB57])" office:value-type="float" office:value="2.11072614396134">
            <text:p>2,110726144</text:p>
          </table:table-cell>
          <table:table-cell table:formula="of:=LN([.Y57])" office:value-type="float" office:value="2.08755850978178">
            <text:p>2,0875585098</text:p>
          </table:table-cell>
          <table:table-cell table:formula="of:=[.$V$4]*([.AB57])^[.$V$5]" office:value-type="float" office:value="3771.74976227745">
            <text:p>3771,7497622775</text:p>
          </table:table-cell>
          <table:table-cell table:formula="of:=1/[.AE57]" office:value-type="float" office:value="0.000265128935647147">
            <text:p>0,0002651289</text:p>
          </table:table-cell>
          <table:table-cell table:formula="of:=LN([.W57]-[.$V$6])" office:value-type="float" office:value="7.187883895779">
            <text:p>7,187883895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6.8">
            <text:p>6,800 </text:p>
          </table:table-cell>
          <table:table-cell table:style-name="ce14" office:value-type="float" office:value="1.243">
            <text:p>1,243 </text:p>
          </table:table-cell>
          <table:table-cell table:style-name="ce15" office:value-type="float" office:value="1424">
            <text:p>1424,0</text:p>
          </table:table-cell>
          <table:table-cell table:style-name="ce18" table:formula="of:=[.U58]/[.V58]" office:value-type="float" office:value="5.47063555913114">
            <text:p>5,4706</text:p>
          </table:table-cell>
          <table:table-cell table:style-name="ce18" table:formula="of:=[.U58]*[.V58]" office:value-type="float" office:value="8.4524">
            <text:p>8,4524</text:p>
          </table:table-cell>
          <table:table-cell table:style-name="ce19" table:formula="of:=[.Y58]^2" office:value-type="float" office:value="71.44306576">
            <text:p>71,443066</text:p>
          </table:table-cell>
          <table:table-cell/>
          <table:table-cell table:formula="of:=[.X58]/[.$Z$2]" office:value-type="float" office:value="8.36068327596773">
            <text:p>8,360683276</text:p>
          </table:table-cell>
          <table:table-cell table:formula="of:=LN([.AB58])" office:value-type="float" office:value="2.12354015533185">
            <text:p>2,1235401553</text:p>
          </table:table-cell>
          <table:table-cell table:formula="of:=LN([.Y58])" office:value-type="float" office:value="2.13445042471063">
            <text:p>2,1344504247</text:p>
          </table:table-cell>
          <table:table-cell table:formula="of:=[.$V$4]*([.AB58])^[.$V$5]" office:value-type="float" office:value="3830.24148386652">
            <text:p>3830,2414838665</text:p>
          </table:table-cell>
          <table:table-cell table:formula="of:=1/[.AE58]" office:value-type="float" office:value="0.000261080144479697">
            <text:p>0,0002610801</text:p>
          </table:table-cell>
          <table:table-cell table:formula="of:=LN([.W58]-[.$V$6])" office:value-type="float" office:value="7.26424020486858">
            <text:p>7,2642402049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">
            <text:p>7,000 </text:p>
          </table:table-cell>
          <table:table-cell table:style-name="ce14" office:value-type="float" office:value="1.263">
            <text:p>1,263 </text:p>
          </table:table-cell>
          <table:table-cell table:style-name="ce15" office:value-type="float" office:value="1532">
            <text:p>1532,0</text:p>
          </table:table-cell>
          <table:table-cell table:style-name="ce18" table:formula="of:=[.U59]/[.V59]" office:value-type="float" office:value="5.54235946159937">
            <text:p>5,5424</text:p>
          </table:table-cell>
          <table:table-cell table:style-name="ce18" table:formula="of:=[.U59]*[.V59]" office:value-type="float" office:value="8.841">
            <text:p>8,8410</text:p>
          </table:table-cell>
          <table:table-cell table:style-name="ce19" table:formula="of:=[.Y59]^2" office:value-type="float" office:value="78.163281">
            <text:p>78,163281</text:p>
          </table:table-cell>
          <table:table-cell/>
          <table:table-cell table:formula="of:=[.X59]/[.$Z$2]" office:value-type="float" office:value="8.47029774861385">
            <text:p>8,4702977486</text:p>
          </table:table-cell>
          <table:table-cell table:formula="of:=LN([.AB59])" office:value-type="float" office:value="2.13656566136533">
            <text:p>2,1365656614</text:p>
          </table:table-cell>
          <table:table-cell table:formula="of:=LN([.Y59])" office:value-type="float" office:value="2.17939999242367">
            <text:p>2,1793999924</text:p>
          </table:table-cell>
          <table:table-cell table:formula="of:=[.$V$4]*([.AB59])^[.$V$5]" office:value-type="float" office:value="3890.62834888223">
            <text:p>3890,6283488822</text:p>
          </table:table-cell>
          <table:table-cell table:formula="of:=1/[.AE59]" office:value-type="float" office:value="0.000257027891211274">
            <text:p>0,0002570279</text:p>
          </table:table-cell>
          <table:table-cell table:formula="of:=LN([.W59]-[.$V$6])" office:value-type="float" office:value="7.33713220713661">
            <text:p>7,337132207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2">
            <text:p>7,200 </text:p>
          </table:table-cell>
          <table:table-cell table:style-name="ce14" office:value-type="float" office:value="1.282">
            <text:p>1,282 </text:p>
          </table:table-cell>
          <table:table-cell table:style-name="ce15" office:value-type="float" office:value="1640">
            <text:p>1640,0</text:p>
          </table:table-cell>
          <table:table-cell table:style-name="ce18" table:formula="of:=[.U60]/[.V60]" office:value-type="float" office:value="5.61622464898596">
            <text:p>5,6162</text:p>
          </table:table-cell>
          <table:table-cell table:style-name="ce18" table:formula="of:=[.U60]*[.V60]" office:value-type="float" office:value="9.2304">
            <text:p>9,2304</text:p>
          </table:table-cell>
          <table:table-cell table:style-name="ce19" table:formula="of:=[.Y60]^2" office:value-type="float" office:value="85.20028416">
            <text:p>85,200284</text:p>
          </table:table-cell>
          <table:table-cell/>
          <table:table-cell table:formula="of:=[.X60]/[.$Z$2]" office:value-type="float" office:value="8.58318471214564">
            <text:p>8,5831847121</text:p>
          </table:table-cell>
          <table:table-cell table:formula="of:=LN([.AB60])" office:value-type="float" office:value="2.1498050232019">
            <text:p>2,1498050232</text:p>
          </table:table-cell>
          <table:table-cell table:formula="of:=LN([.Y60])" office:value-type="float" office:value="2.22250238452049">
            <text:p>2,2225023845</text:p>
          </table:table-cell>
          <table:table-cell table:formula="of:=[.$V$4]*([.AB60])^[.$V$5]" office:value-type="float" office:value="3952.98236608122">
            <text:p>3952,9823660812</text:p>
          </table:table-cell>
          <table:table-cell table:formula="of:=1/[.AE60]" office:value-type="float" office:value="0.000252973554494084">
            <text:p>0,0002529736</text:p>
          </table:table-cell>
          <table:table-cell table:formula="of:=LN([.W60]-[.$V$6])" office:value-type="float" office:value="7.40507004072018">
            <text:p>7,405070040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4">
            <text:p>7,400 </text:p>
          </table:table-cell>
          <table:table-cell table:style-name="ce14" office:value-type="float" office:value="1.302">
            <text:p>1,302 </text:p>
          </table:table-cell>
          <table:table-cell table:style-name="ce15" office:value-type="float" office:value="1752">
            <text:p>1752,0</text:p>
          </table:table-cell>
          <table:table-cell table:style-name="ce18" table:formula="of:=[.U61]/[.V61]" office:value-type="float" office:value="5.68356374807988">
            <text:p>5,6836</text:p>
          </table:table-cell>
          <table:table-cell table:style-name="ce18" table:formula="of:=[.U61]*[.V61]" office:value-type="float" office:value="9.6348">
            <text:p>9,6348</text:p>
          </table:table-cell>
          <table:table-cell table:style-name="ce19" table:formula="of:=[.Y61]^2" office:value-type="float" office:value="92.82937104">
            <text:p>92,829371</text:p>
          </table:table-cell>
          <table:table-cell/>
          <table:table-cell table:formula="of:=[.X61]/[.$Z$2]" office:value-type="float" office:value="8.68609796116906">
            <text:p>8,6860979612</text:p>
          </table:table-cell>
          <table:table-cell table:formula="of:=LN([.AB61])" office:value-type="float" office:value="2.16172381210211">
            <text:p>2,1617238121</text:p>
          </table:table-cell>
          <table:table-cell table:formula="of:=LN([.Y61])" office:value-type="float" office:value="2.2653815439965">
            <text:p>2,265381544</text:p>
          </table:table-cell>
          <table:table-cell table:formula="of:=[.$V$4]*([.AB61])^[.$V$5]" office:value-type="float" office:value="4009.9711510997">
            <text:p>4009,9711510997</text:p>
          </table:table-cell>
          <table:table-cell table:formula="of:=1/[.AE61]" office:value-type="float" office:value="0.000249378352691081">
            <text:p>0,0002493784</text:p>
          </table:table-cell>
          <table:table-cell table:formula="of:=LN([.W61]-[.$V$6])" office:value-type="float" office:value="7.47096460242769">
            <text:p>7,470964602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6">
            <text:p>7,600 </text:p>
          </table:table-cell>
          <table:table-cell table:style-name="ce14" office:value-type="float" office:value="1.319">
            <text:p>1,319 </text:p>
          </table:table-cell>
          <table:table-cell table:style-name="ce15" office:value-type="float" office:value="1863">
            <text:p>1863,0</text:p>
          </table:table-cell>
          <table:table-cell table:style-name="ce18" table:formula="of:=[.U62]/[.V62]" office:value-type="float" office:value="5.76194086429113">
            <text:p>5,7619</text:p>
          </table:table-cell>
          <table:table-cell table:style-name="ce18" table:formula="of:=[.U62]*[.V62]" office:value-type="float" office:value="10.0244">
            <text:p>10,0244</text:p>
          </table:table-cell>
          <table:table-cell table:style-name="ce19" table:formula="of:=[.Y62]^2" office:value-type="float" office:value="100.48859536">
            <text:p>100,488595</text:p>
          </table:table-cell>
          <table:table-cell/>
          <table:table-cell table:formula="of:=[.X62]/[.$Z$2]" office:value-type="float" office:value="8.80588043208">
            <text:p>8,8058804321</text:p>
          </table:table-cell>
          <table:table-cell table:formula="of:=LN([.AB62])" office:value-type="float" office:value="2.17541972923548">
            <text:p>2,1754197292</text:p>
          </table:table-cell>
          <table:table-cell table:formula="of:=LN([.Y62])" office:value-type="float" office:value="2.30502212102746">
            <text:p>2,305022121</text:p>
          </table:table-cell>
          <table:table-cell table:formula="of:=[.$V$4]*([.AB62])^[.$V$5]" office:value-type="float" office:value="4076.47233686531">
            <text:p>4076,4723368653</text:p>
          </table:table-cell>
          <table:table-cell table:formula="of:=1/[.AE62]" office:value-type="float" office:value="0.000245310140082778">
            <text:p>0,0002453101</text:p>
          </table:table-cell>
          <table:table-cell table:formula="of:=LN([.W62]-[.$V$6])" office:value-type="float" office:value="7.53224881622503">
            <text:p>7,532248816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7.8">
            <text:p>7,800 </text:p>
          </table:table-cell>
          <table:table-cell table:style-name="ce14" office:value-type="float" office:value="1.338">
            <text:p>1,338 </text:p>
          </table:table-cell>
          <table:table-cell table:style-name="ce15" office:value-type="float" office:value="1984">
            <text:p>1984,0</text:p>
          </table:table-cell>
          <table:table-cell table:style-name="ce18" table:formula="of:=[.U63]/[.V63]" office:value-type="float" office:value="5.82959641255605">
            <text:p>5,8296</text:p>
          </table:table-cell>
          <table:table-cell table:style-name="ce18" table:formula="of:=[.U63]*[.V63]" office:value-type="float" office:value="10.4364">
            <text:p>10,4364</text:p>
          </table:table-cell>
          <table:table-cell table:style-name="ce19" table:formula="of:=[.Y63]^2" office:value-type="float" office:value="108.91844496">
            <text:p>108,918445</text:p>
          </table:table-cell>
          <table:table-cell/>
          <table:table-cell table:formula="of:=[.X63]/[.$Z$2]" office:value-type="float" office:value="8.90927730522043">
            <text:p>8,9092773052</text:p>
          </table:table-cell>
          <table:table-cell table:formula="of:=LN([.AB63])" office:value-type="float" office:value="2.18709312766788">
            <text:p>2,1870931277</text:p>
          </table:table-cell>
          <table:table-cell table:formula="of:=LN([.Y63])" office:value-type="float" office:value="2.34529969540158">
            <text:p>2,3452996954</text:p>
          </table:table-cell>
          <table:table-cell table:formula="of:=[.$V$4]*([.AB63])^[.$V$5]" office:value-type="float" office:value="4134.02296361453">
            <text:p>4134,0229636145</text:p>
          </table:table-cell>
          <table:table-cell table:formula="of:=1/[.AE63]" office:value-type="float" office:value="0.000241895124628351">
            <text:p>0,0002418951</text:p>
          </table:table-cell>
          <table:table-cell table:formula="of:=LN([.W63]-[.$V$6])" office:value-type="float" office:value="7.59503528126404">
            <text:p>7,595035281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">
            <text:p>8,000 </text:p>
          </table:table-cell>
          <table:table-cell table:style-name="ce14" office:value-type="float" office:value="1.357">
            <text:p>1,357 </text:p>
          </table:table-cell>
          <table:table-cell table:style-name="ce15" office:value-type="float" office:value="2107">
            <text:p>2107,0</text:p>
          </table:table-cell>
          <table:table-cell table:style-name="ce18" table:formula="of:=[.U64]/[.V64]" office:value-type="float" office:value="5.89535740604274">
            <text:p>5,8954</text:p>
          </table:table-cell>
          <table:table-cell table:style-name="ce18" table:formula="of:=[.U64]*[.V64]" office:value-type="float" office:value="10.856">
            <text:p>10,8560</text:p>
          </table:table-cell>
          <table:table-cell table:style-name="ce19" table:formula="of:=[.Y64]^2" office:value-type="float" office:value="117.852736">
            <text:p>117,852736</text:p>
          </table:table-cell>
          <table:table-cell/>
          <table:table-cell table:formula="of:=[.X64]/[.$Z$2]" office:value-type="float" office:value="9.00977876113216">
            <text:p>9,0097787611</text:p>
          </table:table-cell>
          <table:table-cell table:formula="of:=LN([.AB64])" office:value-type="float" office:value="2.19831051650547">
            <text:p>2,1983105165</text:p>
          </table:table-cell>
          <table:table-cell table:formula="of:=LN([.Y64])" office:value-type="float" office:value="2.38471792253257">
            <text:p>2,3847179225</text:p>
          </table:table-cell>
          <table:table-cell table:formula="of:=[.$V$4]*([.AB64])^[.$V$5]" office:value-type="float" office:value="4190.09078969841">
            <text:p>4190,0907896984</text:p>
          </table:table-cell>
          <table:table-cell table:formula="of:=1/[.AE64]" office:value-type="float" office:value="0.000238658313194206">
            <text:p>0,0002386583</text:p>
          </table:table-cell>
          <table:table-cell table:formula="of:=LN([.W64]-[.$V$6])" office:value-type="float" office:value="7.65505915049404">
            <text:p>7,655059150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2">
            <text:p>8,200 </text:p>
          </table:table-cell>
          <table:table-cell table:style-name="ce14" office:value-type="float" office:value="1.375">
            <text:p>1,375 </text:p>
          </table:table-cell>
          <table:table-cell table:style-name="ce15" office:value-type="float" office:value="2228">
            <text:p>2228,0</text:p>
          </table:table-cell>
          <table:table-cell table:style-name="ce18" table:formula="of:=[.U65]/[.V65]" office:value-type="float" office:value="5.96363636363636">
            <text:p>5,9636</text:p>
          </table:table-cell>
          <table:table-cell table:style-name="ce18" table:formula="of:=[.U65]*[.V65]" office:value-type="float" office:value="11.275">
            <text:p>11,2750</text:p>
          </table:table-cell>
          <table:table-cell table:style-name="ce19" table:formula="of:=[.Y65]^2" office:value-type="float" office:value="127.125625">
            <text:p>127,125625</text:p>
          </table:table-cell>
          <table:table-cell/>
          <table:table-cell table:formula="of:=[.X65]/[.$Z$2]" office:value-type="float" office:value="9.114128380602">
            <text:p>9,1141283806</text:p>
          </table:table-cell>
          <table:table-cell table:formula="of:=LN([.AB65])" office:value-type="float" office:value="2.20982577883004">
            <text:p>2,2098257788</text:p>
          </table:table-cell>
          <table:table-cell table:formula="of:=LN([.Y65])" office:value-type="float" office:value="2.42258788538874">
            <text:p>2,4225878854</text:p>
          </table:table-cell>
          <table:table-cell table:formula="of:=[.$V$4]*([.AB65])^[.$V$5]" office:value-type="float" office:value="4248.43854914412">
            <text:p>4248,4385491441</text:p>
          </table:table-cell>
          <table:table-cell table:formula="of:=1/[.AE65]" office:value-type="float" office:value="0.000235380596525624">
            <text:p>0,0002353806</text:p>
          </table:table-cell>
          <table:table-cell table:formula="of:=LN([.W65]-[.$V$6])" office:value-type="float" office:value="7.71078772307133">
            <text:p>7,710787723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4">
            <text:p>8,400 </text:p>
          </table:table-cell>
          <table:table-cell table:style-name="ce14" office:value-type="float" office:value="1.393">
            <text:p>1,393 </text:p>
          </table:table-cell>
          <table:table-cell table:style-name="ce15" office:value-type="float" office:value="2358">
            <text:p>2358,0</text:p>
          </table:table-cell>
          <table:table-cell table:style-name="ce18" table:formula="of:=[.U66]/[.V66]" office:value-type="float" office:value="6.03015075376884">
            <text:p>6,0302</text:p>
          </table:table-cell>
          <table:table-cell table:style-name="ce18" table:formula="of:=[.U66]*[.V66]" office:value-type="float" office:value="11.7012">
            <text:p>11,7012</text:p>
          </table:table-cell>
          <table:table-cell table:style-name="ce19" table:formula="of:=[.Y66]^2" office:value-type="float" office:value="136.91808144">
            <text:p>136,918081</text:p>
          </table:table-cell>
          <table:table-cell/>
          <table:table-cell table:formula="of:=[.X66]/[.$Z$2]" office:value-type="float" office:value="9.21578124034398">
            <text:p>9,2157812403</text:p>
          </table:table-cell>
          <table:table-cell table:formula="of:=LN([.AB66])" office:value-type="float" office:value="2.22091736672997">
            <text:p>2,2209173667</text:p>
          </table:table-cell>
          <table:table-cell table:formula="of:=LN([.Y66])" office:value-type="float" office:value="2.45969140064694">
            <text:p>2,4596914006</text:p>
          </table:table-cell>
          <table:table-cell table:formula="of:=[.$V$4]*([.AB66])^[.$V$5]" office:value-type="float" office:value="4305.40763423926">
            <text:p>4305,4076342393</text:p>
          </table:table-cell>
          <table:table-cell table:formula="of:=1/[.AE66]" office:value-type="float" office:value="0.000232266044229444">
            <text:p>0,000232266</text:p>
          </table:table-cell>
          <table:table-cell table:formula="of:=LN([.W66]-[.$V$6])" office:value-type="float" office:value="7.76739099969971">
            <text:p>7,767390999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6">
            <text:p>8,600 </text:p>
          </table:table-cell>
          <table:table-cell table:style-name="ce14" office:value-type="float" office:value="1.411">
            <text:p>1,411 </text:p>
          </table:table-cell>
          <table:table-cell table:style-name="ce15" office:value-type="float" office:value="2490">
            <text:p>2490,0</text:p>
          </table:table-cell>
          <table:table-cell table:style-name="ce18" table:formula="of:=[.U67]/[.V67]" office:value-type="float" office:value="6.09496810772502">
            <text:p>6,0950</text:p>
          </table:table-cell>
          <table:table-cell table:style-name="ce18" table:formula="of:=[.U67]*[.V67]" office:value-type="float" office:value="12.1346">
            <text:p>12,1346</text:p>
          </table:table-cell>
          <table:table-cell table:style-name="ce19" table:formula="of:=[.Y67]^2" office:value-type="float" office:value="147.24851716">
            <text:p>147,248517</text:p>
          </table:table-cell>
          <table:table-cell/>
          <table:table-cell table:formula="of:=[.X67]/[.$Z$2]" office:value-type="float" office:value="9.31484054732145">
            <text:p>9,3148405473</text:p>
          </table:table-cell>
          <table:table-cell table:formula="of:=LN([.AB67])" office:value-type="float" office:value="2.23160888606715">
            <text:p>2,2316088861</text:p>
          </table:table-cell>
          <table:table-cell table:formula="of:=LN([.Y67])" office:value-type="float" office:value="2.49606087613014">
            <text:p>2,4960608761</text:p>
          </table:table-cell>
          <table:table-cell table:formula="of:=[.$V$4]*([.AB67])^[.$V$5]" office:value-type="float" office:value="4361.04484167882">
            <text:p>4361,0448416788</text:p>
          </table:table-cell>
          <table:table-cell table:formula="of:=1/[.AE67]" office:value-type="float" office:value="0.000229302847437597">
            <text:p>0,0002293028</text:p>
          </table:table-cell>
          <table:table-cell table:formula="of:=LN([.W67]-[.$V$6])" office:value-type="float" office:value="7.82176340769874">
            <text:p>7,821763407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8.8">
            <text:p>8,800 </text:p>
          </table:table-cell>
          <table:table-cell table:style-name="ce14" office:value-type="float" office:value="1.429">
            <text:p>1,429 </text:p>
          </table:table-cell>
          <table:table-cell table:style-name="ce15" office:value-type="float" office:value="2621">
            <text:p>2621,0</text:p>
          </table:table-cell>
          <table:table-cell table:style-name="ce18" table:formula="of:=[.U68]/[.V68]" office:value-type="float" office:value="6.15815255423373">
            <text:p>6,1582</text:p>
          </table:table-cell>
          <table:table-cell table:style-name="ce18" table:formula="of:=[.U68]*[.V68]" office:value-type="float" office:value="12.5752">
            <text:p>12,5752</text:p>
          </table:table-cell>
          <table:table-cell table:style-name="ce19" table:formula="of:=[.Y68]^2" office:value-type="float" office:value="158.13565504">
            <text:p>158,135655</text:p>
          </table:table-cell>
          <table:table-cell/>
          <table:table-cell table:formula="of:=[.X68]/[.$Z$2]" office:value-type="float" office:value="9.41140430842686">
            <text:p>9,4114043084</text:p>
          </table:table-cell>
          <table:table-cell table:formula="of:=LN([.AB68])" office:value-type="float" office:value="2.2419221782148">
            <text:p>2,2419221782</text:p>
          </table:table-cell>
          <table:table-cell table:formula="of:=LN([.Y68])" office:value-type="float" office:value="2.53172662043189">
            <text:p>2,5317266204</text:p>
          </table:table-cell>
          <table:table-cell table:formula="of:=[.$V$4]*([.AB68])^[.$V$5]" office:value-type="float" office:value="4415.3949798241">
            <text:p>4415,3949798241</text:p>
          </table:table-cell>
          <table:table-cell table:formula="of:=1/[.AE68]" office:value-type="float" office:value="0.000226480304609088">
            <text:p>0,0002264803</text:p>
          </table:table-cell>
          <table:table-cell table:formula="of:=LN([.W68]-[.$V$6])" office:value-type="float" office:value="7.8729504542099">
            <text:p>7,872950454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">
            <text:p>9,000 </text:p>
          </table:table-cell>
          <table:table-cell table:style-name="ce14" office:value-type="float" office:value="1.446">
            <text:p>1,446 </text:p>
          </table:table-cell>
          <table:table-cell table:style-name="ce15" office:value-type="float" office:value="2756">
            <text:p>2756,0</text:p>
          </table:table-cell>
          <table:table-cell table:style-name="ce18" table:formula="of:=[.U69]/[.V69]" office:value-type="float" office:value="6.22406639004149">
            <text:p>6,2241</text:p>
          </table:table-cell>
          <table:table-cell table:style-name="ce18" table:formula="of:=[.U69]*[.V69]" office:value-type="float" office:value="13.014">
            <text:p>13,0140</text:p>
          </table:table-cell>
          <table:table-cell table:style-name="ce19" table:formula="of:=[.Y69]^2" office:value-type="float" office:value="169.364196">
            <text:p>169,364196</text:p>
          </table:table-cell>
          <table:table-cell/>
          <table:table-cell table:formula="of:=[.X69]/[.$Z$2]" office:value-type="float" office:value="9.51213935076997">
            <text:p>9,5121393508</text:p>
          </table:table-cell>
          <table:table-cell table:formula="of:=LN([.AB69])" office:value-type="float" office:value="2.25256880927801">
            <text:p>2,2525688093</text:p>
          </table:table-cell>
          <table:table-cell table:formula="of:=LN([.Y69])" office:value-type="float" office:value="2.56602570107279">
            <text:p>2,5660257011</text:p>
          </table:table-cell>
          <table:table-cell table:formula="of:=[.$V$4]*([.AB69])^[.$V$5]" office:value-type="float" office:value="4472.21241885532">
            <text:p>4472,2124188553</text:p>
          </table:table-cell>
          <table:table-cell table:formula="of:=1/[.AE69]" office:value-type="float" office:value="0.000223602974622559">
            <text:p>0,000223603</text:p>
          </table:table-cell>
          <table:table-cell table:formula="of:=LN([.W69]-[.$V$6])" office:value-type="float" office:value="7.92309464845643">
            <text:p>7,923094648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2">
            <text:p>9,200 </text:p>
          </table:table-cell>
          <table:table-cell table:style-name="ce14" office:value-type="float" office:value="1.464">
            <text:p>1,464 </text:p>
          </table:table-cell>
          <table:table-cell table:style-name="ce15" office:value-type="float" office:value="2899">
            <text:p>2899,0</text:p>
          </table:table-cell>
          <table:table-cell table:style-name="ce18" table:formula="of:=[.U70]/[.V70]" office:value-type="float" office:value="6.28415300546448">
            <text:p>6,2842</text:p>
          </table:table-cell>
          <table:table-cell table:style-name="ce18" table:formula="of:=[.U70]*[.V70]" office:value-type="float" office:value="13.4688">
            <text:p>13,4688</text:p>
          </table:table-cell>
          <table:table-cell table:style-name="ce19" table:formula="of:=[.Y70]^2" office:value-type="float" office:value="181.40857344">
            <text:p>181,408573</text:p>
          </table:table-cell>
          <table:table-cell/>
          <table:table-cell table:formula="of:=[.X70]/[.$Z$2]" office:value-type="float" office:value="9.60396874705245">
            <text:p>9,6039687471</text:p>
          </table:table-cell>
          <table:table-cell table:formula="of:=LN([.AB70])" office:value-type="float" office:value="2.26217642419424">
            <text:p>2,2621764242</text:p>
          </table:table-cell>
          <table:table-cell table:formula="of:=LN([.Y70])" office:value-type="float" office:value="2.60037589959411">
            <text:p>2,6003758996</text:p>
          </table:table-cell>
          <table:table-cell table:formula="of:=[.$V$4]*([.AB70])^[.$V$5]" office:value-type="float" office:value="4524.11230404486">
            <text:p>4524,1123040449</text:p>
          </table:table-cell>
          <table:table-cell table:formula="of:=1/[.AE70]" office:value-type="float" office:value="0.000221037837435188">
            <text:p>0,0002210378</text:p>
          </table:table-cell>
          <table:table-cell table:formula="of:=LN([.W70]-[.$V$6])" office:value-type="float" office:value="7.97360330005627">
            <text:p>7,973603300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4">
            <text:p>9,400 </text:p>
          </table:table-cell>
          <table:table-cell table:style-name="ce14" office:value-type="float" office:value="1.48">
            <text:p>1,480 </text:p>
          </table:table-cell>
          <table:table-cell table:style-name="ce15" office:value-type="float" office:value="3037">
            <text:p>3037,0</text:p>
          </table:table-cell>
          <table:table-cell table:style-name="ce18" table:formula="of:=[.U71]/[.V71]" office:value-type="float" office:value="6.35135135135135">
            <text:p>6,3514</text:p>
          </table:table-cell>
          <table:table-cell table:style-name="ce18" table:formula="of:=[.U71]*[.V71]" office:value-type="float" office:value="13.912">
            <text:p>13,9120</text:p>
          </table:table-cell>
          <table:table-cell table:style-name="ce19" table:formula="of:=[.Y71]^2" office:value-type="float" office:value="193.543744">
            <text:p>193,543744</text:p>
          </table:table-cell>
          <table:table-cell/>
          <table:table-cell table:formula="of:=[.X71]/[.$Z$2]" office:value-type="float" office:value="9.70666688524068">
            <text:p>9,7066668852</text:p>
          </table:table-cell>
          <table:table-cell table:formula="of:=LN([.AB71])" office:value-type="float" office:value="2.2728129571783">
            <text:p>2,2728129572</text:p>
          </table:table-cell>
          <table:table-cell table:formula="of:=LN([.Y71])" office:value-type="float" office:value="2.63275177705198">
            <text:p>2,6327517771</text:p>
          </table:table-cell>
          <table:table-cell table:formula="of:=[.$V$4]*([.AB71])^[.$V$5]" office:value-type="float" office:value="4582.27315064588">
            <text:p>4582,2731506459</text:p>
          </table:table-cell>
          <table:table-cell table:formula="of:=1/[.AE71]" office:value-type="float" office:value="0.000218232298059108">
            <text:p>0,0002182323</text:p>
          </table:table-cell>
          <table:table-cell table:formula="of:=LN([.W71]-[.$V$6])" office:value-type="float" office:value="8.02004033457089">
            <text:p>8,020040334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6">
            <text:p>9,600 </text:p>
          </table:table-cell>
          <table:table-cell table:style-name="ce14" office:value-type="float" office:value="1.498">
            <text:p>1,498 </text:p>
          </table:table-cell>
          <table:table-cell table:style-name="ce15" office:value-type="float" office:value="3184">
            <text:p>3184,0</text:p>
          </table:table-cell>
          <table:table-cell table:style-name="ce18" table:formula="of:=[.U72]/[.V72]" office:value-type="float" office:value="6.40854472630174">
            <text:p>6,4085</text:p>
          </table:table-cell>
          <table:table-cell table:style-name="ce18" table:formula="of:=[.U72]*[.V72]" office:value-type="float" office:value="14.3808">
            <text:p>14,3808</text:p>
          </table:table-cell>
          <table:table-cell table:style-name="ce19" table:formula="of:=[.Y72]^2" office:value-type="float" office:value="206.80740864">
            <text:p>206,807409</text:p>
          </table:table-cell>
          <table:table-cell/>
          <table:table-cell table:formula="of:=[.X72]/[.$Z$2]" office:value-type="float" office:value="9.79407458920401">
            <text:p>9,7940745892</text:p>
          </table:table-cell>
          <table:table-cell table:formula="of:=LN([.AB72])" office:value-type="float" office:value="2.28177756905713">
            <text:p>2,2817775691</text:p>
          </table:table-cell>
          <table:table-cell table:formula="of:=LN([.Y72])" office:value-type="float" office:value="2.66589398356882">
            <text:p>2,6658939836</text:p>
          </table:table-cell>
          <table:table-cell table:formula="of:=[.$V$4]*([.AB72])^[.$V$5]" office:value-type="float" office:value="4631.87214346233">
            <text:p>4631,8721434623</text:p>
          </table:table-cell>
          <table:table-cell table:formula="of:=1/[.AE72]" office:value-type="float" office:value="0.000215895423929491">
            <text:p>0,0002158954</text:p>
          </table:table-cell>
          <table:table-cell table:formula="of:=LN([.W72]-[.$V$6])" office:value-type="float" office:value="8.06724313836853">
            <text:p>8,067243138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9.8">
            <text:p>9,800 </text:p>
          </table:table-cell>
          <table:table-cell table:style-name="ce14" office:value-type="float" office:value="1.514">
            <text:p>1,514 </text:p>
          </table:table-cell>
          <table:table-cell table:style-name="ce15" office:value-type="float" office:value="3327">
            <text:p>3327,0</text:p>
          </table:table-cell>
          <table:table-cell table:style-name="ce18" table:formula="of:=[.U73]/[.V73]" office:value-type="float" office:value="6.47291941875826">
            <text:p>6,4729</text:p>
          </table:table-cell>
          <table:table-cell table:style-name="ce18" table:formula="of:=[.U73]*[.V73]" office:value-type="float" office:value="14.8372">
            <text:p>14,8372</text:p>
          </table:table-cell>
          <table:table-cell table:style-name="ce19" table:formula="of:=[.Y73]^2" office:value-type="float" office:value="220.14250384">
            <text:p>220,142504</text:p>
          </table:table-cell>
          <table:table-cell/>
          <table:table-cell table:formula="of:=[.X73]/[.$Z$2]" office:value-type="float" office:value="9.89245738381705">
            <text:p>9,8924573838</text:p>
          </table:table-cell>
          <table:table-cell table:formula="of:=LN([.AB73])" office:value-type="float" office:value="2.29177258633964">
            <text:p>2,2917725863</text:p>
          </table:table-cell>
          <table:table-cell table:formula="of:=LN([.Y73])" office:value-type="float" office:value="2.69713754069178">
            <text:p>2,6971375407</text:p>
          </table:table-cell>
          <table:table-cell table:formula="of:=[.$V$4]*([.AB73])^[.$V$5]" office:value-type="float" office:value="4687.80535078953">
            <text:p>4687,8053507895</text:p>
          </table:table-cell>
          <table:table-cell table:formula="of:=1/[.AE73]" office:value-type="float" office:value="0.000213319437384826">
            <text:p>0,0002133194</text:p>
          </table:table-cell>
          <table:table-cell table:formula="of:=LN([.W73]-[.$V$6])" office:value-type="float" office:value="8.11111789718238">
            <text:p>8,111117897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">
            <text:p>10,000 </text:p>
          </table:table-cell>
          <table:table-cell table:style-name="ce14" office:value-type="float" office:value="1.532">
            <text:p>1,532 </text:p>
          </table:table-cell>
          <table:table-cell table:style-name="ce15" office:value-type="float" office:value="3480">
            <text:p>3480,0</text:p>
          </table:table-cell>
          <table:table-cell table:style-name="ce18" table:formula="of:=[.U74]/[.V74]" office:value-type="float" office:value="6.52741514360313">
            <text:p>6,5274</text:p>
          </table:table-cell>
          <table:table-cell table:style-name="ce18" table:formula="of:=[.U74]*[.V74]" office:value-type="float" office:value="15.32">
            <text:p>15,3200</text:p>
          </table:table-cell>
          <table:table-cell table:style-name="ce19" table:formula="of:=[.Y74]^2" office:value-type="float" office:value="234.7024">
            <text:p>234,702400</text:p>
          </table:table-cell>
          <table:table-cell/>
          <table:table-cell table:formula="of:=[.X74]/[.$Z$2]" office:value-type="float" office:value="9.97574231303553">
            <text:p>9,975742313</text:p>
          </table:table-cell>
          <table:table-cell table:formula="of:=LN([.AB74])" office:value-type="float" office:value="2.30015637735401">
            <text:p>2,3001563774</text:p>
          </table:table-cell>
          <table:table-cell table:formula="of:=LN([.Y74])" office:value-type="float" office:value="2.72915916431244">
            <text:p>2,7291591643</text:p>
          </table:table-cell>
          <table:table-cell table:formula="of:=[.$V$4]*([.AB74])^[.$V$5]" office:value-type="float" office:value="4735.24251037028">
            <text:p>4735,2425103703</text:p>
          </table:table-cell>
          <table:table-cell table:formula="of:=1/[.AE74]" office:value-type="float" office:value="0.000211182425780724">
            <text:p>0,0002111824</text:p>
          </table:table-cell>
          <table:table-cell table:formula="of:=LN([.W74]-[.$V$6])" office:value-type="float" office:value="8.15602244218725">
            <text:p>8,156022442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2">
            <text:p>10,200 </text:p>
          </table:table-cell>
          <table:table-cell table:style-name="ce14" office:value-type="float" office:value="1.548">
            <text:p>1,548 </text:p>
          </table:table-cell>
          <table:table-cell table:style-name="ce15" office:value-type="float" office:value="3628">
            <text:p>3628,0</text:p>
          </table:table-cell>
          <table:table-cell table:style-name="ce18" table:formula="of:=[.U75]/[.V75]" office:value-type="float" office:value="6.58914728682171">
            <text:p>6,5891</text:p>
          </table:table-cell>
          <table:table-cell table:style-name="ce18" table:formula="of:=[.U75]*[.V75]" office:value-type="float" office:value="15.7896">
            <text:p>15,7896</text:p>
          </table:table-cell>
          <table:table-cell table:style-name="ce19" table:formula="of:=[.Y75]^2" office:value-type="float" office:value="249.31146816">
            <text:p>249,311468</text:p>
          </table:table-cell>
          <table:table-cell/>
          <table:table-cell table:formula="of:=[.X75]/[.$Z$2]" office:value-type="float" office:value="10.0700865426627">
            <text:p>10,0700865427</text:p>
          </table:table-cell>
          <table:table-cell table:formula="of:=LN([.AB75])" office:value-type="float" office:value="2.30956930080106">
            <text:p>2,3095693008</text:p>
          </table:table-cell>
          <table:table-cell table:formula="of:=LN([.Y75])" office:value-type="float" office:value="2.75935149545776">
            <text:p>2,7593514955</text:p>
          </table:table-cell>
          <table:table-cell table:formula="of:=[.$V$4]*([.AB75])^[.$V$5]" office:value-type="float" office:value="4789.07497581497">
            <text:p>4789,074975815</text:p>
          </table:table-cell>
          <table:table-cell table:formula="of:=1/[.AE75]" office:value-type="float" office:value="0.000208808591439901">
            <text:p>0,0002088086</text:p>
          </table:table-cell>
          <table:table-cell table:formula="of:=LN([.W75]-[.$V$6])" office:value-type="float" office:value="8.19762133542901">
            <text:p>8,19762133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4">
            <text:p>10,400 </text:p>
          </table:table-cell>
          <table:table-cell table:style-name="ce14" office:value-type="float" office:value="1.564">
            <text:p>1,564 </text:p>
          </table:table-cell>
          <table:table-cell table:style-name="ce15" office:value-type="float" office:value="3780">
            <text:p>3780,0</text:p>
          </table:table-cell>
          <table:table-cell table:style-name="ce18" table:formula="of:=[.U76]/[.V76]" office:value-type="float" office:value="6.64961636828645">
            <text:p>6,6496</text:p>
          </table:table-cell>
          <table:table-cell table:style-name="ce18" table:formula="of:=[.U76]*[.V76]" office:value-type="float" office:value="16.2656">
            <text:p>16,2656</text:p>
          </table:table-cell>
          <table:table-cell table:style-name="ce19" table:formula="of:=[.Y76]^2" office:value-type="float" office:value="264.56974336">
            <text:p>264,569743</text:p>
          </table:table-cell>
          <table:table-cell/>
          <table:table-cell table:formula="of:=[.X76]/[.$Z$2]" office:value-type="float" office:value="10.1625004555711">
            <text:p>10,1625004556</text:p>
          </table:table-cell>
          <table:table-cell table:formula="of:=LN([.AB76])" office:value-type="float" office:value="2.31870451970257">
            <text:p>2,3187045197</text:p>
          </table:table-cell>
          <table:table-cell table:formula="of:=LN([.Y76])" office:value-type="float" office:value="2.78905244827045">
            <text:p>2,7890524483</text:p>
          </table:table-cell>
          <table:table-cell table:formula="of:=[.$V$4]*([.AB76])^[.$V$5]" office:value-type="float" office:value="4841.90436120937">
            <text:p>4841,9043612094</text:p>
          </table:table-cell>
          <table:table-cell table:formula="of:=1/[.AE76]" office:value-type="float" office:value="0.00020653030820093">
            <text:p>0,0002065303</text:p>
          </table:table-cell>
          <table:table-cell table:formula="of:=LN([.W76]-[.$V$6])" office:value-type="float" office:value="8.23861620821312">
            <text:p>8,238616208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59">
            <text:p>10,590 </text:p>
          </table:table-cell>
          <table:table-cell table:style-name="ce14" office:value-type="float" office:value="1.58">
            <text:p>1,580 </text:p>
          </table:table-cell>
          <table:table-cell table:style-name="ce15" office:value-type="float" office:value="3933">
            <text:p>3933,0</text:p>
          </table:table-cell>
          <table:table-cell table:style-name="ce18" table:formula="of:=[.U77]/[.V77]" office:value-type="float" office:value="6.70253164556962">
            <text:p>6,7025</text:p>
          </table:table-cell>
          <table:table-cell table:style-name="ce18" table:formula="of:=[.U77]*[.V77]" office:value-type="float" office:value="16.7322">
            <text:p>16,7322</text:p>
          </table:table-cell>
          <table:table-cell table:style-name="ce19" table:formula="of:=[.Y77]^2" office:value-type="float" office:value="279.96651684">
            <text:p>279,966517</text:p>
          </table:table-cell>
          <table:table-cell/>
          <table:table-cell table:formula="of:=[.X77]/[.$Z$2]" office:value-type="float" office:value="10.243370012507">
            <text:p>10,2433700125</text:p>
          </table:table-cell>
          <table:table-cell table:formula="of:=LN([.AB77])" office:value-type="float" office:value="2.32663066825281">
            <text:p>2,3266306683</text:p>
          </table:table-cell>
          <table:table-cell table:formula="of:=LN([.Y77])" office:value-type="float" office:value="2.81733500665219">
            <text:p>2,8173350067</text:p>
          </table:table-cell>
          <table:table-cell table:formula="of:=[.$V$4]*([.AB77])^[.$V$5]" office:value-type="float" office:value="4888.21358884761">
            <text:p>4888,2135888476</text:p>
          </table:table-cell>
          <table:table-cell table:formula="of:=1/[.AE77]" office:value-type="float" office:value="0.000204573712221063">
            <text:p>0,0002045737</text:p>
          </table:table-cell>
          <table:table-cell table:formula="of:=LN([.W77]-[.$V$6])" office:value-type="float" office:value="8.27825048819305">
            <text:p>8,278250488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0.79">
            <text:p>10,790 </text:p>
          </table:table-cell>
          <table:table-cell table:style-name="ce14" office:value-type="float" office:value="1.596">
            <text:p>1,596 </text:p>
          </table:table-cell>
          <table:table-cell table:style-name="ce15" office:value-type="float" office:value="4070">
            <text:p>4070,0</text:p>
          </table:table-cell>
          <table:table-cell table:style-name="ce18" table:formula="of:=[.U78]/[.V78]" office:value-type="float" office:value="6.76065162907268">
            <text:p>6,7607</text:p>
          </table:table-cell>
          <table:table-cell table:style-name="ce18" table:formula="of:=[.U78]*[.V78]" office:value-type="float" office:value="17.22084">
            <text:p>17,2208</text:p>
          </table:table-cell>
          <table:table-cell table:style-name="ce19" table:formula="of:=[.Y78]^2" office:value-type="float" office:value="296.5573303056">
            <text:p>296,557330</text:p>
          </table:table-cell>
          <table:table-cell/>
          <table:table-cell table:formula="of:=[.X78]/[.$Z$2]" office:value-type="float" office:value="10.3321938372384">
            <text:p>10,3321938372</text:p>
          </table:table-cell>
          <table:table-cell table:formula="of:=LN([.AB78])" office:value-type="float" office:value="2.33526463592079">
            <text:p>2,3352646359</text:p>
          </table:table-cell>
          <table:table-cell table:formula="of:=LN([.Y78])" office:value-type="float" office:value="2.84612027829766">
            <text:p>2,8461202783</text:p>
          </table:table-cell>
          <table:table-cell table:formula="of:=[.$V$4]*([.AB78])^[.$V$5]" office:value-type="float" office:value="4939.16246475508">
            <text:p>4939,1624647551</text:p>
          </table:table-cell>
          <table:table-cell table:formula="of:=1/[.AE78]" office:value-type="float" office:value="0.000202463475768576">
            <text:p>0,0002024635</text:p>
          </table:table-cell>
          <table:table-cell table:formula="of:=LN([.W78]-[.$V$6])" office:value-type="float" office:value="8.31245423177813">
            <text:p>8,3124542318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">
            <text:p>11,000 </text:p>
          </table:table-cell>
          <table:table-cell table:style-name="ce14" office:value-type="float" office:value="1.614">
            <text:p>1,614 </text:p>
          </table:table-cell>
          <table:table-cell table:style-name="ce15" office:value-type="float" office:value="4250">
            <text:p>4250,0</text:p>
          </table:table-cell>
          <table:table-cell table:style-name="ce18" table:formula="of:=[.U79]/[.V79]" office:value-type="float" office:value="6.81536555142503">
            <text:p>6,8154</text:p>
          </table:table-cell>
          <table:table-cell table:style-name="ce18" table:formula="of:=[.U79]*[.V79]" office:value-type="float" office:value="17.754">
            <text:p>17,7540</text:p>
          </table:table-cell>
          <table:table-cell table:style-name="ce19" table:formula="of:=[.Y79]^2" office:value-type="float" office:value="315.204516">
            <text:p>315,204516</text:p>
          </table:table-cell>
          <table:table-cell/>
          <table:table-cell table:formula="of:=[.X79]/[.$Z$2]" office:value-type="float" office:value="10.4158122341558">
            <text:p>10,4158122342</text:p>
          </table:table-cell>
          <table:table-cell table:formula="of:=LN([.AB79])" office:value-type="float" office:value="2.34332505862898">
            <text:p>2,3433250586</text:p>
          </table:table-cell>
          <table:table-cell table:formula="of:=LN([.Y79])" office:value-type="float" office:value="2.87661084264613">
            <text:p>2,8766108426</text:p>
          </table:table-cell>
          <table:table-cell table:formula="of:=[.$V$4]*([.AB79])^[.$V$5]" office:value-type="float" office:value="4987.20604069665">
            <text:p>4987,2060406967</text:p>
          </table:table-cell>
          <table:table-cell table:formula="of:=1/[.AE79]" office:value-type="float" office:value="0.000200513071214582">
            <text:p>0,0002005131</text:p>
          </table:table-cell>
          <table:table-cell table:formula="of:=LN([.W79]-[.$V$6])" office:value-type="float" office:value="8.35568551513541">
            <text:p>8,355685515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19">
            <text:p>11,190 </text:p>
          </table:table-cell>
          <table:table-cell table:style-name="ce14" office:value-type="float" office:value="1.629">
            <text:p>1,629 </text:p>
          </table:table-cell>
          <table:table-cell table:style-name="ce15" office:value-type="float" office:value="4400">
            <text:p>4400,0</text:p>
          </table:table-cell>
          <table:table-cell table:style-name="ce18" table:formula="of:=[.U80]/[.V80]" office:value-type="float" office:value="6.86924493554328">
            <text:p>6,8692</text:p>
          </table:table-cell>
          <table:table-cell table:style-name="ce18" table:formula="of:=[.U80]*[.V80]" office:value-type="float" office:value="18.22851">
            <text:p>18,2285</text:p>
          </table:table-cell>
          <table:table-cell table:style-name="ce19" table:formula="of:=[.Y80]^2" office:value-type="float" office:value="332.2785768201">
            <text:p>332,278577</text:p>
          </table:table-cell>
          <table:table-cell/>
          <table:table-cell table:formula="of:=[.X80]/[.$Z$2]" office:value-type="float" office:value="10.4981552198743">
            <text:p>10,4981552199</text:p>
          </table:table-cell>
          <table:table-cell table:formula="of:=LN([.AB80])" office:value-type="float" office:value="2.35119954838229">
            <text:p>2,3511995484</text:p>
          </table:table-cell>
          <table:table-cell table:formula="of:=LN([.Y80])" office:value-type="float" office:value="2.90298685194374">
            <text:p>2,9029868519</text:p>
          </table:table-cell>
          <table:table-cell table:formula="of:=[.$V$4]*([.AB80])^[.$V$5]" office:value-type="float" office:value="5034.59262045915">
            <text:p>5034,5926204592</text:p>
          </table:table-cell>
          <table:table-cell table:formula="of:=1/[.AE80]" office:value-type="float" office:value="0.000198625802599457">
            <text:p>0,0001986258</text:p>
          </table:table-cell>
          <table:table-cell table:formula="of:=LN([.W80]-[.$V$6])" office:value-type="float" office:value="8.39033661541352">
            <text:p>8,390336615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4">
            <text:p>11,400 </text:p>
          </table:table-cell>
          <table:table-cell table:style-name="ce14" office:value-type="float" office:value="1.644">
            <text:p>1,644 </text:p>
          </table:table-cell>
          <table:table-cell table:style-name="ce15" office:value-type="float" office:value="4570">
            <text:p>4570,0</text:p>
          </table:table-cell>
          <table:table-cell table:style-name="ce18" table:formula="of:=[.U81]/[.V81]" office:value-type="float" office:value="6.93430656934307">
            <text:p>6,9343</text:p>
          </table:table-cell>
          <table:table-cell table:style-name="ce18" table:formula="of:=[.U81]*[.V81]" office:value-type="float" office:value="18.7416">
            <text:p>18,7416</text:p>
          </table:table-cell>
          <table:table-cell table:style-name="ce19" table:formula="of:=[.Y81]^2" office:value-type="float" office:value="351.24757056">
            <text:p>351,247571</text:p>
          </table:table-cell>
          <table:table-cell/>
          <table:table-cell table:formula="of:=[.X81]/[.$Z$2]" office:value-type="float" office:value="10.5975878557605">
            <text:p>10,5975878558</text:p>
          </table:table-cell>
          <table:table-cell table:formula="of:=LN([.AB81])" office:value-type="float" office:value="2.36062641444483">
            <text:p>2,3606264144</text:p>
          </table:table-cell>
          <table:table-cell table:formula="of:=LN([.Y81])" office:value-type="float" office:value="2.93074565203444">
            <text:p>2,930745652</text:p>
          </table:table-cell>
          <table:table-cell table:formula="of:=[.$V$4]*([.AB81])^[.$V$5]" office:value-type="float" office:value="5091.91349821349">
            <text:p>5091,9134982135</text:p>
          </table:table-cell>
          <table:table-cell table:formula="of:=1/[.AE81]" office:value-type="float" office:value="0.000196389824837137">
            <text:p>0,0001963898</text:p>
          </table:table-cell>
          <table:table-cell table:formula="of:=LN([.W81]-[.$V$6])" office:value-type="float" office:value="8.42820896053861">
            <text:p>8,4282089605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59">
            <text:p>11,590 </text:p>
          </table:table-cell>
          <table:table-cell table:style-name="ce14" office:value-type="float" office:value="1.66">
            <text:p>1,660 </text:p>
          </table:table-cell>
          <table:table-cell table:style-name="ce15" office:value-type="float" office:value="4730">
            <text:p>4730,0</text:p>
          </table:table-cell>
          <table:table-cell table:style-name="ce18" table:formula="of:=[.U82]/[.V82]" office:value-type="float" office:value="6.98192771084337">
            <text:p>6,9819</text:p>
          </table:table-cell>
          <table:table-cell table:style-name="ce18" table:formula="of:=[.U82]*[.V82]" office:value-type="float" office:value="19.2394">
            <text:p>19,2394</text:p>
          </table:table-cell>
          <table:table-cell table:style-name="ce19" table:formula="of:=[.Y82]^2" office:value-type="float" office:value="370.15451236">
            <text:p>370,154512</text:p>
          </table:table-cell>
          <table:table-cell/>
          <table:table-cell table:formula="of:=[.X82]/[.$Z$2]" office:value-type="float" office:value="10.6703664711555">
            <text:p>10,6703664712</text:p>
          </table:table-cell>
          <table:table-cell table:formula="of:=LN([.AB82])" office:value-type="float" office:value="2.36747041066158">
            <text:p>2,3674704107</text:p>
          </table:table-cell>
          <table:table-cell table:formula="of:=LN([.Y82])" office:value-type="float" office:value="2.95696025972011">
            <text:p>2,9569602597</text:p>
          </table:table-cell>
          <table:table-cell table:formula="of:=[.$V$4]*([.AB82])^[.$V$5]" office:value-type="float" office:value="5133.93748779952">
            <text:p>5133,9374877995</text:p>
          </table:table-cell>
          <table:table-cell table:formula="of:=1/[.AE82]" office:value-type="float" office:value="0.000194782270406766">
            <text:p>0,0001947823</text:p>
          </table:table-cell>
          <table:table-cell table:formula="of:=LN([.W82]-[.$V$6])" office:value-type="float" office:value="8.4625891594222">
            <text:p>8,462589159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1.8">
            <text:p>11,800 </text:p>
          </table:table-cell>
          <table:table-cell table:style-name="ce14" office:value-type="float" office:value="1.676">
            <text:p>1,676 </text:p>
          </table:table-cell>
          <table:table-cell table:style-name="ce15" office:value-type="float" office:value="4910">
            <text:p>4910,0</text:p>
          </table:table-cell>
          <table:table-cell table:style-name="ce18" table:formula="of:=[.U83]/[.V83]" office:value-type="float" office:value="7.04057279236277">
            <text:p>7,0406</text:p>
          </table:table-cell>
          <table:table-cell table:style-name="ce18" table:formula="of:=[.U83]*[.V83]" office:value-type="float" office:value="19.7768">
            <text:p>19,7768</text:p>
          </table:table-cell>
          <table:table-cell table:style-name="ce19" table:formula="of:=[.Y83]^2" office:value-type="float" office:value="391.12181824">
            <text:p>391,121818</text:p>
          </table:table-cell>
          <table:table-cell/>
          <table:table-cell table:formula="of:=[.X83]/[.$Z$2]" office:value-type="float" office:value="10.7599927946379">
            <text:p>10,7599927946</text:p>
          </table:table-cell>
          <table:table-cell table:formula="of:=LN([.AB83])" office:value-type="float" office:value="2.3758348850901">
            <text:p>2,3758348851</text:p>
          </table:table-cell>
          <table:table-cell table:formula="of:=LN([.Y83])" office:value-type="float" office:value="2.98450953353151">
            <text:p>2,9845095335</text:p>
          </table:table-cell>
          <table:table-cell table:formula="of:=[.$V$4]*([.AB83])^[.$V$5]" office:value-type="float" office:value="5185.76887717241">
            <text:p>5185,7688771724</text:p>
          </table:table-cell>
          <table:table-cell table:formula="of:=1/[.AE83]" office:value-type="float" office:value="0.000192835435532418">
            <text:p>0,0001928354</text:p>
          </table:table-cell>
          <table:table-cell table:formula="of:=LN([.W83]-[.$V$6])" office:value-type="float" office:value="8.4999046012787">
            <text:p>8,499904601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">
            <text:p>12,000 </text:p>
          </table:table-cell>
          <table:table-cell table:style-name="ce14" office:value-type="float" office:value="1.691">
            <text:p>1,691 </text:p>
          </table:table-cell>
          <table:table-cell table:style-name="ce15" office:value-type="float" office:value="5080">
            <text:p>5080,0</text:p>
          </table:table-cell>
          <table:table-cell table:style-name="ce18" table:formula="of:=[.U84]/[.V84]" office:value-type="float" office:value="7.09639266706091">
            <text:p>7,0964</text:p>
          </table:table-cell>
          <table:table-cell table:style-name="ce18" table:formula="of:=[.U84]*[.V84]" office:value-type="float" office:value="20.292">
            <text:p>20,2920</text:p>
          </table:table-cell>
          <table:table-cell table:style-name="ce19" table:formula="of:=[.Y84]^2" office:value-type="float" office:value="411.765264">
            <text:p>411,765264</text:p>
          </table:table-cell>
          <table:table-cell/>
          <table:table-cell table:formula="of:=[.X84]/[.$Z$2]" office:value-type="float" office:value="10.8453014005231">
            <text:p>10,8453014005</text:p>
          </table:table-cell>
          <table:table-cell table:formula="of:=LN([.AB84])" office:value-type="float" office:value="2.38373193554992">
            <text:p>2,3837319355</text:p>
          </table:table-cell>
          <table:table-cell table:formula="of:=LN([.Y84])" office:value-type="float" office:value="3.01022671970444">
            <text:p>3,0102267197</text:p>
          </table:table-cell>
          <table:table-cell table:formula="of:=[.$V$4]*([.AB84])^[.$V$5]" office:value-type="float" office:value="5235.18396744497">
            <text:p>5235,183967445</text:p>
          </table:table-cell>
          <table:table-cell table:formula="of:=1/[.AE84]" office:value-type="float" office:value="0.00019101525490193">
            <text:p>0,0001910153</text:p>
          </table:table-cell>
          <table:table-cell table:formula="of:=LN([.W84]-[.$V$6])" office:value-type="float" office:value="8.53391263922301">
            <text:p>8,5339126392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2">
            <text:p>12,200 </text:p>
          </table:table-cell>
          <table:table-cell table:style-name="ce14" office:value-type="float" office:value="1.707">
            <text:p>1,707 </text:p>
          </table:table-cell>
          <table:table-cell table:style-name="ce15" office:value-type="float" office:value="5260">
            <text:p>5260,0</text:p>
          </table:table-cell>
          <table:table-cell table:style-name="ce18" table:formula="of:=[.U85]/[.V85]" office:value-type="float" office:value="7.14704159343878">
            <text:p>7,1470</text:p>
          </table:table-cell>
          <table:table-cell table:style-name="ce18" table:formula="of:=[.U85]*[.V85]" office:value-type="float" office:value="20.8254">
            <text:p>20,8254</text:p>
          </table:table-cell>
          <table:table-cell table:style-name="ce19" table:formula="of:=[.Y85]^2" office:value-type="float" office:value="433.69728516">
            <text:p>433,697285</text:p>
          </table:table-cell>
          <table:table-cell/>
          <table:table-cell table:formula="of:=[.X85]/[.$Z$2]" office:value-type="float" office:value="10.9227073302612">
            <text:p>10,9227073303</text:p>
          </table:table-cell>
          <table:table-cell table:formula="of:=LN([.AB85])" office:value-type="float" office:value="2.39084386360527">
            <text:p>2,3908438636</text:p>
          </table:table-cell>
          <table:table-cell table:formula="of:=LN([.Y85])" office:value-type="float" office:value="3.03617339555151">
            <text:p>3,0361733956</text:p>
          </table:table-cell>
          <table:table-cell table:formula="of:=[.$V$4]*([.AB85])^[.$V$5]" office:value-type="float" office:value="5280.08907835493">
            <text:p>5280,0890783549</text:p>
          </table:table-cell>
          <table:table-cell table:formula="of:=1/[.AE85]" office:value-type="float" office:value="0.000189390744201528">
            <text:p>0,0001893907</text:p>
          </table:table-cell>
          <table:table-cell table:formula="of:=LN([.W85]-[.$V$6])" office:value-type="float" office:value="8.56870346226269">
            <text:p>8,568703462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4">
            <text:p>12,400 </text:p>
          </table:table-cell>
          <table:table-cell table:style-name="ce14" office:value-type="float" office:value="1.722">
            <text:p>1,722 </text:p>
          </table:table-cell>
          <table:table-cell table:style-name="ce15" office:value-type="float" office:value="5430">
            <text:p>5430,0</text:p>
          </table:table-cell>
          <table:table-cell table:style-name="ce18" table:formula="of:=[.U86]/[.V86]" office:value-type="float" office:value="7.20092915214867">
            <text:p>7,2009</text:p>
          </table:table-cell>
          <table:table-cell table:style-name="ce18" table:formula="of:=[.U86]*[.V86]" office:value-type="float" office:value="21.3528">
            <text:p>21,3528</text:p>
          </table:table-cell>
          <table:table-cell table:style-name="ce19" table:formula="of:=[.Y86]^2" office:value-type="float" office:value="455.94206784">
            <text:p>455,942068</text:p>
          </table:table-cell>
          <table:table-cell/>
          <table:table-cell table:formula="of:=[.X86]/[.$Z$2]" office:value-type="float" office:value="11.0050628090751">
            <text:p>11,0050628091</text:p>
          </table:table-cell>
          <table:table-cell table:formula="of:=LN([.AB86])" office:value-type="float" office:value="2.39835542228382">
            <text:p>2,3983554223</text:p>
          </table:table-cell>
          <table:table-cell table:formula="of:=LN([.Y86])" office:value-type="float" office:value="3.06118287861653">
            <text:p>3,0611828786</text:p>
          </table:table-cell>
          <table:table-cell table:formula="of:=[.$V$4]*([.AB86])^[.$V$5]" office:value-type="float" office:value="5327.93579634499">
            <text:p>5327,935796345</text:p>
          </table:table-cell>
          <table:table-cell table:formula="of:=1/[.AE86]" office:value-type="float" office:value="0.000187689949395788">
            <text:p>0,0001876899</text:p>
          </table:table-cell>
          <table:table-cell table:formula="of:=LN([.W86]-[.$V$6])" office:value-type="float" office:value="8.60048599641234">
            <text:p>8,6004859964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6">
            <text:p>12,600 </text:p>
          </table:table-cell>
          <table:table-cell table:style-name="ce14" office:value-type="float" office:value="1.738">
            <text:p>1,738 </text:p>
          </table:table-cell>
          <table:table-cell table:style-name="ce15" office:value-type="float" office:value="5610">
            <text:p>5610,0</text:p>
          </table:table-cell>
          <table:table-cell table:style-name="ce18" table:formula="of:=[.U87]/[.V87]" office:value-type="float" office:value="7.24971231300345">
            <text:p>7,2497</text:p>
          </table:table-cell>
          <table:table-cell table:style-name="ce18" table:formula="of:=[.U87]*[.V87]" office:value-type="float" office:value="21.8988">
            <text:p>21,8988</text:p>
          </table:table-cell>
          <table:table-cell table:style-name="ce19" table:formula="of:=[.Y87]^2" office:value-type="float" office:value="479.55744144">
            <text:p>479,557441</text:p>
          </table:table-cell>
          <table:table-cell/>
          <table:table-cell table:formula="of:=[.X87]/[.$Z$2]" office:value-type="float" office:value="11.0796173197346">
            <text:p>11,0796173197</text:p>
          </table:table-cell>
          <table:table-cell table:formula="of:=LN([.AB87])" office:value-type="float" office:value="2.4051071427926">
            <text:p>2,4051071428</text:p>
          </table:table-cell>
          <table:table-cell table:formula="of:=LN([.Y87])" office:value-type="float" office:value="3.08643184080063">
            <text:p>3,0864318408</text:p>
          </table:table-cell>
          <table:table-cell table:formula="of:=[.$V$4]*([.AB87])^[.$V$5]" office:value-type="float" office:value="5371.31243000852">
            <text:p>5371,3124300085</text:p>
          </table:table-cell>
          <table:table-cell table:formula="of:=1/[.AE87]" office:value-type="float" office:value="0.000186174238238905">
            <text:p>0,0001861742</text:p>
          </table:table-cell>
          <table:table-cell table:formula="of:=LN([.W87]-[.$V$6])" office:value-type="float" office:value="8.63307219332807">
            <text:p>8,6330721933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2.8">
            <text:p>12,800 </text:p>
          </table:table-cell>
          <table:table-cell table:style-name="ce14" office:value-type="float" office:value="1.752">
            <text:p>1,752 </text:p>
          </table:table-cell>
          <table:table-cell table:style-name="ce15" office:value-type="float" office:value="5790">
            <text:p>5790,0</text:p>
          </table:table-cell>
          <table:table-cell table:style-name="ce18" table:formula="of:=[.U88]/[.V88]" office:value-type="float" office:value="7.30593607305936">
            <text:p>7,3059</text:p>
          </table:table-cell>
          <table:table-cell table:style-name="ce18" table:formula="of:=[.U88]*[.V88]" office:value-type="float" office:value="22.4256">
            <text:p>22,4256</text:p>
          </table:table-cell>
          <table:table-cell table:style-name="ce19" table:formula="of:=[.Y88]^2" office:value-type="float" office:value="502.90753536">
            <text:p>502,907535</text:p>
          </table:table-cell>
          <table:table-cell/>
          <table:table-cell table:formula="of:=[.X88]/[.$Z$2]" office:value-type="float" office:value="11.1655431770378">
            <text:p>11,165543177</text:p>
          </table:table-cell>
          <table:table-cell table:formula="of:=LN([.AB88])" office:value-type="float" office:value="2.41283253408974">
            <text:p>2,4128325341</text:p>
          </table:table-cell>
          <table:table-cell table:formula="of:=LN([.Y88])" office:value-type="float" office:value="3.11020316343977">
            <text:p>3,1102031634</text:p>
          </table:table-cell>
          <table:table-cell table:formula="of:=[.$V$4]*([.AB88])^[.$V$5]" office:value-type="float" office:value="5421.37781824195">
            <text:p>5421,377818242</text:p>
          </table:table-cell>
          <table:table-cell table:formula="of:=1/[.AE88]" office:value-type="float" office:value="0.000184454954722983">
            <text:p>0,000184455</text:p>
          </table:table-cell>
          <table:table-cell table:formula="of:=LN([.W88]-[.$V$6])" office:value-type="float" office:value="8.66462995468995">
            <text:p>8,6646299547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3">
            <text:p>13,000 </text:p>
          </table:table-cell>
          <table:table-cell table:style-name="ce14" office:value-type="float" office:value="1.767">
            <text:p>1,767 </text:p>
          </table:table-cell>
          <table:table-cell table:style-name="ce15" office:value-type="float" office:value="5965">
            <text:p>5965,0</text:p>
          </table:table-cell>
          <table:table-cell table:style-name="ce18" table:formula="of:=[.U89]/[.V89]" office:value-type="float" office:value="7.35710243350311">
            <text:p>7,3571</text:p>
          </table:table-cell>
          <table:table-cell table:style-name="ce18" table:formula="of:=[.U89]*[.V89]" office:value-type="float" office:value="22.971">
            <text:p>22,9710</text:p>
          </table:table-cell>
          <table:table-cell table:style-name="ce19" table:formula="of:=[.Y89]^2" office:value-type="float" office:value="527.666841">
            <text:p>527,666841</text:p>
          </table:table-cell>
          <table:table-cell/>
          <table:table-cell table:formula="of:=[.X89]/[.$Z$2]" office:value-type="float" office:value="11.2437398928362">
            <text:p>11,2437398928</text:p>
          </table:table-cell>
          <table:table-cell table:formula="of:=LN([.AB89])" office:value-type="float" office:value="2.41981151980234">
            <text:p>2,4198115198</text:p>
          </table:table-cell>
          <table:table-cell table:formula="of:=LN([.Y89])" office:value-type="float" office:value="3.1342325507991">
            <text:p>3,1342325508</text:p>
          </table:table-cell>
          <table:table-cell table:formula="of:=[.$V$4]*([.AB89])^[.$V$5]" office:value-type="float" office:value="5467.00711098243">
            <text:p>5467,0071109824</text:p>
          </table:table-cell>
          <table:table-cell table:formula="of:=1/[.AE89]" office:value-type="float" office:value="0.000182915437953454">
            <text:p>0,0001829154</text:p>
          </table:table-cell>
          <table:table-cell table:formula="of:=LN([.W89]-[.$V$6])" office:value-type="float" office:value="8.69438494658066">
            <text:p>8,6943849466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14" office:value-type="float" office:value="13.27">
            <text:p>13,270 </text:p>
          </table:table-cell>
          <table:table-cell table:style-name="ce14" office:value-type="float" office:value="1.789">
            <text:p>1,789 </text:p>
          </table:table-cell>
          <table:table-cell table:style-name="ce15" office:value-type="float" office:value="6142">
            <text:p>6142,0</text:p>
          </table:table-cell>
          <table:table-cell table:style-name="ce18" table:formula="of:=[.U90]/[.V90]" office:value-type="float" office:value="7.41755170486305">
            <text:p>7,4176</text:p>
          </table:table-cell>
          <table:table-cell table:style-name="ce18" table:formula="of:=[.U90]*[.V90]" office:value-type="float" office:value="23.74003">
            <text:p>23,7400</text:p>
          </table:table-cell>
          <table:table-cell table:style-name="ce19" table:formula="of:=[.Y90]^2" office:value-type="float" office:value="563.5890244009">
            <text:p>563,589024</text:p>
          </table:table-cell>
          <table:table-cell/>
          <table:table-cell table:formula="of:=[.X90]/[.$Z$2]" office:value-type="float" office:value="11.3361235302839">
            <text:p>11,3361235303</text:p>
          </table:table-cell>
          <table:table-cell table:formula="of:=LN([.AB90])" office:value-type="float" office:value="2.4279943994959">
            <text:p>2,4279943995</text:p>
          </table:table-cell>
          <table:table-cell table:formula="of:=LN([.Y90])" office:value-type="float" office:value="3.1671626528707">
            <text:p>3,1671626529</text:p>
          </table:table-cell>
          <table:table-cell table:formula="of:=[.$V$4]*([.AB90])^[.$V$5]" office:value-type="float" office:value="5520.99694429184">
            <text:p>5520,9969442919</text:p>
          </table:table-cell>
          <table:table-cell table:formula="of:=1/[.AE90]" office:value-type="float" office:value="0.00018112670774685">
            <text:p>0,0001811267</text:p>
          </table:table-cell>
          <table:table-cell table:formula="of:=LN([.W90]-[.$V$6])" office:value-type="float" office:value="8.72360555373475">
            <text:p>8,7236055537</text:p>
          </table:table-cell>
          <table:table-cell table:number-columns-repeated="990"/>
        </table:table-row>
        <table:table-row table:style-name="ro1" table:number-rows-repeated="104848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integer-digits="1" number:grouping="true"/>
      <number:text> </number:text>
    </number:number-style>
    <number:number-style style:name="N134P1" style:volatile="true">
      <number:text>-R$ </number:text>
      <number:number number:decimal-places="0" number:min-integer-digits="1" number:grouping="true"/>
      <number:text> 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number:number number:decimal-places="2" number:min-integer-digits="1" number:grouping="true"/>
      <number:text> </number:text>
    </number:number-style>
    <number:number-style style:name="N142P1" style:volatile="true">
      <number:text>-R$ </number:text>
      <number:number number:decimal-places="2" number:min-integer-digits="1" number:grouping="true"/>
      <number:text> </number:text>
    </number:number-style>
    <number:number-style style:name="N142P2" style:volatile="true">
      <number:text> R$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scientific-number number:decimal-places="5" number:min-integer-digits="1" number:min-exponent-digits="2"/>
    </number:number-style>
    <number:number-style style:name="N149P0" style:volatile="true">
      <number:number number:decimal-places="3" number:min-integer-digits="1"/>
      <number:text> </number:text>
    </number:number-style>
    <number:number-style style:name="N149">
      <number:text>-</number:text>
      <number:number number:decimal-places="3" number:min-integer-digits="1"/>
      <number:text> </number:text>
      <style:map style:condition="value()&gt;=0" style:apply-style-name="N149P0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0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30T01:11:01.20</dc:date>
    <meta:generator>LibreOffice/3.5$Windows_x86 LibreOffice_project/dc9775d-05ecbee-0851ad3-1586698-727bf66</meta:generator>
    <meta:editing-duration>PT8H9M35S</meta:editing-duration>
    <meta:editing-cycles>8</meta:editing-cycles>
    <meta:document-statistic meta:table-count="1" meta:cell-count="163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8cm" svg:height="9.031cm" xlink:href=".." xlink:type="simple" chart:class="chart:scatter" chart:style-name="ch1">
        <chart:legend chart:legend-position="bottom" svg:x="0.981cm" svg:y="7.698cm" style:legend-expansion="wide" chart:style-name="ch2"/>
        <chart:plot-area chart:style-name="ch3" table:cell-range-address="Planilha1.D2:Planilha1.E36 Planilha1.D1:Planilha1.D1 Planilha1.K1:Planilha1.K36" chart:data-source-has-labels="row" svg:x="1.229cm" svg:y="0.855cm" svg:width="7.947cm" svg:height="5.655cm">
          <chartooo:coordinate-region svg:x="1.665cm" svg:y="1.067cm" svg:width="7.324cm" svg:height="4.77cm"/>
          <chart:axis chart:dimension="x" chart:name="primary-x" chart:style-name="ch4">
            <chart:title svg:x="4.788cm" svg:y="6.691cm" chart:style-name="ch5">
              <text:p>P(W)</text:p>
            </chart:title>
          </chart:axis>
          <chart:axis chart:dimension="y" chart:name="primary-y" chart:style-name="ch4">
            <chart:title svg:x="0.451cm" svg:y="4.083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36" chart:label-cell-address="Planilha1.D1:Planilha1.D1" chart:class="chart:scatter">
            <chart:domain table:cell-range-address="Planilha1.E2:Planilha1.E36"/>
            <chart:data-point chart:repeated="35"/>
          </chart:series>
          <chart:series chart:style-name="ch9" chart:values-cell-range-address="Planilha1.K2:Planilha1.K36" chart:label-cell-address="Planilha1.K1:Planilha1.K1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todos os valores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36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36</svg:desc>
                </draw:g>
              </table:table-cell>
              <table:table-cell office:value-type="float" office:value="1.88719260254085">
                <text:p>1.88719260254085</text:p>
                <draw:g>
                  <svg:desc>Planilha1.K2:Planilha1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19358244929872">
                <text:p>2.1935824492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2.23571415787118">
                <text:p>2.23571415787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8">
                <text:p>0.6708</text:p>
              </table:table-cell>
              <table:table-cell office:value-type="float" office:value="2.48076923076923">
                <text:p>2.48076923076923</text:p>
              </table:table-cell>
              <table:table-cell office:value-type="float" office:value="2.2769713724558">
                <text:p>2.276971372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4">
                <text:p>0.7614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2.32951741899329">
                <text:p>2.3295174189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5">
                <text:p>0.82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36623691461862">
                <text:p>2.3662369146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">
                <text:p>0.912</text:p>
              </table:table-cell>
              <table:table-cell office:value-type="float" office:value="2.80701754385965">
                <text:p>2.80701754385965</text:p>
              </table:table-cell>
              <table:table-cell office:value-type="float" office:value="2.41624312548418">
                <text:p>2.41624312548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2">
                <text:p>0.9912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46154169618954">
                <text:p>2.46154169618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4">
                <text:p>1.074</text:p>
              </table:table-cell>
              <table:table-cell office:value-type="float" office:value="2.98333333333333">
                <text:p>2.98333333333333</text:p>
              </table:table-cell>
              <table:table-cell office:value-type="float" office:value="2.50867069808592">
                <text:p>2.50867069808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56">
                <text:p>1.1656</text:p>
              </table:table-cell>
              <table:table-cell office:value-type="float" office:value="3.03225806451613">
                <text:p>3.03225806451613</text:p>
              </table:table-cell>
              <table:table-cell office:value-type="float" office:value="2.56053633256611">
                <text:p>2.56053633256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64">
                <text:p>1.2864</text:p>
              </table:table-cell>
              <table:table-cell office:value-type="float" office:value="3.140625">
                <text:p>3.140625</text:p>
              </table:table-cell>
              <table:table-cell office:value-type="float" office:value="2.62849829096871">
                <text:p>2.62849829096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16">
                <text:p>1.8216</text:p>
              </table:table-cell>
              <table:table-cell office:value-type="float" office:value="3.51388888888889">
                <text:p>3.51388888888889</text:p>
              </table:table-cell>
              <table:table-cell office:value-type="float" office:value="2.92361797132175">
                <text:p>2.9236179713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1">
                <text:p>2.3621</text:p>
              </table:table-cell>
              <table:table-cell office:value-type="float" office:value="3.78481012658228">
                <text:p>3.78481012658228</text:p>
              </table:table-cell>
              <table:table-cell office:value-type="float" office:value="3.21175167799576">
                <text:p>3.2117516779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1">
                <text:p>2.941</text:p>
              </table:table-cell>
              <table:table-cell office:value-type="float" office:value="4.07058823529412">
                <text:p>4.07058823529412</text:p>
              </table:table-cell>
              <table:table-cell office:value-type="float" office:value="3.50931236175079">
                <text:p>3.50931236175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92">
                <text:p>3.6892</text:p>
              </table:table-cell>
              <table:table-cell office:value-type="float" office:value="4.35869565217391">
                <text:p>4.35869565217391</text:p>
              </table:table-cell>
              <table:table-cell office:value-type="float" office:value="3.8769733923998">
                <text:p>3.876973392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59">
                <text:p>4.459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4.23533398084131">
                <text:p>4.23533398084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4.56120888845266">
                <text:p>4.56120888845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277">
                <text:p>6.0277</text:p>
              </table:table-cell>
              <table:table-cell office:value-type="float" office:value="5.07339449541284">
                <text:p>5.07339449541284</text:p>
              </table:table-cell>
              <table:table-cell office:value-type="float" office:value="4.9030849080891">
                <text:p>4.903084908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575">
                <text:p>6.9575</text:p>
              </table:table-cell>
              <table:table-cell office:value-type="float" office:value="5.26086956521739">
                <text:p>5.26086956521739</text:p>
              </table:table-cell>
              <table:table-cell office:value-type="float" office:value="5.25928390406479">
                <text:p>5.2592839040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75">
                <text:p>8.775</text:p>
              </table:table-cell>
              <table:table-cell office:value-type="float" office:value="5.616">
                <text:p>5.616</text:p>
              </table:table-cell>
              <table:table-cell office:value-type="float" office:value="5.87045923684666">
                <text:p>5.8704592368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334">
                <text:p>10.7334</text:p>
              </table:table-cell>
              <table:table-cell office:value-type="float" office:value="5.97761194029851">
                <text:p>5.97761194029851</text:p>
              </table:table-cell>
              <table:table-cell office:value-type="float" office:value="6.40299440932584">
                <text:p>6.40299440932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7">
                <text:p>12.87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6.83487936724591">
                <text:p>6.8348793672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76">
                <text:p>15.276</text:p>
              </table:table-cell>
              <table:table-cell office:value-type="float" office:value="6.61184210526316">
                <text:p>6.61184210526316</text:p>
              </table:table-cell>
              <table:table-cell office:value-type="float" office:value="7.13495930257041">
                <text:p>7.13495930257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32">
                <text:p>17.632</text:p>
              </table:table-cell>
              <table:table-cell office:value-type="float" office:value="6.8875">
                <text:p>6.8875</text:p>
              </table:table-cell>
              <table:table-cell office:value-type="float" office:value="7.23760417966896">
                <text:p>7.23760417966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152">
                <text:p>20.4152</text:p>
              </table:table-cell>
              <table:table-cell office:value-type="float" office:value="7.14792899408284">
                <text:p>7.14792899408284</text:p>
              </table:table-cell>
              <table:table-cell office:value-type="float" office:value="7.11510196604771">
                <text:p>7.11510196604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504">
                <text:p>22.9504</text:p>
              </table:table-cell>
              <table:table-cell office:value-type="float" office:value="7.40909090909091">
                <text:p>7.40909090909091</text:p>
              </table:table-cell>
              <table:table-cell office:value-type="float" office:value="6.7737344374762">
                <text:p>6.773734437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1cm" svg:height="9cm" xlink:href=".." xlink:type="simple" chart:class="chart:scatter" chart:style-name="ch1">
        <chart:legend chart:legend-position="bottom" svg:x="1.083cm" svg:y="8.191cm" style:legend-expansion="wide" chart:style-name="ch2"/>
        <chart:plot-area chart:style-name="ch3" table:cell-range-address="Planilha1.AF37:Planilha1.AG90 Planilha1.AG7:Planilha1.AG7" chart:data-source-has-labels="row" svg:x="1.228cm" svg:y="0.855cm" svg:width="7.933cm" svg:height="6.148cm">
          <chartooo:coordinate-region svg:x="1.849cm" svg:y="1.067cm" svg:width="6.794cm" svg:height="5.263cm"/>
          <chart:axis chart:dimension="x" chart:name="primary-x" chart:style-name="ch4">
            <chart:title svg:x="4.568cm" svg:y="7.184cm" chart:style-name="ch5">
              <text:p>1/T(1/K)</text:p>
            </chart:title>
          </chart:axis>
          <chart:axis chart:dimension="y" chart:name="primary-y" chart:style-name="ch4">
            <chart:title svg:x="0.451cm" svg:y="4.978cm" chart:style-name="ch6">
              <text:p>Ln(L-L0)(u.a.)</text:p>
            </chart:title>
            <chart:grid chart:style-name="ch7" chart:class="major"/>
          </chart:axis>
          <chart:series chart:style-name="ch8" chart:values-cell-range-address="Planilha1.AG37:Planilha1.AG90" chart:label-cell-address="Planilha1.AG7:Planilha1.AG7" chart:class="chart:scatter">
            <chart:domain table:cell-range-address="Planilha1.AF37:Planilha1.AF90"/>
            <chart:regression-curve chart:style-name="ch9">
              <chart:equation chart:display-r-square="true" svg:x="0.85cm" svg:y="0cm"/>
            </chart:regression-curve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F</text:p>
              </table:table-cell>
              <table:table-cell office:value-type="string">
                <text:p>ln(L-L0)(u.a.)</text:p>
                <draw:g>
                  <svg:desc>Planilha1.AG7:Planilha1.A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9386531275948">
                <text:p>0.000449386531275948</text:p>
                <draw:g>
                  <svg:desc>Planilha1.AF37:Planilha1.AF90</svg:desc>
                </draw:g>
              </table:table-cell>
              <table:table-cell office:value-type="float" office:value="4.36818122785183">
                <text:p>4.36818122785183</text:p>
                <draw:g>
                  <svg:desc>Planilha1.AG37:Planilha1.AG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29695254676041">
                <text:p>0.000429695254676041</text:p>
              </table:table-cell>
              <table:table-cell office:value-type="float" office:value="4.63083793273667">
                <text:p>4.6308379327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3367918576414">
                <text:p>0.000413367918576414</text:p>
              </table:table-cell>
              <table:table-cell office:value-type="float" office:value="4.88204405972327">
                <text:p>4.8820440597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98940252905026">
                <text:p>0.000398940252905026</text:p>
              </table:table-cell>
              <table:table-cell office:value-type="float" office:value="5.09067800176979">
                <text:p>5.09067800176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83739349516914">
                <text:p>0.000383739349516914</text:p>
              </table:table-cell>
              <table:table-cell office:value-type="float" office:value="5.30529298028446">
                <text:p>5.30529298028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71645412885407">
                <text:p>0.000371645412885407</text:p>
              </table:table-cell>
              <table:table-cell office:value-type="float" office:value="5.47980524259341">
                <text:p>5.4798052425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60632677661326">
                <text:p>0.000360632677661326</text:p>
              </table:table-cell>
              <table:table-cell office:value-type="float" office:value="5.65704021210407">
                <text:p>5.65704021210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1373244101865">
                <text:p>0.000351373244101865</text:p>
              </table:table-cell>
              <table:table-cell office:value-type="float" office:value="5.80302430930585">
                <text:p>5.8030243093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41579744056583">
                <text:p>0.000341579744056583</text:p>
              </table:table-cell>
              <table:table-cell office:value-type="float" office:value="5.95376267992397">
                <text:p>5.95376267992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32217044245379">
                <text:p>0.000332217044245379</text:p>
              </table:table-cell>
              <table:table-cell office:value-type="float" office:value="6.0897249162755">
                <text:p>6.089724916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24204163108514">
                <text:p>0.000324204163108514</text:p>
              </table:table-cell>
              <table:table-cell office:value-type="float" office:value="6.22317132908268">
                <text:p>6.22317132908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1651891606717">
                <text:p>0.00031651891606717</text:p>
              </table:table-cell>
              <table:table-cell office:value-type="float" office:value="6.34088826433252">
                <text:p>6.34088826433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09513430947713">
                <text:p>0.000309513430947713</text:p>
              </table:table-cell>
              <table:table-cell office:value-type="float" office:value="6.44778118537358">
                <text:p>6.44778118537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03021898626433">
                <text:p>0.000303021898626433</text:p>
              </table:table-cell>
              <table:table-cell office:value-type="float" office:value="6.56145490404194">
                <text:p>6.5614549040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6372308827347">
                <text:p>0.000296372308827347</text:p>
              </table:table-cell>
              <table:table-cell office:value-type="float" office:value="6.66479160021862">
                <text:p>6.6647916002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0241577200102">
                <text:p>0.000290241577200102</text:p>
              </table:table-cell>
              <table:table-cell office:value-type="float" office:value="6.76307626761269">
                <text:p>6.76307626761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4853111528065">
                <text:p>0.000284853111528065</text:p>
              </table:table-cell>
              <table:table-cell office:value-type="float" office:value="6.85572487088775">
                <text:p>6.855724870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9550020679171">
                <text:p>0.000279550020679171</text:p>
              </table:table-cell>
              <table:table-cell office:value-type="float" office:value="6.94534003930941">
                <text:p>6.94534003930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4351774461741">
                <text:p>0.000274351774461741</text:p>
              </table:table-cell>
              <table:table-cell office:value-type="float" office:value="7.033770999565">
                <text:p>7.033770999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69981084867255">
                <text:p>0.000269981084867255</text:p>
              </table:table-cell>
              <table:table-cell office:value-type="float" office:value="7.1109409909554">
                <text:p>7.1109409909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65128935647147">
                <text:p>0.000265128935647147</text:p>
              </table:table-cell>
              <table:table-cell office:value-type="float" office:value="7.187883895779">
                <text:p>7.187883895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61080144479697">
                <text:p>0.000261080144479697</text:p>
              </table:table-cell>
              <table:table-cell office:value-type="float" office:value="7.26424020486858">
                <text:p>7.26424020486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57027891211274">
                <text:p>0.000257027891211274</text:p>
              </table:table-cell>
              <table:table-cell office:value-type="float" office:value="7.33713220713661">
                <text:p>7.3371322071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2973554494084">
                <text:p>0.000252973554494084</text:p>
              </table:table-cell>
              <table:table-cell office:value-type="float" office:value="7.40507004072018">
                <text:p>7.40507004072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9378352691081">
                <text:p>0.000249378352691081</text:p>
              </table:table-cell>
              <table:table-cell office:value-type="float" office:value="7.47096460242769">
                <text:p>7.47096460242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45310140082778">
                <text:p>0.000245310140082778</text:p>
              </table:table-cell>
              <table:table-cell office:value-type="float" office:value="7.53224881622503">
                <text:p>7.53224881622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41895124628351">
                <text:p>0.000241895124628351</text:p>
              </table:table-cell>
              <table:table-cell office:value-type="float" office:value="7.59503528126404">
                <text:p>7.59503528126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38658313194206">
                <text:p>0.000238658313194206</text:p>
              </table:table-cell>
              <table:table-cell office:value-type="float" office:value="7.65505915049404">
                <text:p>7.65505915049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380596525624">
                <text:p>0.000235380596525624</text:p>
              </table:table-cell>
              <table:table-cell office:value-type="float" office:value="7.71078772307133">
                <text:p>7.71078772307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32266044229444">
                <text:p>0.000232266044229444</text:p>
              </table:table-cell>
              <table:table-cell office:value-type="float" office:value="7.76739099969971">
                <text:p>7.76739099969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29302847437597">
                <text:p>0.000229302847437597</text:p>
              </table:table-cell>
              <table:table-cell office:value-type="float" office:value="7.82176340769874">
                <text:p>7.82176340769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26480304609088">
                <text:p>0.000226480304609088</text:p>
              </table:table-cell>
              <table:table-cell office:value-type="float" office:value="7.8729504542099">
                <text:p>7.8729504542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23602974622559">
                <text:p>0.000223602974622559</text:p>
              </table:table-cell>
              <table:table-cell office:value-type="float" office:value="7.92309464845643">
                <text:p>7.92309464845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1037837435188">
                <text:p>0.000221037837435188</text:p>
              </table:table-cell>
              <table:table-cell office:value-type="float" office:value="7.97360330005627">
                <text:p>7.9736033000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8232298059108">
                <text:p>0.000218232298059108</text:p>
              </table:table-cell>
              <table:table-cell office:value-type="float" office:value="8.02004033457089">
                <text:p>8.02004033457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15895423929491">
                <text:p>0.000215895423929491</text:p>
              </table:table-cell>
              <table:table-cell office:value-type="float" office:value="8.06724313836853">
                <text:p>8.0672431383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13319437384826">
                <text:p>0.000213319437384826</text:p>
              </table:table-cell>
              <table:table-cell office:value-type="float" office:value="8.11111789718238">
                <text:p>8.11111789718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11182425780724">
                <text:p>0.000211182425780724</text:p>
              </table:table-cell>
              <table:table-cell office:value-type="float" office:value="8.15602244218725">
                <text:p>8.15602244218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08808591439901">
                <text:p>0.000208808591439901</text:p>
              </table:table-cell>
              <table:table-cell office:value-type="float" office:value="8.19762133542901">
                <text:p>8.19762133542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0653030820093">
                <text:p>0.00020653030820093</text:p>
              </table:table-cell>
              <table:table-cell office:value-type="float" office:value="8.23861620821312">
                <text:p>8.23861620821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04573712221063">
                <text:p>0.000204573712221063</text:p>
              </table:table-cell>
              <table:table-cell office:value-type="float" office:value="8.27825048819305">
                <text:p>8.27825048819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02463475768576">
                <text:p>0.000202463475768576</text:p>
              </table:table-cell>
              <table:table-cell office:value-type="float" office:value="8.31245423177813">
                <text:p>8.31245423177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0513071214582">
                <text:p>0.000200513071214582</text:p>
              </table:table-cell>
              <table:table-cell office:value-type="float" office:value="8.35568551513541">
                <text:p>8.35568551513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98625802599457">
                <text:p>0.000198625802599457</text:p>
              </table:table-cell>
              <table:table-cell office:value-type="float" office:value="8.39033661541352">
                <text:p>8.39033661541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96389824837137">
                <text:p>0.000196389824837137</text:p>
              </table:table-cell>
              <table:table-cell office:value-type="float" office:value="8.42820896053861">
                <text:p>8.42820896053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94782270406766">
                <text:p>0.000194782270406766</text:p>
              </table:table-cell>
              <table:table-cell office:value-type="float" office:value="8.4625891594222">
                <text:p>8.4625891594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2835435532418">
                <text:p>0.000192835435532418</text:p>
              </table:table-cell>
              <table:table-cell office:value-type="float" office:value="8.4999046012787">
                <text:p>8.4999046012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101525490193">
                <text:p>0.00019101525490193</text:p>
              </table:table-cell>
              <table:table-cell office:value-type="float" office:value="8.53391263922301">
                <text:p>8.53391263922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89390744201528">
                <text:p>0.000189390744201528</text:p>
              </table:table-cell>
              <table:table-cell office:value-type="float" office:value="8.56870346226269">
                <text:p>8.56870346226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87689949395788">
                <text:p>0.000187689949395788</text:p>
              </table:table-cell>
              <table:table-cell office:value-type="float" office:value="8.60048599641234">
                <text:p>8.60048599641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86174238238905">
                <text:p>0.000186174238238905</text:p>
              </table:table-cell>
              <table:table-cell office:value-type="float" office:value="8.63307219332807">
                <text:p>8.63307219332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84454954722983">
                <text:p>0.000184454954722983</text:p>
              </table:table-cell>
              <table:table-cell office:value-type="float" office:value="8.66462995468995">
                <text:p>8.66462995468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82915437953454">
                <text:p>0.000182915437953454</text:p>
              </table:table-cell>
              <table:table-cell office:value-type="float" office:value="8.69438494658066">
                <text:p>8.694384946580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8112670774685">
                <text:p>0.00018112670774685</text:p>
              </table:table-cell>
              <table:table-cell office:value-type="float" office:value="8.72360555373475">
                <text:p>8.723605553734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2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59cm" svg:height="9.029cm" xlink:href=".." xlink:type="simple" chart:class="chart:scatter" chart:style-name="ch1">
        <chart:legend chart:legend-position="bottom" svg:x="0.769cm" svg:y="7.172cm" style:legend-expansion="wide" chart:style-name="ch2"/>
        <chart:plot-area chart:style-name="ch3" table:cell-range-address="Planilha1.D2:Planilha1.E12 Planilha1.D1:Planilha1.D1 Planilha1.J1:Planilha1.J12 Planilha1.L1:Planilha1.L12" chart:data-source-has-labels="row" svg:x="1.229cm" svg:y="0.855cm" svg:width="7.948cm" svg:height="5.129cm">
          <chartooo:coordinate-region svg:x="1.956cm" svg:y="1.067cm" svg:width="6.981cm" svg:height="4.244cm"/>
          <chart:axis chart:dimension="x" chart:name="primary-x" chart:style-name="ch4">
            <chart:title svg:x="4.789cm" svg:y="6.165cm" chart:style-name="ch5">
              <text:p>P(W)</text:p>
            </chart:title>
          </chart:axis>
          <chart:axis chart:dimension="y" chart:name="primary-y" chart:style-name="ch4">
            <chart:title svg:x="0.451cm" svg:y="3.82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12" chart:label-cell-address="Planilha1.D1:Planilha1.D1" chart:class="chart:scatter">
            <chart:domain table:cell-range-address="Planilha1.E2:Planilha1.E12"/>
            <chart:data-point chart:repeated="11"/>
          </chart:series>
          <chart:series chart:style-name="ch9" chart:values-cell-range-address="Planilha1.J2:Planilha1.J12" chart:label-cell-address="Planilha1.J1:Planilha1.J1" chart:class="chart:scatter">
            <chart:data-point chart:repeated="11"/>
          </chart:series>
          <chart:series chart:style-name="ch10" chart:values-cell-range-address="Planilha1.L2:Planilha1.L12" chart:label-cell-address="Planilha1.L1:Planilha1.L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valores até 1,1volts</text:p>
                <draw:g>
                  <svg:desc>Planilha1.J1:Planilha1.J1</svg:desc>
                </draw:g>
              </table:table-cell>
              <table:table-cell office:value-type="string">
                <text:p>Interpolação usando todos os valores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12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12</svg:desc>
                </draw:g>
              </table:table-cell>
              <table:table-cell office:value-type="float" office:value="0.864951138859159">
                <text:p>0.864951138859159</text:p>
                <draw:g>
                  <svg:desc>Planilha1.J2:Planilha1.J12</svg:desc>
                </draw:g>
              </table:table-cell>
              <table:table-cell office:value-type="float" office:value="1.88719260254085">
                <text:p>1.88719260254085</text:p>
                <draw:g>
                  <svg:desc>Planilha1.L2:Planilha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87352143516436">
                <text:p>0.987352143516436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98750532783">
                <text:p>1.11198750532783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29735301577695">
                <text:p>1.29735301577695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585230525751">
                <text:p>1.42585230525751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1.59938083099145">
                <text:p>1.59938083099145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1.73710744778248">
                <text:p>1.73710744778248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1.88613598280465">
                <text:p>1.88613598280465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0327059875757">
                <text:p>2.0327059875757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7410640852118">
                <text:p>2.17410640852118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30744545516167">
                <text:p>2.30744545516167</text:p>
              </table:table-cell>
              <table:table-cell office:value-type="float" office:value="2.19358244929872">
                <text:p>2.1935824492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1:Planilha1.P1 Planilha1.O21:Planilha1.P36" chart:data-source-has-labels="row" svg:x="1.23cm" svg:y="0.855cm" svg:width="8cm" svg:height="6.184cm">
          <chartooo:coordinate-region svg:x="1.957cm" svg:y="1.067cm" svg:width="7.033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1:Planilha1.P36" chart:label-cell-address="Planilha1.P1:Planilha1.P1" chart:class="chart:scatter">
            <chart:domain table:cell-range-address="Planilha1.O21:Planilha1.O36"/>
            <chart:regression-curve chart:style-name="ch9">
              <chart:equation chart:display-r-square="true" svg:x="1.914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O21:Planilha1.O36</svg:desc>
                </draw:g>
              </table:table-cell>
              <table:table-cell office:value-type="float" office:value="1.3491821307997">
                <text:p>1.3491821307997</text:p>
                <draw:g>
                  <svg:desc>Planilha1.P21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7cm" svg:height="9.037cm" xlink:href=".." xlink:type="simple" chart:class="chart:scatter" chart:style-name="ch1">
        <chart:legend chart:legend-position="bottom" svg:x="1.831cm" svg:y="8.228cm" style:legend-expansion="wide" chart:style-name="ch2"/>
        <chart:plot-area chart:style-name="ch3" table:cell-range-address="Planilha1.M21:Planilha1.N36 Planilha1.N1:Planilha1.N1" chart:data-source-has-labels="row" svg:x="1.229cm" svg:y="0.855cm" svg:width="7.946cm" svg:height="6.185cm">
          <chartooo:coordinate-region svg:x="1.956cm" svg:y="1.067cm" svg:width="6.979cm" svg:height="5.3cm"/>
          <chart:axis chart:dimension="x" chart:name="primary-x" chart:style-name="ch4">
            <chart:title svg:x="4.549cm" svg:y="7.221cm" chart:style-name="ch5">
              <text:p>ln(P)(W)</text:p>
            </chart:title>
          </chart:axis>
          <chart:axis chart:dimension="y" chart:name="primary-y" chart:style-name="ch4">
            <chart:title svg:x="0.451cm" svg:y="4.586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1:Planilha1.N36" chart:label-cell-address="Planilha1.N1:Planilha1.N1" chart:class="chart:scatter">
            <chart:domain table:cell-range-address="Planilha1.M21:Planilha1.M36"/>
            <chart:regression-curve chart:style-name="ch9">
              <chart:equation chart:display-r-square="true" svg:x="1.193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M21:Planilha1.M36</svg:desc>
                </draw:g>
              </table:table-cell>
              <table:table-cell office:value-type="float" office:value="1.1444218246994">
                <text:p>1.1444218246994</text:p>
                <draw:g>
                  <svg:desc>Planilha1.N21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9cm" svg:height="9.03cm" xlink:href=".." xlink:type="simple" chart:class="chart:scatter" chart:style-name="ch1">
        <chart:legend chart:legend-position="bottom" svg:x="1.832cm" svg:y="8.221cm" style:legend-expansion="wide" chart:style-name="ch2"/>
        <chart:plot-area chart:style-name="ch3" table:cell-range-address="Planilha1.M2:Planilha1.N36 Planilha1.N1:Planilha1.N1" chart:data-source-has-labels="row" svg:x="1.229cm" svg:y="0.855cm" svg:width="7.948cm" svg:height="6.178cm">
          <chartooo:coordinate-region svg:x="1.375cm" svg:y="1.068cm" svg:width="7.708cm" svg:height="5.753cm"/>
          <chart:axis chart:dimension="x" chart:name="primary-x" chart:style-name="ch4">
            <chart:title svg:x="4.55cm" svg:y="7.214cm" chart:style-name="ch5">
              <text:p>ln(P)(W)</text:p>
            </chart:title>
          </chart:axis>
          <chart:axis chart:dimension="y" chart:name="primary-y" chart:style-name="ch4">
            <chart:title svg:x="0.451cm" svg:y="4.583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:Planilha1.N36" chart:label-cell-address="Planilha1.N1:Planilha1.N1" chart:class="chart:scatter">
            <chart:domain table:cell-range-address="Planilha1.M2:Planilha1.M36"/>
            <chart:regression-curve chart:style-name="ch9">
              <chart:equation chart:display-r-square="true" svg:x="1.193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M2:Planilha1.M36</svg:desc>
                </draw:g>
              </table:table-cell>
              <table:table-cell office:value-type="float" office:value="-0.0870113769896297">
                <text:p>-0.0870113769896297</text:p>
                <draw:g>
                  <svg:desc>Planilha1.N2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-0.0465200156348929">
                <text:p>-0.046520015634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217064505237828">
                <text:p>0.217064505237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356674943938732">
                <text:p>0.356674943938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473287704446925">
                <text:p>0.47328770444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644357016390513">
                <text:p>0.644357016390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715620036412004">
                <text:p>0.71562003641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776528789498996">
                <text:p>0.7765287894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0.829279354884525">
                <text:p>0.82927935488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0.908568685780245">
                <text:p>0.908568685780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0.959775843813894">
                <text:p>0.959775843813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00330210886378">
                <text:p>1.0033021088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03212254739928">
                <text:p>1.0321225473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04642653549754">
                <text:p>1.04642653549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09304124361865">
                <text:p>1.09304124361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10930757778486">
                <text:p>1.10930757778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1444218246994">
                <text:p>1.144421824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2:Planilha1.P36 Planilha1.P1:Planilha1.P1" chart:data-source-has-labels="row" svg:x="1.23cm" svg:y="0.855cm" svg:width="8cm" svg:height="6.184cm">
          <chartooo:coordinate-region svg:x="1.376cm" svg:y="1.067cm" svg:width="7.76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:Planilha1.P36" chart:label-cell-address="Planilha1.P1:Planilha1.P1" chart:class="chart:scatter">
            <chart:domain table:cell-range-address="Planilha1.O2:Planilha1.O36"/>
            <chart:regression-curve chart:style-name="ch9">
              <chart:equation chart:display-r-square="true" svg:x="1.914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O2:Planilha1.O36</svg:desc>
                </draw:g>
              </table:table-cell>
              <table:table-cell office:value-type="float" office:value="0.117748929110671">
                <text:p>0.117748929110671</text:p>
                <draw:g>
                  <svg:desc>Planilha1.P2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0.158240290465408">
                <text:p>0.15824029046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310120821758127">
                <text:p>0.310120821758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421824811338128">
                <text:p>0.421824811338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561435250039033">
                <text:p>0.56143525003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678048010547226">
                <text:p>0.67804801054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764376094035723">
                <text:p>0.76437609403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849117322490814">
                <text:p>0.84911732249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920380342512304">
                <text:p>0.9203803425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981289095599297">
                <text:p>0.981289095599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1.03403966098483">
                <text:p>1.03403966098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1.0802290434542">
                <text:p>1.0802290434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1.11332899188055">
                <text:p>1.11332899188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1.16453614991419">
                <text:p>1.1645361499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20806241496409">
                <text:p>1.20806241496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23688285349958">
                <text:p>1.23688285349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25118684159784">
                <text:p>1.25118684159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29780154971895">
                <text:p>1.29780154971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31406788388516">
                <text:p>1.3140678838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3491821307997">
                <text:p>1.3491821307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9cm" xlink:href=".." xlink:type="simple" chart:class="chart:scatter" chart:style-name="ch1">
        <chart:legend chart:legend-position="bottom" svg:x="1.212cm" svg:y="8.191cm" style:legend-expansion="wide" chart:style-name="ch2"/>
        <chart:plot-area chart:style-name="ch3" table:cell-range-address="Planilha1.X8:Planilha1.Y17 Planilha1.D1:Planilha1.D1 Planilha1.AA7:Planilha1.AA17" chart:data-source-has-labels="row" svg:x="1.229cm" svg:y="0.855cm" svg:width="7.95cm" svg:height="6.148cm">
          <chartooo:coordinate-region svg:x="1.956cm" svg:y="1.067cm" svg:width="6.983cm" svg:height="5.263cm"/>
          <chart:axis chart:dimension="x" chart:name="primary-x" chart:style-name="ch4">
            <chart:title svg:x="4.79cm" svg:y="7.184cm" chart:style-name="ch5">
              <text:p>P(W)</text:p>
            </chart:title>
          </chart:axis>
          <chart:axis chart:dimension="y" chart:name="primary-y" chart:style-name="ch4">
            <chart:title svg:x="0.451cm" svg:y="4.33cm" chart:style-name="ch6">
              <text:p>R(Ω)</text:p>
            </chart:title>
            <chart:grid chart:style-name="ch7" chart:class="major"/>
          </chart:axis>
          <chart:series chart:style-name="ch8" chart:values-cell-range-address="Planilha1.X8:Planilha1.X17" chart:label-cell-address="Planilha1.D1:Planilha1.D1" chart:class="chart:scatter">
            <chart:domain table:cell-range-address="Planilha1.Y8:Planilha1.Y17"/>
            <chart:data-point chart:repeated="10"/>
          </chart:series>
          <chart:series chart:style-name="ch9" chart:values-cell-range-address="Planilha1.AA8:Planilha1.AA17" chart:label-cell-address="Planilha1.AA7:Planilha1.AA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Y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</text:p>
                <draw:g>
                  <svg:desc>Planilha1.AA7:Planilha1.A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8">
                <text:p>0.0478</text:p>
                <draw:g>
                  <svg:desc>Planilha1.Y8:Planilha1.Y17</svg:desc>
                </draw:g>
              </table:table-cell>
              <table:table-cell office:value-type="float" office:value="0.836820083682008">
                <text:p>0.836820083682008</text:p>
                <draw:g>
                  <svg:desc>Planilha1.X8:Planilha1.X17</svg:desc>
                </draw:g>
              </table:table-cell>
              <table:table-cell office:value-type="float" office:value="0.831079165688138">
                <text:p>0.831079165688138</text:p>
                <draw:g>
                  <svg:desc>Planilha1.AA8:Planilha1.A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">
                <text:p>0.069</text:p>
              </table:table-cell>
              <table:table-cell office:value-type="float" office:value="0.905797101449275">
                <text:p>0.905797101449275</text:p>
              </table:table-cell>
              <table:table-cell office:value-type="float" office:value="0.907478883850217">
                <text:p>0.907478883850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2">
                <text:p>0.0912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0.986170537572572">
                <text:p>0.986170537572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85">
                <text:p>0.11585</text:p>
              </table:table-cell>
              <table:table-cell office:value-type="float" office:value="1.05740181268882">
                <text:p>1.05740181268882</text:p>
              </table:table-cell>
              <table:table-cell office:value-type="float" office:value="1.07197424289003">
                <text:p>1.07197424289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8">
                <text:p>0.1388</text:p>
              </table:table-cell>
              <table:table-cell office:value-type="float" office:value="1.15273775216138">
                <text:p>1.15273775216138</text:p>
              </table:table-cell>
              <table:table-cell office:value-type="float" office:value="1.15037306849752">
                <text:p>1.15037306849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8">
                <text:p>0.1638</text:p>
              </table:table-cell>
              <table:table-cell office:value-type="float" office:value="1.23626373626374">
                <text:p>1.23626373626374</text:p>
              </table:table-cell>
              <table:table-cell office:value-type="float" office:value="1.23414268307029">
                <text:p>1.23414268307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24">
                <text:p>0.18424</text:p>
              </table:table-cell>
              <table:table-cell office:value-type="float" office:value="1.3031914893617">
                <text:p>1.3031914893617</text:p>
              </table:table-cell>
              <table:table-cell office:value-type="float" office:value="1.30136812242983">
                <text:p>1.30136812242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952">
                <text:p>0.20952</text:p>
              </table:table-cell>
              <table:table-cell office:value-type="float" office:value="1.39175257731959">
                <text:p>1.39175257731959</text:p>
              </table:table-cell>
              <table:table-cell office:value-type="float" office:value="1.38293823444516">
                <text:p>1.38293823444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4">
                <text:p>0.2424</text:p>
              </table:table-cell>
              <table:table-cell office:value-type="float" office:value="1.48514851485149">
                <text:p>1.48514851485149</text:p>
              </table:table-cell>
              <table:table-cell office:value-type="float" office:value="1.48642731646897">
                <text:p>1.48642731646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975">
                <text:p>0.26975</text:p>
              </table:table-cell>
              <table:table-cell office:value-type="float" office:value="1.56626506024096">
                <text:p>1.56626506024096</text:p>
              </table:table-cell>
              <table:table-cell office:value-type="float" office:value="1.5702679783694">
                <text:p>1.57026797836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9cm" xlink:href=".." xlink:type="simple" chart:class="chart:scatter" chart:style-name="ch1">
        <chart:legend chart:legend-position="bottom" svg:x="1.304cm" svg:y="8.191cm" style:legend-expansion="wide" chart:style-name="ch2"/>
        <chart:plot-area chart:style-name="ch3" table:cell-range-address="Planilha1.AC37:Planilha1.AD90 Planilha1.AC7:Planilha1.AC7" chart:data-source-has-labels="row" svg:x="1.229cm" svg:y="0.855cm" svg:width="7.95cm" svg:height="6.148cm">
          <chartooo:coordinate-region svg:x="1.956cm" svg:y="1.067cm" svg:width="6.983cm" svg:height="5.263cm"/>
          <chart:axis chart:dimension="x" chart:name="primary-x" chart:style-name="ch4">
            <chart:title svg:x="4.551cm" svg:y="7.184cm" chart:style-name="ch5">
              <text:p>ln(P)(W)</text:p>
            </chart:title>
          </chart:axis>
          <chart:axis chart:dimension="y" chart:name="primary-y" chart:style-name="ch4">
            <chart:title svg:x="0.451cm" svg:y="4.449cm" chart:style-name="ch6">
              <text:p>ln(R)()</text:p>
            </chart:title>
            <chart:grid chart:style-name="ch7" chart:class="major"/>
          </chart:axis>
          <chart:series chart:style-name="ch8" chart:values-cell-range-address="Planilha1.AC37:Planilha1.AC90" chart:label-cell-address="Planilha1.AC7:Planilha1.AC7" chart:class="chart:scatter">
            <chart:domain table:cell-range-address="Planilha1.AD37:Planilha1.AD90"/>
            <chart:regression-curve chart:style-name="ch9">
              <chart:equation chart:display-r-square="true" svg:x="0.882cm" svg:y="0.022cm"/>
            </chart:regression-curve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D</text:p>
              </table:table-cell>
              <table:table-cell office:value-type="string">
                <text:p>ln(R/Ro)(Ω)</text:p>
                <draw:g>
                  <svg:desc>Planilha1.AC7:Planilha1.A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3821351178117">
                <text:p>0.663821351178117</text:p>
                <draw:g>
                  <svg:desc>Planilha1.AD37:Planilha1.AD90</svg:desc>
                </draw:g>
              </table:table-cell>
              <table:table-cell office:value-type="float" office:value="1.67134689455512">
                <text:p>1.67134689455512</text:p>
                <draw:g>
                  <svg:desc>Planilha1.AC37:Planilha1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727167552368">
                <text:p>0.774727167552368</text:p>
              </table:table-cell>
              <table:table-cell office:value-type="float" office:value="1.70865702248832">
                <text:p>1.70865702248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0456278864939">
                <text:p>0.880456278864939</text:p>
              </table:table-cell>
              <table:table-cell office:value-type="float" office:value="1.74091365414965">
                <text:p>1.7409136541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69133860526">
                <text:p>0.97369133860526</text:p>
              </table:table-cell>
              <table:table-cell office:value-type="float" office:value="1.77049585066661">
                <text:p>1.77049585066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472593429754">
                <text:p>1.07472593429754</text:p>
              </table:table-cell>
              <table:table-cell office:value-type="float" office:value="1.80284400397167">
                <text:p>1.80284400397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650376708389">
                <text:p>1.15650376708389</text:p>
              </table:table-cell>
              <table:table-cell office:value-type="float" office:value="1.82950927951861">
                <text:p>1.82950927951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959088192768">
                <text:p>1.23959088192768</text:p>
              </table:table-cell>
              <table:table-cell office:value-type="float" office:value="1.85455660721537">
                <text:p>1.85455660721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551239014848">
                <text:p>1.31551239014848</text:p>
              </table:table-cell>
              <table:table-cell office:value-type="float" office:value="1.87621542733343">
                <text:p>1.87621542733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979323292277">
                <text:p>1.38979323292277</text:p>
              </table:table-cell>
              <table:table-cell office:value-type="float" office:value="1.89975359062369">
                <text:p>1.89975359062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445838208925">
                <text:p>1.46445838208925</text:p>
              </table:table-cell>
              <table:table-cell office:value-type="float" office:value="1.92289605543755">
                <text:p>1.9228960554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303191723147">
                <text:p>1.53303191723147</text:p>
              </table:table-cell>
              <table:table-cell office:value-type="float" office:value="1.94322604543699">
                <text:p>1.94322604543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817472015539">
                <text:p>1.59817472015539</text:p>
              </table:table-cell>
              <table:table-cell office:value-type="float" office:value="1.96320247135067">
                <text:p>1.96320247135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717800165824">
                <text:p>1.65717800165824</text:p>
              </table:table-cell>
              <table:table-cell office:value-type="float" office:value="1.98183917354698">
                <text:p>1.98183917354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1812369326447">
                <text:p>1.71812369326447</text:p>
              </table:table-cell>
              <table:table-cell office:value-type="float" office:value="1.99948905676949">
                <text:p>1.99948905676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897813486332">
                <text:p>1.77897813486332</text:p>
              </table:table-cell>
              <table:table-cell office:value-type="float" office:value="2.0179651279555">
                <text:p>2.0179651279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430797247401">
                <text:p>1.83430797247401</text:p>
              </table:table-cell>
              <table:table-cell office:value-type="float" office:value="2.03537057868656">
                <text:p>2.03537057868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888617995878">
                <text:p>1.88888617995878</text:p>
              </table:table-cell>
              <table:table-cell office:value-type="float" office:value="2.05097501082434">
                <text:p>2.05097501082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104117194381">
                <text:p>1.94104117194381</text:p>
              </table:table-cell>
              <table:table-cell office:value-type="float" office:value="2.06662312219067">
                <text:p>2.06662312219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421448094164">
                <text:p>1.99421448094164</text:p>
              </table:table-cell>
              <table:table-cell office:value-type="float" office:value="2.0822526666275">
                <text:p>2.0822526666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4111642735817">
                <text:p>2.04111642735817</text:p>
              </table:table-cell>
              <table:table-cell office:value-type="float" office:value="2.09562490905145">
                <text:p>2.09562490905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755850978178">
                <text:p>2.08755850978178</text:p>
              </table:table-cell>
              <table:table-cell office:value-type="float" office:value="2.11072614396134">
                <text:p>2.11072614396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3445042471063">
                <text:p>2.13445042471063</text:p>
              </table:table-cell>
              <table:table-cell office:value-type="float" office:value="2.12354015533185">
                <text:p>2.12354015533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7939999242367">
                <text:p>2.17939999242367</text:p>
              </table:table-cell>
              <table:table-cell office:value-type="float" office:value="2.13656566136533">
                <text:p>2.13656566136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2250238452049">
                <text:p>2.22250238452049</text:p>
              </table:table-cell>
              <table:table-cell office:value-type="float" office:value="2.1498050232019">
                <text:p>2.1498050232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53815439965">
                <text:p>2.2653815439965</text:p>
              </table:table-cell>
              <table:table-cell office:value-type="float" office:value="2.16172381210211">
                <text:p>2.16172381210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0502212102746">
                <text:p>2.30502212102746</text:p>
              </table:table-cell>
              <table:table-cell office:value-type="float" office:value="2.17541972923548">
                <text:p>2.17541972923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4529969540158">
                <text:p>2.34529969540158</text:p>
              </table:table-cell>
              <table:table-cell office:value-type="float" office:value="2.18709312766788">
                <text:p>2.18709312766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471792253257">
                <text:p>2.38471792253257</text:p>
              </table:table-cell>
              <table:table-cell office:value-type="float" office:value="2.19831051650547">
                <text:p>2.19831051650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2258788538874">
                <text:p>2.42258788538874</text:p>
              </table:table-cell>
              <table:table-cell office:value-type="float" office:value="2.20982577883004">
                <text:p>2.20982577883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5969140064694">
                <text:p>2.45969140064694</text:p>
              </table:table-cell>
              <table:table-cell office:value-type="float" office:value="2.22091736672997">
                <text:p>2.22091736672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9606087613014">
                <text:p>2.49606087613014</text:p>
              </table:table-cell>
              <table:table-cell office:value-type="float" office:value="2.23160888606715">
                <text:p>2.23160888606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3172662043189">
                <text:p>2.53172662043189</text:p>
              </table:table-cell>
              <table:table-cell office:value-type="float" office:value="2.2419221782148">
                <text:p>2.2419221782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602570107279">
                <text:p>2.56602570107279</text:p>
              </table:table-cell>
              <table:table-cell office:value-type="float" office:value="2.25256880927801">
                <text:p>2.25256880927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37589959411">
                <text:p>2.60037589959411</text:p>
              </table:table-cell>
              <table:table-cell office:value-type="float" office:value="2.26217642419424">
                <text:p>2.26217642419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3275177705198">
                <text:p>2.63275177705198</text:p>
              </table:table-cell>
              <table:table-cell office:value-type="float" office:value="2.2728129571783">
                <text:p>2.2728129571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6589398356882">
                <text:p>2.66589398356882</text:p>
              </table:table-cell>
              <table:table-cell office:value-type="float" office:value="2.28177756905713">
                <text:p>2.28177756905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9713754069178">
                <text:p>2.69713754069178</text:p>
              </table:table-cell>
              <table:table-cell office:value-type="float" office:value="2.29177258633964">
                <text:p>2.2917725863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2915916431244">
                <text:p>2.72915916431244</text:p>
              </table:table-cell>
              <table:table-cell office:value-type="float" office:value="2.30015637735401">
                <text:p>2.30015637735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935149545776">
                <text:p>2.75935149545776</text:p>
              </table:table-cell>
              <table:table-cell office:value-type="float" office:value="2.30956930080106">
                <text:p>2.30956930080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8905244827045">
                <text:p>2.78905244827045</text:p>
              </table:table-cell>
              <table:table-cell office:value-type="float" office:value="2.31870451970257">
                <text:p>2.31870451970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1733500665219">
                <text:p>2.81733500665219</text:p>
              </table:table-cell>
              <table:table-cell office:value-type="float" office:value="2.32663066825281">
                <text:p>2.32663066825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4612027829766">
                <text:p>2.84612027829766</text:p>
              </table:table-cell>
              <table:table-cell office:value-type="float" office:value="2.33526463592079">
                <text:p>2.33526463592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7661084264613">
                <text:p>2.87661084264613</text:p>
              </table:table-cell>
              <table:table-cell office:value-type="float" office:value="2.34332505862898">
                <text:p>2.34332505862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0298685194374">
                <text:p>2.90298685194374</text:p>
              </table:table-cell>
              <table:table-cell office:value-type="float" office:value="2.35119954838229">
                <text:p>2.3511995483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3074565203444">
                <text:p>2.93074565203444</text:p>
              </table:table-cell>
              <table:table-cell office:value-type="float" office:value="2.36062641444483">
                <text:p>2.36062641444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5696025972011">
                <text:p>2.95696025972011</text:p>
              </table:table-cell>
              <table:table-cell office:value-type="float" office:value="2.36747041066158">
                <text:p>2.36747041066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8450953353151">
                <text:p>2.98450953353151</text:p>
              </table:table-cell>
              <table:table-cell office:value-type="float" office:value="2.3758348850901">
                <text:p>2.3758348850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1022671970444">
                <text:p>3.01022671970444</text:p>
              </table:table-cell>
              <table:table-cell office:value-type="float" office:value="2.38373193554992">
                <text:p>2.38373193554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617339555151">
                <text:p>3.03617339555151</text:p>
              </table:table-cell>
              <table:table-cell office:value-type="float" office:value="2.39084386360527">
                <text:p>2.39084386360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118287861653">
                <text:p>3.06118287861653</text:p>
              </table:table-cell>
              <table:table-cell office:value-type="float" office:value="2.39835542228382">
                <text:p>2.39835542228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8643184080063">
                <text:p>3.08643184080063</text:p>
              </table:table-cell>
              <table:table-cell office:value-type="float" office:value="2.4051071427926">
                <text:p>2.40510714279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1020316343977">
                <text:p>3.11020316343977</text:p>
              </table:table-cell>
              <table:table-cell office:value-type="float" office:value="2.41283253408974">
                <text:p>2.41283253408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342325507991">
                <text:p>3.1342325507991</text:p>
              </table:table-cell>
              <table:table-cell office:value-type="float" office:value="2.41981151980234">
                <text:p>2.41981151980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671626528707">
                <text:p>3.1671626528707</text:p>
              </table:table-cell>
              <table:table-cell office:value-type="float" office:value="2.4279943994959">
                <text:p>2.4279943994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4cm" svg:height="9cm" xlink:href=".." xlink:type="simple" chart:class="chart:scatter" chart:style-name="ch1">
        <chart:legend chart:legend-position="bottom" svg:x="1.095cm" svg:y="8.191cm" style:legend-expansion="wide" chart:style-name="ch2"/>
        <chart:plot-area chart:style-name="ch3" table:cell-range-address="Planilha1.R2:Planilha1.S36 Planilha1.S1:Planilha1.S1" chart:data-source-has-labels="row" svg:x="1.229cm" svg:y="0.855cm" svg:width="7.953cm" svg:height="6.148cm">
          <chartooo:coordinate-region svg:x="1.85cm" svg:y="1.067cm" svg:width="6.907cm" svg:height="5.724cm"/>
          <chart:axis chart:dimension="x" chart:name="primary-x" chart:style-name="ch4">
            <chart:title svg:x="4.579cm" svg:y="7.184cm" chart:style-name="ch5">
              <text:p>1/T(1/K)</text:p>
            </chart:title>
          </chart:axis>
          <chart:axis chart:dimension="y" chart:name="primary-y" chart:style-name="ch4">
            <chart:title svg:x="0.451cm" svg:y="4.926cm" chart:style-name="ch6">
              <text:p>ln(L-L0)(u.a.)</text:p>
            </chart:title>
            <chart:grid chart:style-name="ch7" chart:class="major"/>
          </chart:axis>
          <chart:series chart:style-name="ch8" chart:values-cell-range-address="Planilha1.S2:Planilha1.S36" chart:label-cell-address="Planilha1.S1:Planilha1.S1" chart:class="chart:scatter">
            <chart:domain table:cell-range-address="Planilha1.R2:Planilha1.R36"/>
            <chart:regression-curve chart:style-name="ch9">
              <chart:equation chart:display-r-square="true" svg:x="0.754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R</text:p>
              </table:table-cell>
              <table:table-cell office:value-type="string">
                <text:p>ln(L-L0)(u.a.)</text:p>
                <draw:g>
                  <svg:desc>Planilha1.S1:Planilha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2816225624072">
                <text:p>0.00302816225624072</text:p>
                <draw:g>
                  <svg:desc>Planilha1.R2:Planilha1.R36</svg:desc>
                </draw:g>
              </table:table-cell>
              <table:table-cell office:value-type="float" office:value="NaN">
                <text:p>NaN</text:p>
                <draw:g>
                  <svg:desc>Planilha1.S2:Planilha1.S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6448495182">
                <text:p>0.002926448495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7444443749324">
                <text:p>0.00257444443749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4287463800641">
                <text:p>0.002342874638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8251493431339">
                <text:p>0.0020825149343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736027315979">
                <text:p>0.0018873602731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547670138141">
                <text:p>0.001754767013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3367485744093">
                <text:p>0.001633674857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3833508010253">
                <text:p>0.0015383350801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6127055754086">
                <text:p>0.0014612705575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9765483706936">
                <text:p>0.0013976548370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4423007330917">
                <text:p>0.00134423007330917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0720581057433">
                <text:p>0.00130720581057433</text:p>
              </table:table-cell>
              <table:table-cell office:value-type="float" office:value="-0.223143551314209">
                <text:p>-0.22314355131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519265700332">
                <text:p>0.001251926570033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2067809460927">
                <text:p>0.0012067809460927</text:p>
              </table:table-cell>
              <table:table-cell office:value-type="float" office:value="0.955511445027436">
                <text:p>0.955511445027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7778780735863">
                <text:p>0.00117778780735863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6365780789846">
                <text:p>0.00116365780789846</text:p>
              </table:table-cell>
              <table:table-cell office:value-type="float" office:value="1.66770682055808">
                <text:p>1.66770682055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1877589517425">
                <text:p>0.00111877589517425</text:p>
              </table:table-cell>
              <table:table-cell office:value-type="float" office:value="2.00148000021012">
                <text:p>2.0014800002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0352511859303">
                <text:p>0.00110352511859303</text:p>
              </table:table-cell>
              <table:table-cell office:value-type="float" office:value="2.26176309847379">
                <text:p>2.26176309847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7130821688841">
                <text:p>0.00107130821688841</text:p>
              </table:table-cell>
              <table:table-cell office:value-type="float" office:value="2.58776403522771">
                <text:p>2.58776403522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4453201416945">
                <text:p>0.000974453201416945</text:p>
              </table:table-cell>
              <table:table-cell office:value-type="float" office:value="3.65325227647078">
                <text:p>3.65325227647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152579738646">
                <text:p>0.0009152579738646</text:p>
              </table:table-cell>
              <table:table-cell office:value-type="float" office:value="4.36564315542336">
                <text:p>4.36564315542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60733312869842">
                <text:p>0.000860733312869842</text:p>
              </table:table-cell>
              <table:table-cell office:value-type="float" office:value="4.94235645334296">
                <text:p>4.94235645334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2472131505709">
                <text:p>0.000812472131505709</text:p>
              </table:table-cell>
              <table:table-cell office:value-type="float" office:value="5.48230420266105">
                <text:p>5.48230420266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70307718265817">
                <text:p>0.000770307718265817</text:p>
              </table:table-cell>
              <table:table-cell office:value-type="float" office:value="5.89907509781463">
                <text:p>5.8990750978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47962187497562">
                <text:p>0.000747962187497562</text:p>
              </table:table-cell>
              <table:table-cell office:value-type="float" office:value="6.21039925364814">
                <text:p>6.21039925364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714771067862846">
                <text:p>0.000714771067862846</text:p>
              </table:table-cell>
              <table:table-cell office:value-type="float" office:value="6.52634843596704">
                <text:p>6.52634843596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93217800726957">
                <text:p>0.000693217800726957</text:p>
              </table:table-cell>
              <table:table-cell office:value-type="float" office:value="6.78998474324763">
                <text:p>6.78998474324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56042009989081">
                <text:p>0.000656042009989081</text:p>
              </table:table-cell>
              <table:table-cell office:value-type="float" office:value="7.22030068115861">
                <text:p>7.22030068115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22392461144627">
                <text:p>0.000622392461144627</text:p>
              </table:table-cell>
              <table:table-cell office:value-type="float" office:value="7.57553336819154">
                <text:p>7.57553336819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95910825708029">
                <text:p>0.000595910825708029</text:p>
              </table:table-cell>
              <table:table-cell office:value-type="float" office:value="7.8659170549316">
                <text:p>7.8659170549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71624179608172">
                <text:p>0.000571624179608172</text:p>
              </table:table-cell>
              <table:table-cell office:value-type="float" office:value="8.13795123134835">
                <text:p>8.13795123134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52258515215156">
                <text:p>0.000552258515215156</text:p>
              </table:table-cell>
              <table:table-cell office:value-type="float" office:value="8.34851415086343">
                <text:p>8.34851415086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35231463310972">
                <text:p>0.000535231463310972</text:p>
              </table:table-cell>
              <table:table-cell office:value-type="float" office:value="8.55524013905314">
                <text:p>8.55524013905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19267774329217">
                <text:p>0.000519267774329217</text:p>
              </table:table-cell>
              <table:table-cell office:value-type="float" office:value="8.71832014641254">
                <text:p>8.718320146412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